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fill-color="#ffff00" draw:textarea-horizontal-align="center" draw:textarea-vertical-align="middle"/>
    </style:style>
    <style:style style:name="gr4" style:family="graphic">
      <style:graphic-properties style:protect="size"/>
    </style:style>
    <style:style style:name="gr5" style:family="graphic" style:parent-style-name="standard">
      <style:graphic-properties draw:stroke="solid" svg:stroke-width="0.026cm" svg:stroke-color="#000000" draw:stroke-linejoin="miter" draw:fill="solid" draw:fill-color="#ff6600" draw:textarea-horizontal-align="justify"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 style:family="graphic" style:parent-style-name="standard">
      <style:graphic-properties draw:stroke="none" draw:fill="none" draw:fill-color="#00b8ff" draw:textarea-horizontal-align="left" draw:textarea-vertical-align="top" draw:auto-grow-height="true" fo:padding-top="0.13cm" fo:padding-bottom="0.13cm" fo:padding-left="0.25cm" fo:padding-right="0.25cm" fo:wrap-option="no-wrap" draw:shadow="hidden" draw:shadow-color="#808080"/>
    </style:style>
    <style:style style:name="gr9" style:family="graphic" style:parent-style-name="standard">
      <style:graphic-properties draw:stroke="none" draw:fill="none" draw:fill-color="#00b8ff" draw:textarea-horizontal-align="right" draw:textarea-vertical-align="top" draw:auto-grow-height="true" fo:padding-top="0.13cm" fo:padding-bottom="0.13cm" fo:padding-left="0.25cm" fo:padding-right="0.25cm" fo:wrap-option="no-wrap" draw:shadow="hidden" draw:shadow-color="#808080"/>
    </style:style>
    <style:style style:name="gr10"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no-wrap" draw:shadow="hidden" draw:shadow-color="#808080"/>
    </style:style>
    <style:style style:name="gr11"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12" style:family="graphic" style:parent-style-name="standard">
      <style:graphic-properties draw:stroke="solid" svg:stroke-width="0.026cm" svg:stroke-color="#000000" draw:stroke-linejoin="miter" draw:fill="solid" draw:fill-color="#00b8ff" draw:textarea-horizontal-align="center" draw:textarea-vertical-align="middle" draw:auto-grow-height="false" fo:padding-top="0cm" fo:padding-bottom="0cm" fo:padding-left="0cm" fo:padding-right="0cm" fo:wrap-option="no-wrap" draw:shadow="hidden"/>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2.29cm" fo:min-width="6.485cm"/>
    </style:style>
    <style:style style:name="gr17" style:family="graphic" style:parent-style-name="standard">
      <style:graphic-properties draw:stroke="dash" draw:stroke-dash="Fine_20_Dashed" draw:marker-start="Arrow"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1.774cm"/>
    </style:style>
    <style:style style:name="gr19" style:family="graphic" style:parent-style-name="standard">
      <style:graphic-properties draw:stroke="none" svg:stroke-color="#000000" draw:fill="none" draw:fill-color="#ffffff" draw:textarea-horizontal-align="left" draw:auto-grow-height="true" draw:auto-grow-width="false" fo:min-height="1.035cm" fo:min-width="6.485cm"/>
    </style:style>
    <style:style style:name="gr20" style:family="graphic" style:parent-style-name="standard">
      <style:graphic-properties draw:stroke="none" svg:stroke-color="#000000" draw:fill="none" draw:fill-color="#ffffff" draw:textarea-horizontal-align="left" draw:auto-grow-height="true" draw:auto-grow-width="true" fo:min-height="0.859cm" fo:min-width="0cm"/>
    </style:style>
    <style:style style:name="gr21" style:family="graphic" style:parent-style-name="standard">
      <style:graphic-properties draw:stroke="none" draw:fill="solid" draw:fill-color="#e6e6e6" draw:textarea-horizontal-align="left" draw:textarea-vertical-align="middle" draw:auto-grow-height="false" fo:padding-top="0.13cm" fo:padding-bottom="0.13cm" fo:padding-left="0.25cm" fo:padding-right="0.25cm" fo:wrap-option="wrap" draw:shadow="hidden"/>
    </style:style>
    <style:style style:name="gr22" style:family="graphic" style:parent-style-name="standard">
      <style:graphic-properties draw:stroke="none" draw:fill="none" draw:fill-color="#ffffff" draw:textarea-horizontal-align="center" draw:textarea-vertical-align="middle" draw:auto-grow-height="false" fo:padding-top="0cm" fo:padding-bottom="0cm" fo:padding-left="0cm" fo:padding-right="0cm" fo:wrap-option="no-wrap" draw:shadow="hidden"/>
    </style:style>
    <style:style style:name="gr23" style:family="graphic" style:parent-style-name="standard">
      <style:graphic-properties draw:stroke="dash" draw:stroke-dash="Ultrafine_20_Dashed" svg:stroke-width="0.025cm" svg:stroke-color="#000000" draw:marker-start="msArrowEnd_20_5" draw:marker-start-width="0.203cm" draw:marker-start-center="false" draw:marker-end="msArrowEnd_20_5" draw:marker-end-width="0.2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24" style:family="graphic" style:parent-style-name="standard">
      <style:graphic-properties draw:stroke="none" draw:fill="none" draw:fill-color="#00b8ff" draw:textarea-horizontal-align="left" draw:textarea-vertical-align="top" draw:auto-grow-height="true" fo:padding-top="0.13cm" fo:padding-bottom="0.13cm" fo:padding-left="0.25cm" fo:padding-right="0.25cm" fo:wrap-option="wrap" draw:shadow="hidden" draw:shadow-color="#808080"/>
    </style:style>
    <style:style style:name="gr25" style:family="graphic" style:parent-style-name="standard">
      <style:graphic-properties draw:stroke="none" draw:fill="solid"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6"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27" style:family="graphic" style:parent-style-name="standard">
      <style:graphic-properties draw:stroke="none" draw:fill="solid" draw:fill-color="#b3b3b3" draw:textarea-horizontal-align="left" draw:textarea-vertical-align="middle" draw:auto-grow-height="false" fo:padding-top="0.13cm" fo:padding-bottom="0.13cm" fo:padding-left="0.25cm" fo:padding-right="0.25cm" fo:wrap-option="wrap" draw:shadow="hidden"/>
    </style:style>
    <style:style style:name="gr2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9" style:family="graphic" style:parent-style-name="standard">
      <style:graphic-properties draw:stroke="none" draw:fill="solid" draw:fill-color="#ffff66" draw:textarea-horizontal-align="left" draw:textarea-vertical-align="middle" draw:auto-grow-height="false" fo:padding-top="0.13cm" fo:padding-bottom="0.13cm" fo:padding-left="0.25cm" fo:padding-right="0.25cm" fo:wrap-option="wrap" draw:shadow="hidden"/>
    </style:style>
    <style:style style:name="gr30" style:family="graphic" style:parent-style-name="standard">
      <style:graphic-properties draw:stroke="dash" draw:stroke-dash="Dash_20_3"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1" style:family="graphic" style:parent-style-name="standard">
      <style:graphic-properties draw:stroke="dash" draw:stroke-dash="Dash_20_3"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32" style:family="graphic" style:parent-style-name="standard">
      <style:graphic-properties draw:stroke="solid" svg:stroke-width="0.026cm" svg:stroke-color="#000000" draw:marker-start="msArrowOvalEnd_20_5" draw:marker-start-width="0.21cm" draw:marker-start-center="tru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3" style:family="graphic" style:parent-style-name="standard">
      <style:graphic-properties draw:stroke="solid" svg:stroke-width="0.026cm" svg:stroke-color="#000000" draw:marker-start="msArrowOvalEnd_20_5" draw:marker-start-width="0.21cm" draw:marker-start-center="tru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4" style:family="graphic" style:parent-style-name="standard">
      <style:graphic-properties draw:stroke="solid" svg:stroke-width="0.026cm" svg:stroke-color="#000000" draw:marker-end="msArrowOvalEnd_20_5" draw:marker-end-width="0.21cm" draw:marker-end-center="tru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5" style:family="graphic" style:parent-style-name="standard">
      <style:graphic-properties draw:stroke="solid" svg:stroke-width="0.026cm" svg:stroke-color="#000000" draw:stroke-linejoin="miter" draw:fill="solid" draw:fill-color="#99ccff" draw:textarea-horizontal-align="left" draw:textarea-vertical-align="top" draw:auto-grow-height="true" fo:padding-top="0.13cm" fo:padding-bottom="0.13cm" fo:padding-left="0.25cm" fo:padding-right="0.25cm" fo:wrap-option="no-wrap" draw:shadow="hidden" draw:shadow-color="#808080"/>
    </style:style>
    <style:style style:name="gr36" style:family="graphic" style:parent-style-name="standard">
      <style:graphic-properties draw:stroke="none" draw:fill="none" draw:fill-color="#00b8ff" draw:textarea-horizontal-align="left" draw:textarea-vertical-align="top" draw:auto-grow-height="true" fo:min-height="0.954cm" fo:min-width="3.524cm" fo:padding-top="0.13cm" fo:padding-bottom="0.13cm" fo:padding-left="0.25cm" fo:padding-right="0.25cm" fo:wrap-option="wrap" draw:shadow="hidden" draw:shadow-color="#808080"/>
    </style:style>
    <style:style style:name="gr37" style:family="graphic" style:parent-style-name="standard">
      <style:graphic-properties draw:stroke="dash" draw:stroke-dash="Ultrafine_20_Dashed" draw:marker-start="Arrow" draw:marker-end="Arrow" draw:textarea-horizontal-align="center" draw:textarea-vertical-align="middle"/>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837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054cm" fo:min-width="0cm" fo:padding-top="0.13cm" fo:padding-bottom="0.13cm" fo:padding-left="0.25cm" fo:padding-right="0.25cm" fo:wrap-option="no-wrap" draw:shadow="hidden" draw:shadow-color="#808080"/>
    </style:style>
    <style:style style:name="pr3" style:family="presentation" style:parent-style-name="Default-notes">
      <style:graphic-properties draw:stroke="none" draw:fill="none" draw:fill-color="#ffffff" draw:auto-grow-height="true" fo:min-height="11.595cm" draw:shadow="hidden"/>
    </style:style>
    <style:style style:name="pr4" style:family="presentation" style:parent-style-name="Default-title">
      <style:graphic-properties draw:stroke="none" draw:fill="none" draw:fill-color="#ffffff" draw:textarea-horizontal-align="right" draw:textarea-vertical-align="middle" draw:auto-grow-height="true" draw:auto-grow-width="false" fo:min-height="2.321cm" fo:min-width="0cm" fo:padding-top="0cm" fo:padding-bottom="0cm" fo:padding-left="0cm" fo:padding-right="0cm" fo:wrap-option="no-wrap" draw:shadow="hidden" draw:shadow-color="#808080"/>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3.773cm" fo:min-width="0cm" fo:padding-top="0cm" fo:padding-bottom="0cm" fo:padding-left="0cm" fo:padding-right="0cm" fo:wrap-option="no-wrap" draw:shadow="hidden" draw:shadow-color="#808080"/>
    </style:style>
    <style:style style:name="pr6" style:family="presentation" style:parent-style-name="Default-notes">
      <style:graphic-properties draw:fill-color="#ffffff" fo:min-height="11.595cm"/>
    </style:style>
    <style:style style:name="pr7" style:family="presentation" style:parent-style-name="Default-title">
      <style:graphic-properties draw:stroke="none" draw:fill="none" draw:fill-color="#ffffff" draw:textarea-horizontal-align="right" draw:textarea-vertical-align="middle" draw:auto-grow-height="true" draw:auto-grow-width="false" fo:min-height="1.263cm" fo:min-width="0cm" fo:padding-top="0cm" fo:padding-bottom="0cm" fo:padding-left="0cm" fo:padding-right="0cm" fo:wrap-option="no-wrap" draw:shadow="hidden" draw:shadow-color="#808080"/>
    </style:style>
    <style:style style:name="pr8" style:family="presentation" style:parent-style-name="Default-title">
      <style:graphic-properties draw:fill-color="#ffffff" fo:min-height="2.071cm"/>
    </style:style>
    <style:style style:name="pr9" style:family="presentation" style:parent-style-name="Default-outline1">
      <style:graphic-properties draw:fill-color="#ffffff" fo:min-height="13.523cm"/>
    </style:style>
    <style:style style:name="pr10" style:family="presentation" style:parent-style-name="Default-notes">
      <style:graphic-properties draw:fill-color="#ffffff" fo:min-height="11.344cm"/>
    </style:style>
    <style:style style:name="pr11" style:family="presentation" style:parent-style-name="Default-outline1">
      <style:graphic-properties draw:stroke="none" draw:fill="none" draw:fill-color="#ffffff" fo:min-height="12.065cm" draw:shadow="hidden" draw:shadow-color="#808080"/>
    </style:style>
    <style:style style:name="pr12" style:family="presentation" style:parent-style-name="Default-title">
      <style:graphic-properties draw:fill-color="#ffffff" draw:auto-grow-height="true" fo:min-height="2.322cm"/>
    </style:style>
    <style:style style:name="pr13" style:family="presentation" style:parent-style-name="Default-outline1">
      <style:graphic-properties draw:fill-color="#ffffff" draw:auto-grow-height="true" fo:min-height="13.774cm"/>
    </style:style>
    <style:style style:name="pr14" style:family="presentation" style:parent-style-name="Default-outline1">
      <style:graphic-properties draw:fill-color="#ffffff" fo:min-height="13.335cm"/>
    </style:style>
    <style:style style:name="pr15" style:family="presentation" style:parent-style-name="Default-outline1">
      <style:graphic-properties draw:stroke="none" draw:fill="none" draw:fill-color="#ffffff" fo:min-height="13.774cm" draw:shadow="hidden" draw:shadow-color="#808080"/>
    </style:style>
    <style:style style:name="pr16" style:family="presentation" style:parent-style-name="Default-outline1">
      <style:graphic-properties draw:stroke="none" draw:fill="none" draw:fill-color="#ffffff" draw:textarea-horizontal-align="left" draw:textarea-vertical-align="top" draw:auto-grow-height="true" draw:auto-grow-width="false" fo:min-height="12.921cm" fo:min-width="0cm" fo:padding-top="0cm" fo:padding-bottom="0cm" fo:padding-left="0cm" fo:padding-right="0cm" fo:wrap-option="no-wrap" draw:shadow="hidden" draw:shadow-color="#808080"/>
    </style:style>
    <style:style style:name="pr17" style:family="presentation" style:parent-style-name="Default-outline1">
      <style:graphic-properties draw:stroke="none" draw:fill="none" draw:fill-color="#ffffff" draw:textarea-horizontal-align="left" draw:textarea-vertical-align="top" draw:auto-grow-height="true" draw:auto-grow-width="false" fo:min-height="12.128cm" fo:min-width="0cm" fo:padding-top="0cm" fo:padding-bottom="0cm" fo:padding-left="0cm" fo:padding-right="0cm" fo:wrap-option="no-wrap" draw:shadow="hidden" draw:shadow-color="#808080"/>
    </style:style>
    <style:style style:name="pr18" style:family="presentation" style:parent-style-name="Default-outline1">
      <style:graphic-properties draw:stroke="none" draw:fill="none" draw:fill-color="#ffffff" draw:textarea-horizontal-align="left" draw:textarea-vertical-align="top" draw:auto-grow-height="true" draw:auto-grow-width="false" fo:min-height="12.886cm" fo:min-width="0cm" fo:padding-top="0cm" fo:padding-bottom="0cm" fo:padding-left="0cm" fo:padding-right="0cm" fo:wrap-option="no-wrap" draw:shadow="hidden" draw:shadow-color="#808080"/>
    </style:style>
    <style:style style:name="pr19" style:family="presentation" style:parent-style-name="Default-outline1">
      <style:graphic-properties draw:stroke="none" draw:fill="none" draw:fill-color="#ffffff" draw:textarea-horizontal-align="left" draw:textarea-vertical-align="top" draw:auto-grow-height="true" draw:auto-grow-width="false" fo:min-height="12.891cm" fo:min-width="0cm" fo:padding-top="0cm" fo:padding-bottom="0cm" fo:padding-left="0cm" fo:padding-right="0cm" fo:wrap-option="no-wrap" draw:shadow="hidden" draw:shadow-color="#808080"/>
    </style:style>
    <style:style style:name="pr20" style:family="presentation" style:parent-style-name="Default-outline1">
      <style:graphic-properties draw:stroke="none" draw:fill="none" draw:fill-color="#ffffff" draw:textarea-horizontal-align="left" draw:textarea-vertical-align="top" draw:auto-grow-height="true" draw:auto-grow-width="false" fo:min-height="12.895cm" fo:min-width="0cm" fo:padding-top="0cm" fo:padding-bottom="0cm" fo:padding-left="0cm" fo:padding-right="0cm" fo:wrap-option="no-wrap" draw:shadow="hidden" draw:shadow-color="#808080"/>
    </style:style>
    <style:style style:name="pr21" style:family="presentation" style:parent-style-name="Default-outline1">
      <style:graphic-properties draw:stroke="none" draw:fill="none" draw:fill-color="#ffffff" draw:textarea-horizontal-align="left" draw:textarea-vertical-align="top" draw:auto-grow-height="true" draw:auto-grow-width="false" fo:min-height="9.976cm" fo:min-width="0cm" fo:padding-top="0cm" fo:padding-bottom="0cm" fo:padding-left="0cm" fo:padding-right="0cm" fo:wrap-option="no-wrap" draw:shadow="hidden" draw:shadow-color="#808080"/>
    </style:style>
    <style:style style:name="pr22" style:family="presentation" style:parent-style-name="Default-outline1">
      <style:graphic-properties draw:stroke="none" draw:fill="none" draw:fill-color="#ffffff" draw:textarea-horizontal-align="left" draw:textarea-vertical-align="top" draw:auto-grow-height="true" draw:auto-grow-width="false" fo:min-height="12.04cm" fo:min-width="0cm" fo:padding-top="0cm" fo:padding-bottom="0cm" fo:padding-left="0cm" fo:padding-right="0cm" fo:wrap-option="no-wrap" draw:shadow="hidden" draw:shadow-color="#808080"/>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13.186cm" fo:min-width="0cm" fo:padding-top="0cm" fo:padding-bottom="0cm" fo:padding-left="0cm" fo:padding-right="0cm" fo:wrap-option="no-wrap" draw:shadow="hidden" draw:shadow-color="#808080"/>
    </style:style>
    <style:style style:name="pr24" style:family="presentation" style:parent-style-name="Default-outline1">
      <style:graphic-properties draw:stroke="none" draw:fill="none" draw:fill-color="#ffffff" draw:textarea-horizontal-align="left" draw:textarea-vertical-align="top" draw:auto-grow-height="true" draw:auto-grow-width="false" fo:min-height="12.375cm" fo:min-width="0cm" fo:padding-top="0cm" fo:padding-bottom="0cm" fo:padding-left="0cm" fo:padding-right="0cm" fo:wrap-option="no-wrap" draw:shadow="hidden" draw:shadow-color="#808080"/>
    </style:style>
    <style:style style:name="pr25" style:family="presentation" style:parent-style-name="Default-outline1">
      <style:graphic-properties draw:stroke="none" draw:fill="none" draw:fill-color="#ffffff" draw:textarea-horizontal-align="left" draw:textarea-vertical-align="top" draw:auto-grow-height="true" draw:auto-grow-width="false" fo:min-height="12.331cm" fo:min-width="0cm" fo:padding-top="0cm" fo:padding-bottom="0cm" fo:padding-left="0cm" fo:padding-right="0cm" fo:wrap-option="no-wrap" draw:shadow="hidden" draw:shadow-color="#808080"/>
    </style:style>
    <style:style style:name="pr26" style:family="presentation" style:parent-style-name="Default-outline1">
      <style:graphic-properties draw:fill-color="#ffffff" draw:auto-grow-height="true" fo:min-height="13.335cm"/>
    </style:style>
    <style:style style:name="pr27" style:family="presentation" style:parent-style-name="Default-notes">
      <style:graphic-properties draw:stroke="none" draw:fill="none" draw:fill-color="#ffffff" draw:textarea-horizontal-align="left" draw:textarea-vertical-align="top" draw:auto-grow-height="true" draw:auto-grow-width="false" fo:min-height="11.594cm" fo:min-width="0cm" fo:padding-top="0cm" fo:padding-bottom="0cm" fo:padding-left="0cm" fo:padding-right="0cm" fo:wrap-option="no-wrap" draw:shadow="hidden" draw:shadow-color="#808080"/>
    </style:style>
    <style:style style:name="pr28" style:family="presentation" style:parent-style-name="Default-outline1">
      <style:graphic-properties draw:stroke="none" draw:fill="none" draw:fill-color="#ffffff" draw:textarea-horizontal-align="justify" draw:textarea-vertical-align="top" draw:auto-grow-height="true" draw:auto-grow-width="false" fo:min-height="13.12cm" fo:min-width="0cm" fo:padding-top="0cm" fo:padding-bottom="0cm" fo:padding-left="0cm" fo:padding-right="0cm" fo:wrap-option="no-wrap" draw:shadow="hidden" draw:shadow-color="#808080"/>
    </style:style>
    <style:style style:name="pr29" style:family="presentation" style:parent-style-name="Default-notes">
      <style:graphic-properties draw:stroke="none" draw:fill="none" draw:fill-color="#ffffff" draw:auto-grow-height="true" fo:min-height="11.595cm" draw:shadow="hidden" draw:shadow-color="#808080"/>
    </style:style>
    <style:style style:name="P1" style:family="paragraph">
      <style:paragraph-properties fo:margin-left="0cm" fo:margin-right="0cm" fo:line-height="93%"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46cm" fo:margin-bottom="0cm" fo:line-height="80%" fo:text-align="center" text:enable-numbering="false" fo:text-indent="0cm" style:punctuation-wrap="simple" style:line-break="normal" style:writing-mode="lr-tb"/>
    </style:style>
    <style:style style:name="P4" style:family="paragraph">
      <style:paragraph-properties fo:margin-left="0cm" fo:margin-right="0cm" fo:margin-top="0.246cm" fo:margin-bottom="0cm" fo:line-height="70%" fo:text-align="center" text:enable-numbering="false" fo:text-indent="0cm" style:punctuation-wrap="simple" style:line-break="normal" style:writing-mode="lr-tb"/>
    </style:style>
    <style:style style:name="P5" style:family="paragraph">
      <style:paragraph-properties fo:margin-left="0cm" fo:margin-right="0cm" fo:margin-top="0.308cm" fo:margin-bottom="0cm" fo:line-height="93%" text:enable-numbering="false"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cm" fo:margin-right="0cm" text:enable-numbering="false" fo:text-indent="0cm"/>
    </style:style>
    <style:style style:name="P9" style:family="paragraph">
      <style:paragraph-properties fo:margin-left="0.943cm" fo:margin-right="0cm" fo:margin-top="0.246cm" fo:margin-bottom="0cm" text:enable-numbering="true" fo:text-indent="-0.943cm"/>
    </style:style>
    <style:style style:name="P10" style:family="paragraph">
      <style:paragraph-properties fo:margin-left="2.054cm" fo:margin-right="0cm" text:enable-numbering="true" fo:text-indent="-0.784cm"/>
    </style:style>
    <style:style style:name="P11" style:family="paragraph">
      <style:paragraph-properties fo:margin-left="0.943cm" fo:margin-right="0cm" fo:text-indent="-0.943cm" style:writing-mode="lr-tb"/>
    </style:style>
    <style:style style:name="P12" style:family="paragraph">
      <style:paragraph-properties fo:margin-left="0.943cm" fo:margin-right="0cm" text:enable-numbering="false" fo:text-indent="-0.943cm"/>
    </style:style>
    <style:style style:name="P13" style:family="paragraph">
      <style:paragraph-properties fo:margin-left="0cm" fo:margin-right="0cm" fo:line-height="100%" fo:text-align="center" text:enable-numbering="false" fo:text-indent="0cm"/>
    </style:style>
    <style:style style:name="P14" style:family="paragraph">
      <style:paragraph-properties fo:text-align="center" style:writing-mode="lr-tb"/>
      <style:text-properties fo:font-size="24pt"/>
    </style:style>
    <style:style style:name="P15" style:family="paragraph">
      <style:paragraph-properties fo:margin-left="0cm" fo:margin-right="0cm" fo:margin-top="0.529cm" fo:margin-bottom="0cm" text:enable-numbering="false" fo:text-indent="0cm"/>
    </style:style>
    <style:style style:name="P16" style:family="paragraph">
      <style:paragraph-properties fo:margin-left="0cm" fo:margin-right="0cm" fo:margin-top="0.529cm" fo:margin-bottom="0cm" fo:text-align="end" text:enable-numbering="false" fo:text-indent="0cm"/>
    </style:style>
    <style:style style:name="P17" style:family="paragraph">
      <style:paragraph-properties fo:margin-left="0cm" fo:margin-right="0cm" fo:margin-top="0.246cm" fo:margin-bottom="0cm" fo:line-height="90%" fo:text-align="center" text:enable-numbering="false" fo:text-indent="0cm" style:punctuation-wrap="simple" style:line-break="normal"/>
    </style:style>
    <style:style style:name="P18" style:family="paragraph">
      <style:paragraph-properties fo:margin-left="0cm" fo:margin-right="0cm" fo:margin-top="0.396cm" fo:margin-bottom="0cm" text:enable-numbering="false" fo:text-indent="0cm"/>
    </style:style>
    <style:style style:name="P19" style:family="paragraph">
      <style:paragraph-properties fo:margin-left="0cm" fo:margin-right="0cm" fo:line-height="93%" text:enable-numbering="false" fo:text-indent="0cm"/>
    </style:style>
    <style:style style:name="P20" style:family="paragraph">
      <style:paragraph-properties fo:margin-left="0cm" fo:margin-right="0cm" fo:line-height="93%" fo:text-align="center" text:enable-numbering="false" fo:text-indent="0cm" style:writing-mode="lr-tb"/>
      <style:text-properties fo:font-size="24pt"/>
    </style:style>
    <style:style style:name="P21" style:family="paragraph">
      <style:text-properties fo:font-style="italic" style:text-underline-style="solid" style:text-underline-width="auto" style:text-underline-color="font-color"/>
    </style:style>
    <style:style style:name="P22" style:family="paragraph">
      <style:paragraph-properties fo:margin-left="0cm" fo:margin-right="0cm" fo:text-indent="0cm"/>
      <style:text-properties fo:font-style="italic"/>
    </style:style>
    <style:style style:name="P23" style:family="paragraph">
      <style:paragraph-properties fo:margin-left="0cm" fo:margin-right="0cm" fo:text-indent="0cm"/>
      <style:text-properties fo:font-size="12pt"/>
    </style:style>
    <style:style style:name="P24" style:family="paragraph">
      <style:paragraph-properties fo:margin-left="0.943cm" fo:margin-right="0cm" text:enable-numbering="true" fo:text-indent="-0.943cm"/>
    </style:style>
    <style:style style:name="P25" style:family="paragraph">
      <style:paragraph-properties fo:margin-left="0.943cm" fo:margin-right="0cm" fo:text-indent="-0.943cm"/>
    </style:style>
    <style:style style:name="P26" style:family="paragraph">
      <style:paragraph-properties fo:margin-left="3.175cm" fo:margin-right="0cm" text:enable-numbering="true" fo:text-indent="-0.635cm"/>
    </style:style>
    <style:style style:name="P27" style:family="paragraph">
      <style:paragraph-properties fo:margin-left="0.943cm" fo:margin-right="0cm" fo:text-align="center" text:enable-numbering="false" fo:text-indent="-0.943cm"/>
    </style:style>
    <style:style style:name="P28" style:family="paragraph">
      <style:paragraph-properties fo:margin-left="0.943cm" fo:margin-right="0cm" fo:text-indent="-0.943cm"/>
      <style:text-properties fo:font-size="22pt"/>
    </style:style>
    <style:style style:name="P29" style:family="paragraph">
      <style:paragraph-properties fo:margin-left="0.943cm" fo:margin-right="0cm" fo:margin-top="0.246cm" fo:margin-bottom="0cm" fo:line-height="93%" text:enable-numbering="true" fo:text-indent="-0.943cm"/>
    </style:style>
    <style:style style:name="P30" style:family="paragraph">
      <style:paragraph-properties fo:margin-left="2.054cm" fo:margin-right="0cm" fo:margin-top="0.211cm" fo:margin-bottom="0cm" text:enable-numbering="true" fo:text-indent="-0.784cm"/>
    </style:style>
    <style:style style:name="P31" style:family="paragraph">
      <style:paragraph-properties fo:margin-left="3.175cm" fo:margin-right="0cm" fo:margin-top="0.282cm" fo:margin-bottom="0cm" text:enable-numbering="true" fo:text-indent="-0.635cm"/>
    </style:style>
    <style:style style:name="P32" style:family="paragraph">
      <style:paragraph-properties fo:margin-left="0cm" fo:margin-right="0cm" fo:text-align="center" text:enable-numbering="false" fo:text-indent="0cm"/>
    </style:style>
    <style:style style:name="P33" style:family="paragraph">
      <style:paragraph-properties fo:margin-left="0cm" fo:margin-right="0cm" fo:line-height="93%" fo:text-align="end" text:enable-numbering="false" fo:text-indent="0cm"/>
    </style:style>
    <style:style style:name="P34" style:family="paragraph">
      <style:paragraph-properties fo:margin-left="0cm" fo:margin-right="0cm" fo:text-align="end" text:enable-numbering="false" fo:text-indent="0cm"/>
    </style:style>
    <style:style style:name="P35" style:family="paragraph">
      <style:paragraph-properties fo:margin-left="0.943cm" fo:margin-right="0cm" fo:margin-top="0.246cm" fo:margin-bottom="0cm" fo:line-height="93%" text:enable-numbering="false" fo:text-indent="-0.943cm"/>
    </style:style>
    <style:style style:name="P36" style:family="paragraph">
      <style:paragraph-properties fo:margin-left="2.054cm" fo:margin-right="0cm" fo:margin-top="0.211cm" fo:margin-bottom="0cm" fo:line-height="90%" text:enable-numbering="true" fo:text-indent="-0.784cm"/>
    </style:style>
    <style:style style:name="P37" style:family="paragraph">
      <style:paragraph-properties fo:margin-left="3.175cm" fo:margin-right="0cm" fo:margin-top="0.282cm" fo:margin-bottom="0cm" fo:line-height="90%" text:enable-numbering="false" fo:text-indent="-0.635cm"/>
    </style:style>
    <style:style style:name="P38" style:family="paragraph">
      <style:paragraph-properties fo:margin-left="0.943cm" fo:margin-right="0cm" fo:margin-top="0.246cm" fo:margin-bottom="0cm" fo:line-height="90%" text:enable-numbering="false" fo:text-indent="-0.943cm"/>
    </style:style>
    <style:style style:name="P39" style:family="paragraph">
      <style:paragraph-properties fo:margin-left="2.054cm" fo:margin-right="0cm" fo:margin-top="0.211cm" fo:margin-bottom="0cm" fo:line-height="80%" text:enable-numbering="true" fo:text-indent="-0.784cm"/>
    </style:style>
    <style:style style:name="P40" style:family="paragraph">
      <style:paragraph-properties fo:margin-left="0.943cm" fo:margin-right="0cm" fo:margin-top="0.246cm" fo:margin-bottom="0cm" fo:line-height="80%" text:enable-numbering="true" fo:text-indent="-0.943cm"/>
    </style:style>
    <style:style style:name="P41" style:family="paragraph">
      <style:paragraph-properties fo:margin-left="0.943cm" fo:margin-right="0cm" fo:margin-top="0.246cm" fo:margin-bottom="0cm" fo:line-height="80%" fo:text-align="center" text:enable-numbering="false" fo:text-indent="-0.943cm"/>
    </style:style>
    <style:style style:name="P42" style:family="paragraph">
      <style:paragraph-properties fo:margin-left="0.943cm" fo:margin-right="0cm" fo:margin-top="0.246cm" fo:margin-bottom="0cm" fo:line-height="90%" text:enable-numbering="true" fo:text-indent="-0.943cm"/>
    </style:style>
    <style:style style:name="P43" style:family="paragraph">
      <style:paragraph-properties fo:margin-left="0cm" fo:margin-right="0cm" fo:text-align="center" text:enable-numbering="false" fo:text-indent="0cm" style:writing-mode="lr-tb"/>
    </style:style>
    <style:style style:name="P44" style:family="paragraph">
      <style:paragraph-properties fo:margin-left="0cm" fo:margin-right="0cm" text:enable-numbering="false" fo:text-indent="0cm" style:writing-mode="lr-tb"/>
      <style:text-properties fo:font-style="italic"/>
    </style:style>
    <style:style style:name="P45" style:family="paragraph">
      <style:paragraph-properties fo:text-align="center"/>
    </style:style>
    <style:style style:name="P46" style:family="paragraph">
      <style:paragraph-properties fo:margin-left="0cm" fo:margin-right="0cm" fo:margin-top="0.158cm" fo:margin-bottom="0cm" text:enable-numbering="false" fo:text-indent="0cm"/>
    </style:style>
    <style:style style:name="P47" style:family="paragraph">
      <style:paragraph-properties fo:margin-left="0.943cm" fo:margin-right="0cm" fo:margin-top="0.246cm" fo:margin-bottom="0cm" fo:text-align="center" text:enable-numbering="false" fo:text-indent="-0.943cm"/>
    </style:style>
    <style:style style:name="T1" style:family="text">
      <style:text-properties fo:font-size="36pt" style:font-size-asian="36pt" style:font-size-complex="36pt"/>
    </style:style>
    <style:style style:name="T2" style:family="text">
      <style:text-properties fo:color="#000000" style:text-line-through-style="none" style:text-position="0% 100%" fo:font-family="Arial" style:font-family-generic="swiss" style:font-pitch="variable" fo:font-size="28pt" fo:font-style="normal" fo:text-shadow="none" style:text-underline-style="none" fo:font-weight="bold"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T3" style:family="text">
      <style:text-properties fo:color="#000000" style:text-line-through-style="none" style:text-position="0% 100%" fo:font-family="Arial" style:font-family-generic="swiss" style:font-pitch="variable" fo:font-size="24pt" fo:font-style="normal" fo:text-shadow="none" style:text-underline-style="none" fo:font-weight="bold"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T4" style:family="text">
      <style:text-properties fo:font-size="14pt" fo:font-style="italic" style:font-size-asian="14pt" style:font-size-complex="14pt"/>
    </style:style>
    <style:style style:name="T5" style:family="text">
      <style:text-properties fo:language="en" fo:country="US"/>
    </style:style>
    <style:style style:name="T6" style:family="text">
      <style:text-properties fo:font-size="24pt" fo:language="en" fo:country="US" style:font-size-asian="24pt" style:font-size-complex="24pt"/>
    </style:style>
    <style:style style:name="T7" style:family="text">
      <style:text-properties fo:font-size="20pt" fo:language="en" fo:country="US" style:font-size-asian="24pt" style:font-size-complex="24pt"/>
    </style:style>
    <style:style style:name="T8" style:family="text">
      <style:text-properties fo:font-size="20pt" fo:language="en" fo:country="US" style:text-underline-style="solid" style:text-underline-width="auto" style:text-underline-color="font-color" style:font-size-asian="24pt" style:font-size-complex="24pt"/>
    </style:style>
    <style:style style:name="T9" style:family="text">
      <style:text-properties fo:font-size="20pt" fo:language="en" fo:country="US" fo:font-style="italic" style:font-size-asian="24pt" style:font-size-complex="24pt"/>
    </style:style>
    <style:style style:name="T10" style:family="text">
      <style:text-properties fo:font-size="20pt" fo:language="en" fo:country="US" fo:font-style="normal" style:font-size-asian="24pt" style:font-size-complex="24pt"/>
    </style:style>
    <style:style style:name="T11" style:family="text">
      <style:text-properties fo:color="#000000" fo:language="en" fo:country="US" fo:font-weight="bold"/>
    </style:style>
    <style:style style:name="T12" style:family="text">
      <style:text-properties fo:color="#000000" fo:language="en" fo:country="US"/>
    </style:style>
    <style:style style:name="T13" style:family="text">
      <style:text-properties fo:font-size="22pt" fo:language="en" fo:country="GB" fo:font-weight="bold" style:font-size-asian="22pt" style:font-size-complex="22pt"/>
    </style:style>
    <style:style style:name="T14" style:family="text">
      <style:text-properties fo:font-size="22pt" fo:language="en" fo:country="US" style:text-underline-style="solid" style:text-underline-width="auto" style:text-underline-color="font-color" fo:font-weight="bold" style:font-size-asian="22pt" style:font-size-complex="22pt"/>
    </style:style>
    <style:style style:name="T15" style:family="text">
      <style:text-properties fo:font-size="20pt" fo:language="en" fo:country="US" style:text-underline-style="solid" style:text-underline-width="auto" style:text-underline-color="font-color" fo:font-weight="bold" style:font-size-asian="20pt" style:font-size-complex="20pt"/>
    </style:style>
    <style:style style:name="T16" style:family="text">
      <style:text-properties fo:color="#000080" fo:font-size="32pt" fo:language="en" fo:country="GB" fo:font-style="italic" fo:text-shadow="1pt 1pt" fo:font-weight="bold" style:font-size-asian="32pt" style:font-size-complex="32pt"/>
    </style:style>
    <style:style style:name="T17" style:family="text">
      <style:text-properties fo:color="#000000" fo:font-size="18pt" fo:language="en" fo:country="US" style:font-size-asian="18pt" style:font-size-complex="18pt"/>
    </style:style>
    <style:style style:name="T18" style:family="text">
      <style:text-properties fo:font-size="24pt"/>
    </style:style>
    <style:style style:name="T19" style:family="text">
      <style:text-properties fo:font-style="italic" style:text-underline-style="solid" style:text-underline-width="auto" style:text-underline-color="font-color"/>
    </style:style>
    <style:style style:name="T20" style:family="text">
      <style:text-properties fo:font-style="italic"/>
    </style:style>
    <style:style style:name="T21" style:family="text">
      <style:text-properties fo:font-style="normal"/>
    </style:style>
    <style:style style:name="T22" style:family="text">
      <style:text-properties fo:font-size="20pt"/>
    </style:style>
    <style:style style:name="T23" style:family="text">
      <style:text-properties fo:font-size="20pt" fo:font-style="italic"/>
    </style:style>
    <style:style style:name="T24" style:family="text">
      <style:text-properties fo:font-size="20pt" fo:font-style="normal"/>
    </style:style>
    <style:style style:name="T25" style:family="text">
      <style:text-properties fo:font-size="28pt"/>
    </style:style>
    <style:style style:name="T26" style:family="text">
      <style:text-properties fo:font-size="28pt" fo:font-style="italic"/>
    </style:style>
    <style:style style:name="T27" style:family="text">
      <style:text-properties fo:font-size="26pt"/>
    </style:style>
    <style:style style:name="T28" style:family="text">
      <style:text-properties fo:font-size="26pt" fo:font-style="italic"/>
    </style:style>
    <style:style style:name="T29" style:family="text">
      <style:text-properties style:text-underline-style="solid" style:text-underline-width="auto" style:text-underline-color="font-color"/>
    </style:style>
    <style:style style:name="T30" style:family="text">
      <style:text-properties fo:font-size="18pt"/>
    </style:style>
    <style:style style:name="T31" style:family="text">
      <style:text-properties fo:font-size="24pt" fo:font-style="italic"/>
    </style:style>
    <style:style style:name="T32" style:family="text">
      <style:text-properties fo:font-size="22pt"/>
    </style:style>
    <style:style style:name="T33" style:family="text">
      <style:text-properties fo:font-size="22pt" fo:font-style="italic"/>
    </style:style>
    <style:style style:name="T34" style:family="text">
      <style:text-properties fo:font-size="22pt" fo:font-style="normal"/>
    </style:style>
    <style:style style:name="T35" style:family="text">
      <style:text-properties style:text-position="33% 58%"/>
    </style:style>
    <style:style style:name="T36" style:family="text">
      <style:text-properties style:text-position="30% 58%"/>
    </style:style>
    <style:style style:name="T37" style:family="text">
      <style:text-properties style:text-underline-style="solid" style:text-underline-width="auto" style:text-underline-color="font-color" fo:font-weight="bold"/>
    </style:style>
    <style:style style:name="T38" style:family="text">
      <style:text-properties fo:language="en" fo:country="GB"/>
    </style:style>
    <style:style style:name="T39" style:family="text">
      <style:text-properties fo:language="en" fo:country="GB" fo:font-style="italic"/>
    </style:style>
    <style:style style:name="T40" style:family="text">
      <style:text-properties style:text-position="-25% 58%" fo:language="en" fo:country="GB"/>
    </style:style>
    <style:style style:name="T41" style:family="text">
      <style:text-properties fo:color="#000000" fo:language="en" fo:country="US" fo:font-style="italic"/>
    </style:style>
    <style:style style:name="T42" style:family="text">
      <style:text-properties fo:color="#000000" style:text-position="-25% 58%" fo:language="en" fo:country="US"/>
    </style:style>
    <style:style style:name="T43" style:family="text">
      <style:text-properties fo:font-size="22pt" fo:language="en" fo:country="GB" style:font-size-asian="22pt" style:font-size-complex="22pt"/>
    </style:style>
    <style:style style:name="T44" style:family="text">
      <style:text-properties fo:font-size="22pt" fo:language="en" fo:country="GB" fo:font-style="italic" style:font-size-asian="22pt" style:font-size-complex="22pt"/>
    </style:style>
    <style:style style:name="T45" style:family="text">
      <style:text-properties style:text-position="-25% 58%" fo:font-size="22pt" fo:language="en" fo:country="GB" style:font-size-asian="22pt" style:font-size-complex="22pt"/>
    </style:style>
    <style:style style:name="T46" style:family="text">
      <style:text-properties fo:font-size="21pt" fo:language="en" fo:country="GB" style:font-size-asian="21pt" style:font-size-complex="21pt"/>
    </style:style>
    <style:style style:name="T47" style:family="text">
      <style:text-properties fo:font-size="24pt" fo:language="en" fo:country="GB" style:font-size-asian="24pt" style:font-size-complex="24pt"/>
    </style:style>
    <style:style style:name="T48" style:family="text">
      <style:text-properties fo:color="#000080" fo:font-size="24pt" fo:language="en" fo:country="GB" fo:font-style="italic" fo:text-shadow="1pt 1pt" style:text-underline-style="solid" style:text-underline-width="auto" style:text-underline-color="font-color" style:font-size-asian="24pt" style:font-size-complex="24pt"/>
    </style:style>
    <style:style style:name="T49" style:family="text">
      <style:text-properties fo:font-size="22pt" style:font-size-asian="22pt" style:font-size-complex="22pt"/>
    </style:style>
    <style:style style:name="T50" style:family="text">
      <style:text-properties fo:font-size="22pt" fo:font-style="italic" style:font-size-asian="22pt" style:font-size-complex="22pt"/>
    </style:style>
    <style:style style:name="T51" style:family="text">
      <style:text-properties style:text-position="-25% 58%" fo:font-size="22pt" style:font-size-asian="22pt" style:font-size-complex="22pt"/>
    </style:style>
    <style:style style:name="T52" style:family="text">
      <style:text-properties fo:color="#000000" fo:language="en" fo:country="US" fo:font-style="italic" style:text-underline-style="solid" style:text-underline-width="auto" style:text-underline-color="font-color" fo:font-weight="bold"/>
    </style:style>
    <style:style style:name="T53" style:family="text">
      <style:text-properties fo:font-size="17pt" fo:language="en" fo:country="GB" style:font-size-asian="17pt" style:font-size-complex="17pt"/>
    </style:style>
    <style:style style:name="T54" style:family="text">
      <style:text-properties style:text-position="sub 58%"/>
    </style:style>
    <style:style style:name="T55" style:family="text">
      <style:text-properties style:text-position="0% 100%"/>
    </style:style>
    <style:style style:name="T56" style:family="text">
      <style:text-properties style:text-position="sub 58%" fo:font-size="24pt" fo:language="en" fo:country="GB" fo:font-style="italic" style:font-size-asian="24pt" style:font-size-complex="24pt"/>
    </style:style>
    <style:style style:name="T57" style:family="text">
      <style:text-properties style:text-position="30% 58%" fo:language="en" fo:country="US"/>
    </style:style>
    <style:style style:name="T58" style:family="text">
      <style:text-properties fo:font-size="22pt" fo:language="en" fo:country="US" style:font-size-asian="22pt" style:font-size-complex="22pt"/>
    </style:style>
    <style:style style:name="T59" style:family="text">
      <style:text-properties fo:font-size="22pt" fo:language="en" fo:country="US" fo:font-style="italic" style:font-size-asian="22pt" style:font-size-complex="22pt"/>
    </style:style>
    <style:style style:name="T60" style:family="text">
      <style:text-properties fo:color="#000080" fo:language="en" fo:country="GB" fo:font-style="italic" fo:text-shadow="1pt 1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3cm"/>
        <style:text-properties fo:font-family="Arial" style:font-family-generic="swiss" style:font-pitch="variable" fo:color="#000000" fo:font-size="100%"/>
      </text:list-level-style-bullet>
      <text:list-level-style-bullet text:level="2" text:bullet-char="–">
        <style:list-level-properties text:space-before="1.27cm" text:min-label-width="0.78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43cm"/>
        <style:text-properties fo:font-family="Arial" style:font-family-generic="swiss" style:font-pitch="variable" fo:color="#000000" fo:font-size="100%"/>
      </text:list-level-style-bullet>
      <text:list-level-style-bullet text:level="2" text:bullet-char="–">
        <style:list-level-properties text:min-label-width="0.94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8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8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8">
      <text:list-level-style-bullet text:level="1" text:bullet-char="•">
        <style:list-level-properties text:min-label-width="0.943cm"/>
        <style:text-properties fo:font-family="Arial" style:font-family-generic="swiss" style:font-pitch="variable" fo:color="#000000" fo:font-size="100%"/>
      </text:list-level-style-bullet>
      <text:list-level-style-number text:level="2" style:num-suffix="." style:num-format="1">
        <style:list-level-properties text:space-before="1.27cm" text:min-label-width="0.784cm"/>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43cm"/>
        <style:text-properties fo:font-family="Arial" style:font-family-generic="swiss" style:font-pitch="variable" fo:color="#000000" fo:font-size="100%"/>
      </text:list-level-style-bullet>
      <text:list-level-style-bullet text:level="2" text:bullet-char="–">
        <style:list-level-properties text:space-before="1.27cm" text:min-label-width="0.784cm"/>
        <style:text-properties fo:font-family="Arial" style:font-family-generic="swiss" style:font-pitch="variable" fo:color="#000000" fo:font-size="65%"/>
      </text:list-level-style-bullet>
      <text:list-level-style-number text:level="3" style:num-suffix="." style:num-format="1">
        <style:list-level-properties text:space-before="2.54cm" text:min-label-width="0.635cm"/>
        <style:text-properties fo:color="#000000" fo:font-size="100%"/>
      </text:list-level-style-number>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Countering Trusting Trust through Diverse Double-Compiling" draw:style-name="dp1" draw:master-page-name="Default" presentation:presentation-page-layout-name="AL1T0">
        <office:forms form:automatic-focus="false" form:apply-design-mode="false"/>
        <draw:frame presentation:style-name="pr1" draw:text-style-name="P2" draw:layer="layout" svg:width="22.516cm" svg:height="4.327cm" svg:x="1.455cm" svg:y="4.275cm" presentation:class="title" presentation:user-transformed="true">
          <draw:text-box>
            <text:p text:style-name="P1"><text:span text:style-name="T1">Proving that</text:span><text:span text:style-name="T1"><text:line-break/></text:span><text:span text:style-name="T1">Diverse Double-Compiling (DDC)</text:span><text:span text:style-name="T1"><text:line-break/></text:span><text:span text:style-name="T1">Counters Trusting Trust</text:span></text:p>
          </draw:text-box>
        </draw:frame>
        <draw:frame presentation:style-name="pr2" draw:text-style-name="P2" draw:layer="layout" svg:width="19.262cm" svg:height="6.332cm" svg:x="3.175cm" svg:y="8.677cm" presentation:class="subtitle" presentation:user-transformed="true">
          <draw:text-box>
            <text:list text:style-name="L2">
              <text:list-item>
                <text:list>
                  <text:list-item>
                    <text:p text:style-name="P3"><text:span text:style-name="T2"/></text:p>
                  </text:list-item>
                </text:list>
              </text:list-item>
            </text:list>
            <text:list text:style-name="L2">
              <text:list-item>
                <text:list>
                  <text:list-item>
                    <text:p text:style-name="P3"><text:span text:style-name="T2">David A. Wheeler</text:span></text:p>
                  </text:list-item>
                </text:list>
              </text:list-item>
            </text:list>
            <text:list text:style-name="L2">
              <text:list-item>
                <text:list>
                  <text:list-item>
                    <text:p text:style-name="P3"><text:span text:style-name="T2"/></text:p>
                  </text:list-item>
                </text:list>
              </text:list-item>
            </text:list>
            <text:list text:style-name="L2">
              <text:list-item>
                <text:list>
                  <text:list-item>
                    <text:p text:style-name="P4"><text:span text:style-name="T3">November 2, 2007</text:span></text:p>
                  </text:list-item>
                </text:list>
              </text:list-item>
            </text:list>
            <text:list text:style-name="L2">
              <text:list-item>
                <text:list>
                  <text:list-item>
                    <text:p text:style-name="P4"><text:span text:style-name="T3"/></text:p>
                  </text:list-item>
                </text:list>
              </text:list-item>
            </text:list>
            <text:list text:style-name="L2">
              <text:list-item>
                <text:list>
                  <text:list-item>
                    <text:p text:style-name="P4"><text:span text:style-name="T3"/></text:p>
                  </text:list-item>
                </text:list>
              </text:list-item>
            </text:list>
          </draw:text-box>
        </draw:frame>
        <draw:custom-shape draw:style-name="gr1" draw:text-style-name="P6" draw:layer="layout" svg:width="17.52cm" svg:height="1.314cm" svg:x="4.11cm" svg:y="16.118cm">
          <text:p text:style-name="P5"><text:span text:style-name="T4">This presentation contains the views of the author and does not necessarily indicate endorsement by IDA, the U.S. government, or the U.S. DoD.</text:span></text:p>
          <draw:enhanced-geometry svg:viewBox="0 0 21600 21600" draw:type="mso-spt202" draw:enhanced-path="M 0 0 L 21600 0 21600 21600 0 21600 0 0 Z N"/>
        </draw:custom-shape>
        <presentation:notes draw:style-name="dp2">
          <draw:custom-shape draw:style-name="gr2" draw:text-style-name="P6" draw:layer="layout" svg:width="12.889cm" svg:height="9.666cm" svg:x="3.268cm" svg:y="1.936cm">
            <text:p text:style-name="P7"/>
            <draw:enhanced-geometry svg:viewBox="0 0 21600 21600" draw:type="mso-spt202" draw:enhanced-path="M 0 0 L 21600 0 21600 21600 0 21600 0 0 Z N"/>
          </draw:custom-shape>
          <draw:frame presentation:style-name="pr3" draw:text-style-name="P7" draw:layer="layout" svg:width="14.234cm" svg:height="11.595cm" svg:x="2.589cm" svg:y="12.245cm" presentation:class="notes" presentation:placeholder="true">
            <draw:text-box/>
          </draw:frame>
        </presentation:notes>
      </draw:page>
      <draw:page draw:name="Outline" draw:style-name="dp3" draw:master-page-name="Default" presentation:presentation-page-layout-name="AL2T1">
        <office:forms form:automatic-focus="false" form:apply-design-mode="false"/>
        <draw:frame presentation:style-name="pr4" draw:text-style-name="P2" draw:layer="layout" svg:width="21.369cm" svg:height="2.321cm" svg:x="2.116cm" svg:y="1.455cm" presentation:class="title" presentation:user-transformed="true">
          <draw:text-box>
            <text:p text:style-name="P8"><text:span text:style-name="T5">Outline</text:span></text:p>
          </draw:text-box>
        </draw:frame>
        <draw:frame presentation:style-name="pr5" draw:text-style-name="P11" draw:layer="layout" svg:width="21.581cm" svg:height="13.773cm" svg:x="1.904cm" svg:y="5.08cm" presentation:class="outline" presentation:user-transformed="true">
          <draw:text-box>
            <text:list text:style-name="L4">
              <text:list-item>
                <text:p text:style-name="P9"><text:span text:style-name="T6">Problem: Trusting trust attack (the problem)</text:span></text:p>
              </text:list-item>
            </text:list>
            <text:list text:style-name="L4">
              <text:list-item>
                <text:p text:style-name="P9"><text:span text:style-name="T6">Claimed Solution: Diverse double-compiling (DDC)</text:span></text:p>
              </text:list-item>
            </text:list>
            <text:list text:style-name="L4">
              <text:list-item>
                <text:p text:style-name="P9"><text:span text:style-name="T6">Lessons learned on formal methods tools</text:span></text:p>
              </text:list-item>
            </text:list>
            <text:list text:style-name="L4">
              <text:list-item>
                <text:p text:style-name="P9"><text:span text:style-name="T6">Intro to Prover9/Ivy tools, inc. prover9 notation</text:span></text:p>
              </text:list-item>
            </text:list>
            <text:list text:style-name="L4">
              <text:list-item>
                <text:p text:style-name="P9"><text:span text:style-name="T6">Review proof assumptions</text:span></text:p>
              </text:list-item>
            </text:list>
            <text:list text:style-name="L4">
              <text:list-item>
                <text:list>
                  <text:list-item>
                    <text:p text:style-name="P10"><text:span text:style-name="T7">Proof 1: “If DDC produces the </text:span><text:span text:style-name="T8">same</text:span><text:span text:style-name="T7"> executable as the (potentially malicious) compiler-under-test, then source code of the compiler corresponds to the executable”</text:span></text:p>
                  </text:list-item>
                </text:list>
              </text:list-item>
            </text:list>
            <text:list text:style-name="L4">
              <text:list-item>
                <text:list>
                  <text:list-item>
                    <text:p text:style-name="P10"><text:span text:style-name="T7">Proof 2: “Under reasonable conditions, the compiler-under-test and DDC results </text:span><text:span text:style-name="T9">will</text:span><text:span text:style-name="T7"> be the same”</text:span></text:p>
                  </text:list-item>
                </text:list>
              </text:list-item>
            </text:list>
            <text:list text:style-name="L4">
              <text:list-item>
                <text:list>
                  <text:list-item>
                    <text:p text:style-name="P10"><text:span text:style-name="T7">Proof 3: “Proof 2 assumption cP_corresponds_to_sP is </text:span><text:span text:style-name="T9">very</text:span><text:span text:style-name="T10"> reasonable”</text:span></text:p>
                  </text:list-item>
                </text:list>
              </text:list-item>
            </text:list>
          </draw:text-box>
        </draw:frame>
        <draw:rect draw:style-name="gr3" draw:text-style-name="P12" draw:layer="layout" svg:width="20.32cm" svg:height="1.27cm" svg:x="1.905cm" svg:y="17.145cm">
          <text:list text:style-name="L5">
            <text:list-item>
              <text:list>
                <text:list-item>
                  <text:p text:style-name="P12"><text:span text:style-name="T6">Your mission: Are the assumptions reasonable?</text:span></text:p>
                </text:list-item>
              </text:list>
            </text:list-item>
          </text:list>
        </draw:rect>
        <presentation:notes draw:style-name="dp2">
          <draw:page-thumbnail draw:style-name="gr4" draw:layer="layout" svg:width="12.88cm" svg:height="9.658cm" svg:x="3.268cm" svg:y="1.935cm" draw:page-number="2" presentation:class="page"/>
          <draw:frame presentation:style-name="pr6" draw:text-style-name="P7" draw:layer="layout" svg:width="14.234cm" svg:height="11.595cm" svg:x="2.589cm" svg:y="12.245cm" presentation:class="notes" presentation:placeholder="true">
            <draw:text-box/>
          </draw:frame>
        </presentation:notes>
      </draw:page>
      <draw:page draw:name="Trusting trust attack" draw:style-name="dp3" draw:master-page-name="Default" presentation:presentation-page-layout-name="AL2T1">
        <office:forms form:automatic-focus="false" form:apply-design-mode="false"/>
        <draw:frame presentation:style-name="pr4" draw:text-style-name="P2" draw:layer="layout" svg:width="21.369cm" svg:height="2.321cm" svg:x="2.116cm" svg:y="1.455cm" presentation:class="title" presentation:user-transformed="true">
          <draw:text-box>
            <text:p text:style-name="P8"><text:span text:style-name="T5">Problem: Trusting trust attack</text:span></text:p>
          </draw:text-box>
        </draw:frame>
        <draw:custom-shape draw:style-name="gr5" draw:text-style-name="P6" draw:id="id2" draw:layer="layout" svg:width="4.445cm" svg:height="8.255cm" svg:x="10.372cm" svg:y="5.715cm">
          <text:p text:style-name="P13"><text:span text:style-name="T11">Compiler</text:span></text:p>
          <text:p text:style-name="P13"><text:span text:style-name="T11">executable</text:span></text:p>
          <text:p text:style-name="P13"><text:span text:style-name="T11">(malicious)</text:span></text:p>
          <draw:enhanced-geometry svg:viewBox="0 0 21600 21600" draw:type="rectangle" draw:enhanced-path="M 0 0 L 21600 0 21600 21600 0 21600 0 0 Z N"/>
        </draw:custom-shape>
        <draw:custom-shape draw:style-name="gr5" draw:text-style-name="P6" draw:layer="layout" svg:width="6.562cm" svg:height="2.134cm" svg:x="16.298cm" svg:y="5.715cm">
          <text:p text:style-name="P13"><text:span text:style-name="T11">Critical program</text:span></text:p>
          <text:p text:style-name="P13"><text:span text:style-name="T11">(malicious)</text:span></text:p>
          <draw:enhanced-geometry svg:viewBox="0 0 21600 21600" draw:type="rectangle" draw:enhanced-path="M 0 0 L 21600 0 21600 21600 0 21600 0 0 Z N"/>
        </draw:custom-shape>
        <draw:custom-shape draw:style-name="gr6" draw:text-style-name="P6" draw:layer="layout" svg:width="7.831cm" svg:height="2.964cm" svg:x="0.847cm" svg:y="5.503cm">
          <text:p text:style-name="P13"><text:span text:style-name="T12">Critical program</text:span></text:p>
          <text:p text:style-name="P13"><text:span text:style-name="T12">source code “login”</text:span></text:p>
          <draw:enhanced-geometry svg:viewBox="0 0 21600 21600" draw:glue-points="10800 0 3160 3160 0 10800 3160 18440 10800 21600 18440 18440 21600 10800 18440 3160" draw:text-areas="3200 3200 18400 18400" draw:type="ellipse"/>
        </draw:custom-shape>
        <draw:line draw:style-name="gr7" draw:text-style-name="P14" draw:layer="layout" svg:x1="8.678cm" svg:y1="6.985cm" svg:x2="10.372cm" svg:y2="6.985cm">
          <text:p text:style-name="P7"/>
        </draw:line>
        <draw:line draw:style-name="gr7" draw:text-style-name="P14" draw:layer="layout" svg:x1="14.817cm" svg:y1="6.985cm" svg:x2="16.298cm" svg:y2="6.989cm">
          <text:p text:style-name="P7"/>
        </draw:line>
        <draw:custom-shape draw:style-name="gr6" draw:text-style-name="P6" draw:layer="layout" svg:width="7.831cm" svg:height="2.487cm" svg:x="0.847cm" svg:y="8.678cm">
          <text:p text:style-name="P13"><text:span text:style-name="T12">Analysis program</text:span></text:p>
          <text:p text:style-name="P13"><text:span text:style-name="T12">source code</text:span></text:p>
          <draw:enhanced-geometry svg:viewBox="0 0 21600 21600" draw:glue-points="10800 0 3160 3160 0 10800 3160 18440 10800 21600 18440 18440 21600 10800 18440 3160" draw:text-areas="3200 3200 18400 18400" draw:type="ellipse"/>
        </draw:custom-shape>
        <draw:custom-shape draw:style-name="gr6" draw:text-style-name="P6" draw:layer="layout" svg:width="7.832cm" svg:height="2.487cm" svg:x="1.058cm" svg:y="11.43cm">
          <text:p text:style-name="P13"><text:span text:style-name="T12">Compiler</text:span></text:p>
          <text:p text:style-name="P13"><text:span text:style-name="T12">source code</text:span></text:p>
          <draw:enhanced-geometry svg:viewBox="0 0 21600 21600" draw:glue-points="10800 0 3160 3160 0 10800 3160 18440 10800 21600 18440 18440 21600 10800 18440 3160" draw:text-areas="3200 3200 18400 18400" draw:type="ellipse"/>
        </draw:custom-shape>
        <draw:custom-shape draw:style-name="gr5" draw:text-style-name="P6" draw:layer="layout" svg:width="6.562cm" svg:height="2.134cm" svg:x="16.298cm" svg:y="8.89cm">
          <text:p text:style-name="P13"><text:span text:style-name="T11">Analysis program</text:span></text:p>
          <text:p text:style-name="P13"><text:span text:style-name="T11">(malicious)</text:span></text:p>
          <draw:enhanced-geometry svg:viewBox="0 0 21600 21600" draw:type="rectangle" draw:enhanced-path="M 0 0 L 21600 0 21600 21600 0 21600 0 0 Z N"/>
        </draw:custom-shape>
        <draw:custom-shape draw:style-name="gr5" draw:text-style-name="P6" draw:id="id1" draw:layer="layout" svg:width="6.562cm" svg:height="3.061cm" svg:x="16.298cm" svg:y="11.218cm">
          <text:p text:style-name="P13"><text:span text:style-name="T11">Compiler</text:span></text:p>
          <text:p text:style-name="P13"><text:span text:style-name="T11">executable</text:span></text:p>
          <text:p text:style-name="P13"><text:span text:style-name="T11">(malicious)</text:span></text:p>
          <draw:enhanced-geometry svg:viewBox="0 0 21600 21600" draw:type="rectangle" draw:enhanced-path="M 0 0 L 21600 0 21600 21600 0 21600 0 0 Z N"/>
        </draw:custom-shape>
        <draw:line draw:style-name="gr7" draw:text-style-name="P14" draw:layer="layout" svg:x1="8.678cm" svg:y1="9.948cm" svg:x2="10.372cm" svg:y2="9.948cm">
          <text:p text:style-name="P7"/>
        </draw:line>
        <draw:line draw:style-name="gr7" draw:text-style-name="P14" draw:layer="layout" svg:x1="14.817cm" svg:y1="9.948cm" svg:x2="16.298cm" svg:y2="9.948cm">
          <text:p text:style-name="P7"/>
        </draw:line>
        <draw:line draw:style-name="gr7" draw:text-style-name="P14" draw:layer="layout" svg:x1="8.89cm" svg:y1="12.7cm" svg:x2="10.372cm" svg:y2="12.7cm">
          <text:p text:style-name="P7"/>
        </draw:line>
        <draw:line draw:style-name="gr7" draw:text-style-name="P14" draw:layer="layout" svg:x1="14.817cm" svg:y1="12.7cm" svg:x2="16.298cm" svg:y2="12.7cm">
          <text:p text:style-name="P7"/>
        </draw:line>
        <draw:custom-shape draw:style-name="gr8" draw:text-style-name="P6" draw:layer="layout" svg:width="9.736cm" svg:height="1.197cm" svg:x="0.847cm" svg:y="4.233cm">
          <text:p text:style-name="P15"><text:span text:style-name="T11">Trustworthy source…</text:span></text:p>
          <draw:enhanced-geometry svg:viewBox="0 0 21600 21600" draw:type="mso-spt202" draw:enhanced-path="M 0 0 L 21600 0 21600 21600 0 21600 0 0 Z N"/>
        </draw:custom-shape>
        <draw:custom-shape draw:style-name="gr9" draw:text-style-name="P6" draw:layer="layout" svg:width="8.89cm" svg:height="1.197cm" svg:x="14.182cm" svg:y="4.233cm">
          <text:p text:style-name="P16"><text:span text:style-name="T11">… </text:span><text:span text:style-name="T11">malicious binaries</text:span></text:p>
          <draw:enhanced-geometry svg:viewBox="0 0 21600 21600" draw:type="mso-spt202" draw:enhanced-path="M 0 0 L 21600 0 21600 21600 0 21600 0 0 Z N"/>
        </draw:custom-shape>
        <draw:custom-shape draw:style-name="gr10" draw:text-style-name="P6" draw:layer="layout" svg:width="22.225cm" svg:height="4.086cm" svg:x="1.058cm" svg:y="14.393cm">
          <text:p text:style-name="P8"><text:span text:style-name="T13">1974: Karger &amp; Schell</text:span></text:p>
          <text:p text:style-name="P8"><text:span text:style-name="T13">1984: Ken Thompson. Demo’d (inc. disassembler), </text:span><text:span text:style-name="T14">undetected</text:span></text:p>
          <text:p text:style-name="P8"><text:span text:style-name="T15"/></text:p>
          <text:p text:style-name="P17"><text:span text:style-name="T16">Fundamental security problem</text:span></text:p>
          <draw:enhanced-geometry svg:viewBox="0 0 21600 21600" draw:type="mso-spt202" draw:enhanced-path="M 0 0 L 21600 0 21600 21600 0 21600 0 0 Z N"/>
        </draw:custom-shape>
        <draw:connector draw:style-name="gr11" draw:text-style-name="P14" draw:layer="layout" draw:type="curve" draw:line-skew="0.231cm" svg:x1="19.579cm" svg:y1="14.279cm" svg:x2="12.594cm" svg:y2="13.97cm" draw:start-shape="id1" draw:start-glue-point="2" draw:end-shape="id2" draw:end-glue-point="2">
          <text:p text:style-name="P7"/>
        </draw:connector>
        <draw:custom-shape draw:style-name="gr8" draw:text-style-name="P6" draw:layer="layout" svg:width="5.08cm" svg:height="0.964cm" svg:x="12.065cm" svg:y="14.259cm">
          <text:p text:style-name="P18"><text:span text:style-name="T17">Perpetuates</text:span></text:p>
          <draw:enhanced-geometry svg:viewBox="0 0 21600 21600" draw:type="mso-spt202" draw:enhanced-path="M 0 0 L 21600 0 21600 21600 0 21600 0 0 Z N"/>
        </draw:custom-shape>
        <presentation:notes draw:style-name="dp2">
          <draw:page-thumbnail draw:style-name="gr4" draw:layer="layout" svg:width="12.88cm" svg:height="9.658cm" svg:x="3.268cm" svg:y="1.935cm" draw:page-number="3" presentation:class="page"/>
          <draw:frame presentation:style-name="pr6" draw:text-style-name="P7" draw:layer="layout" svg:width="14.234cm" svg:height="11.595cm" svg:x="2.589cm" svg:y="12.245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7" draw:text-style-name="P2" draw:layer="layout" svg:width="21.586cm" svg:height="1.267cm" svg:x="1.905cm" svg:y="1.982cm" presentation:class="title" presentation:user-transformed="true">
          <draw:text-box>
            <text:p text:style-name="P19">Solution: Diverse double-compiling</text:p>
          </draw:text-box>
        </draw:frame>
        <draw:custom-shape draw:style-name="gr12" draw:text-style-name="P20" draw:layer="layout" svg:width="1.865cm" svg:height="1.562cm" svg:x="6.39cm" svg:y="8.896cm">
          <text:p text:style-name="P1"><text:span text:style-name="T18">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0" draw:layer="layout" svg:width="1.865cm" svg:height="1.561cm" svg:x="6.381cm" svg:y="11.908cm">
          <text:p text:style-name="P1"><text:span text:style-name="T18">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7.298cm" svg:y1="10.453cm" svg:x2="7.303cm" svg:y2="11.869cm">
          <text:p text:style-name="P7"/>
        </draw:line>
        <draw:line draw:style-name="gr13" draw:text-style-name="P14" draw:layer="layout" svg:x1="7.325cm" svg:y1="7.437cm" svg:x2="7.329cm" svg:y2="8.852cm">
          <text:p text:style-name="P7"/>
        </draw:line>
        <draw:line draw:style-name="gr13" draw:text-style-name="P14" draw:layer="layout" svg:x1="4.445cm" svg:y1="9.064cm" svg:x2="6.39cm" svg:y2="9.518cm">
          <text:p text:style-name="P7"/>
        </draw:line>
        <draw:line draw:style-name="gr13" draw:text-style-name="P14" draw:layer="layout" svg:x1="4.445cm" svg:y1="12.239cm" svg:x2="6.381cm" svg:y2="12.671cm">
          <text:p text:style-name="P7"/>
        </draw:line>
        <draw:line draw:style-name="gr13" draw:text-style-name="P14" draw:layer="layout" svg:x1="7.263cm" svg:y1="13.469cm" svg:x2="7.267cm" svg:y2="14.144cm">
          <text:p text:style-name="P7"/>
        </draw:line>
        <draw:frame draw:style-name="gr14" draw:layer="layout" svg:width="5.434cm" svg:height="2.094cm" svg:x="0.635cm" svg:y="8.24cm">
          <draw:text-box>
            <text:p text:style-name="P7">sP: source</text:p>
            <text:p text:style-name="P7">(of parent cP?)</text:p>
          </draw:text-box>
        </draw:frame>
        <draw:frame draw:style-name="gr14" draw:layer="layout" svg:width="4.041cm" svg:height="2.094cm" svg:x="1.198cm" svg:y="11.203cm">
          <draw:text-box>
            <text:p text:style-name="P7">sA: source</text:p>
            <text:p text:style-name="P7">(of cA?)</text:p>
          </draw:text-box>
        </draw:frame>
        <draw:frame draw:style-name="gr14" draw:layer="layout" svg:width="2.631cm" svg:height="1.187cm" svg:x="5.715cm" svg:y="10.417cm">
          <draw:text-box>
            <text:p text:style-name="P7">stage1</text:p>
          </draw:text-box>
        </draw:frame>
        <draw:frame draw:style-name="gr14" draw:layer="layout" svg:width="7.216cm" svg:height="3.001cm" svg:x="4.445cm" svg:y="14.144cm">
          <draw:text-box>
            <text:p text:style-name="P7">stage2: executable;</text:p>
            <text:p text:style-name="P7">to run on</text:p>
            <text:p text:style-name="P7">eArun: environment</text:p>
          </draw:text-box>
        </draw:frame>
        <draw:frame draw:style-name="gr14" draw:layer="layout" svg:width="3.503cm" svg:height="1.187cm" svg:x="9.525cm" svg:y="7.794cm">
          <draw:text-box>
            <text:p text:style-name="P7">e1effects</text:p>
          </draw:text-box>
        </draw:frame>
        <draw:frame draw:style-name="gr14" draw:layer="layout" svg:width="5.921cm" svg:height="1.187cm" svg:x="8.89cm" svg:y="8.973cm">
          <draw:text-box>
            <text:p text:style-name="P7">e1: environment</text:p>
          </draw:text-box>
        </draw:frame>
        <draw:path draw:style-name="gr15" draw:layer="layout" svg:width="2.539cm" svg:height="1.269cm" draw:transform="rotate (-3.1415926535892) translate (10.795cm 9.699cm)" svg:viewBox="0 0 2540 1270" svg:d="m0-19398c0 0 671 1270 1270 1270s1270-1270 1270-1270">
          <text:p text:style-name="P7"/>
        </draw:path>
        <draw:frame draw:style-name="gr14" draw:layer="layout" svg:width="3.499cm" svg:height="1.187cm" svg:x="9.525cm" svg:y="10.969cm">
          <draw:text-box>
            <text:p text:style-name="P7">e2effects</text:p>
          </draw:text-box>
        </draw:frame>
        <draw:frame draw:style-name="gr14" draw:layer="layout" svg:width="5.916cm" svg:height="1.187cm" svg:x="8.689cm" svg:y="12.065cm">
          <draw:text-box>
            <text:p text:style-name="P7">e2: environment</text:p>
          </draw:text-box>
        </draw:frame>
        <draw:path draw:style-name="gr15" draw:layer="layout" svg:width="2.539cm" svg:height="1.269cm" draw:transform="rotate (-3.1415926535892) translate (10.795cm 12.874cm)" svg:viewBox="0 0 2540 1270" svg:d="m0-25748c0 0 671 1270 1270 1270s1270-1270 1270-1270">
          <text:p text:style-name="P7"/>
        </draw:path>
        <draw:frame draw:style-name="gr16" draw:text-style-name="P7" draw:layer="layout" svg:width="6.467cm" svg:height="2.54cm" svg:x="4.328cm" svg:y="5.7cm">
          <draw:text-box>
            <text:p text:style-name="P7">cT: executable</text:p>
            <text:p text:style-name="P7">(trusted compiler)</text:p>
          </draw:text-box>
        </draw:frame>
        <draw:line draw:style-name="gr17" draw:layer="layout" svg:x1="11.43cm" svg:y1="15.24cm" svg:x2="16.51cm" svg:y2="15.24cm">
          <text:p text:style-name="P7"/>
        </draw:line>
        <draw:frame draw:style-name="gr14" draw:text-style-name="P21" draw:layer="layout" svg:width="5.18cm" svg:height="1.187cm" svg:x="4.445cm" svg:y="4.445cm">
          <draw:text-box>
            <text:p text:style-name="P7"><text:span text:style-name="T19">DDC Process</text:span></text:p>
          </draw:text-box>
        </draw:frame>
        <draw:custom-shape draw:style-name="gr12" draw:text-style-name="P20" draw:layer="layout" svg:width="1.865cm" svg:height="1.562cm" svg:x="18.249cm" svg:y="8.896cm">
          <text:p text:style-name="P1"><text:span text:style-name="T18">o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0" draw:layer="layout" svg:width="1.865cm" svg:height="1.561cm" svg:x="18.24cm" svg:y="11.908cm">
          <text:p text:style-name="P1"><text:span text:style-name="T18">o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19.157cm" svg:y1="10.453cm" svg:x2="19.162cm" svg:y2="11.869cm">
          <text:p text:style-name="P7"/>
        </draw:line>
        <draw:line draw:style-name="gr13" draw:text-style-name="P14" draw:layer="layout" svg:x1="19.184cm" svg:y1="7.437cm" svg:x2="19.188cm" svg:y2="8.852cm">
          <text:p text:style-name="P7"/>
        </draw:line>
        <draw:line draw:style-name="gr13" draw:text-style-name="P14" draw:layer="layout" svg:x1="16.304cm" svg:y1="9.064cm" svg:x2="18.249cm" svg:y2="9.518cm">
          <text:p text:style-name="P7"/>
        </draw:line>
        <draw:line draw:style-name="gr13" draw:text-style-name="P14" draw:layer="layout" svg:x1="16.304cm" svg:y1="12.239cm" svg:x2="18.24cm" svg:y2="12.671cm">
          <text:p text:style-name="P7"/>
        </draw:line>
        <draw:line draw:style-name="gr13" draw:text-style-name="P14" draw:layer="layout" svg:x1="19.122cm" svg:y1="13.469cm" svg:x2="19.126cm" svg:y2="14.144cm">
          <text:p text:style-name="P7"/>
        </draw:line>
        <draw:frame draw:style-name="gr14" draw:text-style-name="P7" draw:layer="layout" svg:width="1.289cm" svg:height="1.187cm" svg:x="15.241cm" svg:y="8.338cm">
          <draw:text-box draw:corner-radius="2.746cm">
            <text:p text:style-name="P7">sP</text:p>
          </draw:text-box>
        </draw:frame>
        <draw:frame draw:style-name="gr14" draw:layer="layout" svg:width="1.429cm" svg:height="1.187cm" svg:x="15.24cm" svg:y="11.43cm">
          <draw:text-box>
            <text:p text:style-name="P7">sA</text:p>
          </draw:text-box>
        </draw:frame>
        <draw:frame draw:style-name="gr18" draw:text-style-name="P7" draw:layer="layout" svg:width="1.534cm" svg:height="1.187cm" svg:x="17.78cm" svg:y="10.795cm">
          <draw:text-box>
            <text:p text:style-name="P7">cP</text:p>
          </draw:text-box>
        </draw:frame>
        <draw:frame draw:style-name="gr14" draw:layer="layout" svg:width="7.216cm" svg:height="3.001cm" svg:x="16.304cm" svg:y="14.144cm">
          <draw:text-box>
            <text:p text:style-name="P7">cA: executable;</text:p>
            <text:p text:style-name="P7">to run on</text:p>
            <text:p text:style-name="P7">eArun: environment</text:p>
          </draw:text-box>
        </draw:frame>
        <draw:frame draw:style-name="gr14" draw:layer="layout" svg:width="3.55cm" svg:height="1.187cm" svg:x="21.384cm" svg:y="7.794cm">
          <draw:text-box>
            <text:p text:style-name="P7">ePeffects</text:p>
          </draw:text-box>
        </draw:frame>
        <draw:frame draw:style-name="gr14" draw:layer="layout" svg:width="3.177cm" svg:height="1.187cm" svg:x="20.953cm" svg:y="8.973cm">
          <draw:text-box>
            <text:p text:style-name="P7">eP: env.</text:p>
          </draw:text-box>
        </draw:frame>
        <draw:path draw:style-name="gr15" draw:layer="layout" svg:width="2.539cm" svg:height="1.269cm" draw:transform="rotate (-3.1415926535892) translate (22.654cm 9.699cm)" svg:viewBox="0 0 2540 1270" svg:d="m0-19398c0 0 671 1270 1270 1270s1270-1270 1270-1270">
          <text:p text:style-name="P7"/>
        </draw:path>
        <draw:frame draw:style-name="gr14" draw:layer="layout" svg:width="3.69cm" svg:height="1.187cm" svg:x="21.384cm" svg:y="10.969cm">
          <draw:text-box>
            <text:p text:style-name="P7">eAeffects</text:p>
          </draw:text-box>
        </draw:frame>
        <draw:frame draw:style-name="gr14" draw:text-style-name="P7" draw:layer="layout" svg:width="3.317cm" svg:height="1.187cm" svg:x="20.813cm" svg:y="12.148cm">
          <draw:text-box>
            <text:p text:style-name="P7">eA: env.</text:p>
          </draw:text-box>
        </draw:frame>
        <draw:path draw:style-name="gr15" draw:layer="layout" svg:width="2.539cm" svg:height="1.269cm" draw:transform="rotate (-3.1415926535892) translate (22.654cm 12.874cm)" svg:viewBox="0 0 2540 1270" svg:d="m0-25748c0 0 671 1270 1270 1270s1270-1270 1270-1270">
          <text:p text:style-name="P7"/>
        </draw:path>
        <draw:frame draw:style-name="gr19" draw:text-style-name="P7" draw:layer="layout" svg:width="6.35cm" svg:height="1.285cm" svg:x="16.51cm" svg:y="6.335cm">
          <draw:text-box>
            <text:p text:style-name="P7">cGP : executable</text:p>
          </draw:text-box>
        </draw:frame>
        <draw:frame draw:style-name="gr14" draw:text-style-name="P21" draw:layer="layout" svg:width="5.844cm" svg:height="1.187cm" svg:x="16.304cm" svg:y="4.445cm">
          <draw:text-box>
            <text:p text:style-name="P7"><text:span text:style-name="T19">Claimed Origin</text:span></text:p>
          </draw:text-box>
        </draw:frame>
        <draw:frame draw:style-name="gr20" draw:text-style-name="P22" draw:layer="layout" svg:width="3.465cm" svg:height="1.187cm" draw:transform="rotate (0.86673050654022) translate (12.092cm 16.377cm)">
          <draw:text-box>
            <text:p text:style-name="P7"><text:span text:style-name="T20">compare</text:span></text:p>
          </draw:text-box>
        </draw:frame>
        <presentation:notes draw:style-name="dp2">
          <draw:page-thumbnail draw:layer="layout" svg:width="12.885cm" svg:height="9.662cm" svg:x="3.268cm" svg:y="1.936cm" draw:page-number="4"/>
          <draw:frame presentation:style-name="pr3" draw:text-style-name="P23" draw:layer="layout" svg:width="14.234cm" svg:height="11.595cm" svg:x="2.589cm" svg:y="12.245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8" draw:text-style-name="P7" draw:layer="layout" svg:width="21.369cm" svg:height="2.533cm" svg:x="2.116cm" svg:y="1.349cm" presentation:class="title" presentation:user-transformed="true">
          <draw:text-box>
            <text:p text:style-name="P7">But does DDC<text:line-break/>really counter the attack?</text:p>
          </draw:text-box>
        </draw:frame>
        <draw:frame presentation:style-name="pr9" draw:text-style-name="P25" draw:layer="layout" svg:width="21.581cm" svg:height="13.523cm" svg:x="1.904cm" svg:y="5.08cm" presentation:class="outline">
          <draw:text-box>
            <text:list text:style-name="L4">
              <text:list-item>
                <text:p text:style-name="P24">Many doubt my textual arguments</text:p>
              </text:list-item>
            </text:list>
            <text:list text:style-name="L4">
              <text:list-item>
                <text:list>
                  <text:list-item>
                    <text:p text:style-name="P10">“Trusting trust has been unsolved for decades, why do you think <text:span text:style-name="T20">you</text:span><text:span text:style-name="T21"> can solve it?”</text:span></text:p>
                  </text:list-item>
                </text:list>
              </text:list-item>
            </text:list>
            <text:list text:style-name="L4">
              <text:list-item>
                <text:p text:style-name="P24"><text:span text:style-name="T21">So, go for gold standard: Formal mathematical proof</text:span></text:p>
              </text:list-item>
            </text:list>
            <text:list text:style-name="L4">
              <text:list-item>
                <text:list>
                  <text:list-item>
                    <text:p text:style-name="P10"><text:span text:style-name="T21">Have proof, &amp; used tools to help create it</text:span></text:p>
                  </text:list-item>
                </text:list>
              </text:list-item>
            </text:list>
          </draw:text-box>
        </draw:frame>
        <presentation:notes draw:style-name="dp2">
          <draw:page-thumbnail draw:style-name="gr4" draw:layer="layout" svg:width="12.88cm" svg:height="9.658cm" svg:x="3.268cm" svg:y="1.935cm" draw:page-number="5" presentation:class="page"/>
          <draw:frame presentation:style-name="pr10" draw:text-style-name="P7" draw:layer="layout" svg:width="14.234cm" svg:height="11.344cm" svg:x="2.589cm" svg:y="12.245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8" draw:text-style-name="P7" draw:layer="layout" svg:width="21.369cm" svg:height="2.533cm" svg:x="2.116cm" svg:y="1.349cm" presentation:class="title" presentation:user-transformed="true">
          <draw:text-box>
            <text:p text:style-name="P7">Lessons learned about<text:line-break/>formal methods (FM) tools (1)</text:p>
          </draw:text-box>
        </draw:frame>
        <draw:frame presentation:style-name="pr9" draw:text-style-name="P25" draw:layer="layout" svg:width="21.581cm" svg:height="13.523cm" svg:x="1.904cm" svg:y="5.08cm" presentation:class="outline" presentation:user-transformed="true">
          <draw:text-box>
            <text:list text:style-name="L4">
              <text:list-item>
                <text:p text:style-name="P24">Originally did hand proofs, very painful</text:p>
              </text:list-item>
            </text:list>
            <text:list text:style-name="L4">
              <text:list-item>
                <text:list>
                  <text:list-item>
                    <text:p text:style-name="P10"><text:span text:style-name="T22">Mistakes, time-consuming (bookkeeping)</text:span></text:p>
                  </text:list-item>
                </text:list>
              </text:list-item>
            </text:list>
            <text:list text:style-name="L4">
              <text:list-item>
                <text:p text:style-name="P24">Looked at a number of FM tools, e.g.:</text:p>
              </text:list-item>
            </text:list>
            <text:list text:style-name="L4">
              <text:list-item>
                <text:list>
                  <text:list-item>
                    <text:p text:style-name="P10"><text:span text:style-name="T22">ACL2: Good for proving </text:span><text:span text:style-name="T23">specific</text:span><text:span text:style-name="T24"> programs</text:span><text:span text:style-name="T22">, but weak for general circumstances &amp; uses unreadable LISP notation</text:span></text:p>
                  </text:list-item>
                </text:list>
              </text:list-item>
            </text:list>
            <text:list text:style-name="L4">
              <text:list-item>
                <text:list>
                  <text:list-item>
                    <text:p text:style-name="P10"><text:span text:style-name="T22">Alloy: Excellent for specs, but no absolute proof</text:span></text:p>
                  </text:list-item>
                </text:list>
              </text:list-item>
            </text:list>
            <text:list text:style-name="L4">
              <text:list-item>
                <text:list>
                  <text:list-item>
                    <text:p text:style-name="P10"><text:span text:style-name="T22">Coq, Isabelle/HOL: Not really automated; proof </text:span><text:span text:style-name="T23">checkers</text:span></text:p>
                  </text:list-item>
                </text:list>
              </text:list-item>
            </text:list>
            <text:list text:style-name="L4">
              <text:list-item>
                <text:list>
                  <text:list-item>
                    <text:p text:style-name="P10"><text:span text:style-name="T22">PVS: Used at first. <text:s/>Great language (types, etc.) - specs clean, and found missing assumption. <text:s/>Poor automation</text:span></text:p>
                  </text:list-item>
                </text:list>
              </text:list-item>
            </text:list>
            <text:list text:style-name="L4">
              <text:list-item>
                <text:list>
                  <text:list-item>
                    <text:p text:style-name="P10"><text:span text:style-name="T22">E: Poor doc, related pieces unavailable</text:span></text:p>
                  </text:list-item>
                </text:list>
              </text:list-item>
            </text:list>
            <text:list text:style-name="L4">
              <text:list-item>
                <text:list>
                  <text:list-item>
                    <text:p text:style-name="P10"><text:span text:style-name="T22">Prover9/mace4/ivy: Less capable language vs. PVS but </text:span><text:span text:style-name="T23">automatically </text:span><text:span text:style-name="T24">find</text:span><text:span text:style-name="T24"> proof/counter, + proved checker</text:span></text:p>
                  </text:list-item>
                </text:list>
              </text:list-item>
            </text:list>
            <text:list text:style-name="L4">
              <text:list-item>
                <text:p text:style-name="P24"><text:span text:style-name="T25">Good tools </text:span><text:span text:style-name="T26">really helped</text:span></text:p>
              </text:list-item>
            </text:list>
          </draw:text-box>
        </draw:frame>
        <presentation:notes draw:style-name="dp2">
          <draw:page-thumbnail draw:style-name="gr4" draw:layer="layout" svg:width="12.88cm" svg:height="9.658cm" svg:x="3.268cm" svg:y="1.935cm" draw:page-number="6" presentation:class="page"/>
          <draw:frame presentation:style-name="pr10" draw:text-style-name="P7" draw:layer="layout" svg:width="14.234cm" svg:height="11.344cm" svg:x="2.589cm" svg:y="12.245cm" presentation:class="notes" presentation:placeholder="true">
            <draw:text-box/>
          </draw:frame>
        </presentation:notes>
      </draw:page>
      <draw:page draw:name="page7" draw:style-name="dp5" draw:master-page-name="Default" presentation:presentation-page-layout-name="AL2T1">
        <office:forms form:automatic-focus="false" form:apply-design-mode="false"/>
        <draw:frame presentation:style-name="pr8" draw:text-style-name="P7" draw:layer="layout" svg:width="21.369cm" svg:height="2.533cm" svg:x="2.116cm" svg:y="1.349cm" presentation:class="title" presentation:user-transformed="true">
          <draw:text-box>
            <text:p text:style-name="P7">Lessons learned about<text:line-break/>formal methods (FM) tools (2)</text:p>
          </draw:text-box>
        </draw:frame>
        <draw:frame presentation:style-name="pr9" draw:text-style-name="P25" draw:layer="layout" svg:width="21.581cm" svg:height="13.541cm" svg:x="1.904cm" svg:y="5.08cm" presentation:class="outline" presentation:user-transformed="true">
          <draw:text-box>
            <text:list text:style-name="L4">
              <text:list-item>
                <text:p text:style-name="P24"><text:span text:style-name="T27">FM tools becoming more useful</text:span></text:p>
              </text:list-item>
            </text:list>
            <text:list text:style-name="L4">
              <text:list-item>
                <text:list>
                  <text:list-item>
                    <text:p text:style-name="P10"><text:span text:style-name="T22">Faster: Order-of-magnitude faster hardware, improved algorithms for automation, better implementation</text:span></text:p>
                  </text:list-item>
                </text:list>
              </text:list-item>
            </text:list>
            <text:list text:style-name="L4">
              <text:list-item>
                <text:list>
                  <text:list-item>
                    <text:p text:style-name="P10"><text:span text:style-name="T22">Open source software (OSS) enabling much more sophisticated tools (building on other tools)</text:span></text:p>
                  </text:list-item>
                </text:list>
              </text:list-item>
            </text:list>
            <text:list text:style-name="L4">
              <text:list-item>
                <text:list>
                  <text:list-item>
                    <text:p text:style-name="P10"><text:span text:style-name="T22">FM new approaches (esp. for automation)</text:span></text:p>
                  </text:list-item>
                </text:list>
              </text:list-item>
            </text:list>
            <text:list text:style-name="L4">
              <text:list-item>
                <text:list>
                  <text:list-item>
                    <text:list>
                      <text:list-item>
                        <text:p text:style-name="P26"><text:span text:style-name="T22">Alloy: Give up guarantees for automation, ease-of-use</text:span></text:p>
                      </text:list-item>
                    </text:list>
                  </text:list-item>
                </text:list>
              </text:list-item>
            </text:list>
            <text:list text:style-name="L4">
              <text:list-item>
                <text:list>
                  <text:list-item>
                    <text:list>
                      <text:list-item>
                        <text:p text:style-name="P26"><text:span text:style-name="T22">Prover9/Mace4/Ivy: Combine different approaches</text:span></text:p>
                      </text:list-item>
                    </text:list>
                  </text:list-item>
                </text:list>
              </text:list-item>
            </text:list>
            <text:list text:style-name="L4">
              <text:list-item>
                <text:p text:style-name="P24"><text:span text:style-name="T27">“</text:span><text:span text:style-name="T27">Right tool for job” esp. important for FM</text:span></text:p>
              </text:list-item>
            </text:list>
            <text:list text:style-name="L4">
              <text:list-item>
                <text:list>
                  <text:list-item>
                    <text:p text:style-name="P10"><text:span text:style-name="T22">Currently “learn a bunch of them” necessary to select</text:span></text:p>
                  </text:list-item>
                </text:list>
              </text:list-item>
            </text:list>
            <text:list text:style-name="L4">
              <text:list-item>
                <text:p text:style-name="P24"><text:span text:style-name="T27">Great potential: Combining tools + automation</text:span></text:p>
              </text:list-item>
            </text:list>
            <text:list text:style-name="L4">
              <text:list-item>
                <text:p text:style-name="P24"><text:span text:style-name="T27">In </text:span><text:span text:style-name="T28">some circumstances</text:span><text:span text:style-name="T27"> really useful now</text:span></text:p>
              </text:list-item>
            </text:list>
            <text:list text:style-name="L4">
              <text:list-item>
                <text:list>
                  <text:list-item>
                    <text:p text:style-name="P10"><text:span text:style-name="T22">Significant learning curve</text:span></text:p>
                  </text:list-item>
                </text:list>
              </text:list-item>
            </text:list>
          </draw:text-box>
        </draw:frame>
        <presentation:notes draw:style-name="dp2">
          <draw:page-thumbnail draw:style-name="gr4" draw:layer="layout" svg:width="12.88cm" svg:height="9.658cm" svg:x="3.268cm" svg:y="1.935cm" draw:page-number="7" presentation:class="page"/>
          <draw:frame presentation:style-name="pr10" draw:text-style-name="P7" draw:layer="layout" svg:width="14.234cm" svg:height="11.344cm" svg:x="2.589cm" svg:y="12.245cm" presentation:class="notes" presentation:placeholder="true">
            <draw:text-box/>
          </draw:frame>
        </presentation:notes>
      </draw:page>
      <draw:page draw:name="Backup" draw:style-name="dp3" draw:master-page-name="Default" presentation:presentation-page-layout-name="AL2T1">
        <office:forms form:automatic-focus="false" form:apply-design-mode="false"/>
        <draw:frame presentation:style-name="pr4" draw:text-style-name="P2" draw:layer="layout" svg:width="21.369cm" svg:height="2.321cm" svg:x="2.116cm" svg:y="1.455cm" presentation:class="title" presentation:user-transformed="true">
          <draw:text-box>
            <text:p text:style-name="P8"><text:span text:style-name="T5">Toolsuite Selected: Prover9/Mace4/Ivy</text:span></text:p>
          </draw:text-box>
        </draw:frame>
        <draw:frame presentation:style-name="pr11" draw:text-style-name="P25" draw:layer="layout" svg:width="21.581cm" svg:height="13.12cm" svg:x="1.904cm" svg:y="5.08cm" presentation:class="outline" presentation:user-transformed="true">
          <draw:text-box>
            <text:list text:style-name="L4">
              <text:list-item>
                <text:p text:style-name="P24">Prover9 accepts assumptions and goals in first-order logic (FOL)</text:p>
              </text:list-item>
            </text:list>
            <text:list text:style-name="L4">
              <text:list-item>
                <text:list>
                  <text:list-item>
                    <text:p text:style-name="P10">If it can prove it, outputs proof (often &lt; 1 sec!)</text:p>
                  </text:list-item>
                </text:list>
              </text:list-item>
            </text:list>
            <text:list text:style-name="L4">
              <text:list-item>
                <text:list>
                  <text:list-item>
                    <text:p text:style-name="P10">If can’t, can ask Mace4 to give counterexample</text:p>
                  </text:list-item>
                </text:list>
              </text:list-item>
            </text:list>
            <text:list text:style-name="L4">
              <text:list-item>
                <text:list>
                  <text:list-item>
                    <text:p text:style-name="P10">DDC modeled using prover9 FOL</text:p>
                  </text:list-item>
                </text:list>
              </text:list-item>
            </text:list>
            <text:list text:style-name="L4">
              <text:list-item>
                <text:p text:style-name="P24">Ivy (separate tool) can verify prover9 proof</text:p>
              </text:list-item>
            </text:list>
            <text:list text:style-name="L4">
              <text:list-item>
                <text:list>
                  <text:list-item>
                    <text:p text:style-name="P10">DDC proofs are ivy-verified!</text:p>
                  </text:list-item>
                </text:list>
              </text:list-item>
            </text:list>
            <text:list text:style-name="L4">
              <text:list-item>
                <text:p text:style-name="P24">But: garbage in, garbage out</text:p>
              </text:list-item>
            </text:list>
            <text:list text:style-name="L4">
              <text:list-item>
                <text:p text:style-name="P24"><text:span text:style-name="T29">Your mission: Determine if assumptions &amp; goals okay</text:span></text:p>
              </text:list-item>
            </text:list>
            <text:list text:style-name="L4">
              <text:list-item>
                <text:list>
                  <text:list-item>
                    <text:p text:style-name="P10">If they are, then claims are proven</text:p>
                  </text:list-item>
                </text:list>
              </text:list-item>
            </text:list>
          </draw:text-box>
        </draw:frame>
        <presentation:notes draw:style-name="dp2">
          <draw:page-thumbnail draw:style-name="gr4" draw:layer="layout" svg:width="12.88cm" svg:height="9.658cm" svg:x="3.268cm" svg:y="1.935cm" draw:page-number="8" presentation:class="page"/>
          <draw:frame presentation:style-name="pr6" draw:text-style-name="P23" draw:layer="layout" svg:width="14.234cm" svg:height="11.595cm" svg:x="2.589cm" svg:y="12.245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2" draw:text-style-name="P7" draw:layer="layout" svg:width="21.369cm" svg:height="2.322cm" svg:x="2.116cm" svg:y="1.455cm" presentation:class="title">
          <draw:text-box>
            <text:p text:style-name="P7">Prover9 Notation</text:p>
          </draw:text-box>
        </draw:frame>
        <draw:frame presentation:style-name="pr13" draw:text-style-name="P12" draw:layer="layout" svg:width="21.581cm" svg:height="13.774cm" svg:x="1.904cm" svg:y="5.08cm" presentation:class="outline" presentation:user-transformed="true">
          <draw:text-box>
            <text:list text:style-name="L4">
              <text:list-item>
                <text:p text:style-name="P12">-A<text:tab/><text:tab/><text:tab/><text:tab/><text:tab/><text:tab/>not A</text:p>
              </text:list-item>
            </text:list>
            <text:list text:style-name="L4">
              <text:list-item>
                <text:p text:style-name="P12">A &amp; B, A | B<text:tab/><text:tab/>A and B, A or B</text:p>
              </text:list-item>
            </text:list>
            <text:list text:style-name="L4">
              <text:list-item>
                <text:p text:style-name="P12">A -&gt; B<text:tab/><text:tab/><text:tab/><text:tab/>A implies B (if A then B)</text:p>
              </text:list-item>
            </text:list>
            <text:list text:style-name="L4">
              <text:list-item>
                <text:p text:style-name="P12">all X ...<text:tab/><text:tab/><text:tab/><text:tab/>for all X, ... <text:s/>(optional)</text:p>
              </text:list-item>
            </text:list>
            <text:list text:style-name="L4">
              <text:list-item>
                <text:p text:style-name="P12">Initial uppercase is variable; else constant</text:p>
              </text:list-item>
            </text:list>
            <text:list text:style-name="L4">
              <text:list-item>
                <text:p text:style-name="P12"><text:span text:style-name="T30"/></text:p>
              </text:list-item>
            </text:list>
            <text:list text:style-name="L4">
              <text:list-item>
                <text:p text:style-name="P27"><text:span text:style-name="T29">Example</text:span></text:p>
              </text:list-item>
            </text:list>
            <text:list text:style-name="L4">
              <text:list-item>
                <text:p text:style-name="P12"><text:span text:style-name="T18">human(X) -&gt; mortal(X). % “All humans are mortal.”</text:span></text:p>
              </text:list-item>
            </text:list>
            <text:list text:style-name="L4">
              <text:list-item>
                <text:p text:style-name="P12"><text:span text:style-name="T18">human(socrates). <text:s text:c="9"/>% “Socrates is human.”</text:span></text:p>
              </text:list-item>
            </text:list>
            <text:list text:style-name="L4">
              <text:list-item>
                <text:p text:style-name="P12"><text:span text:style-name="T31"><text:s text:c="3"/></text:span><text:span text:style-name="T31">% This is enough to prove:</text:span></text:p>
              </text:list-item>
            </text:list>
            <text:list text:style-name="L4">
              <text:list-item>
                <text:p text:style-name="P12"><text:span text:style-name="T18">mortal(socrates). <text:s text:c="11"/>% “Socrates is mortal.”</text:span></text:p>
              </text:list-item>
            </text:list>
          </draw:text-box>
        </draw:frame>
        <presentation:notes draw:style-name="dp2">
          <draw:page-thumbnail draw:style-name="gr4" draw:layer="layout" svg:width="12.88cm" svg:height="9.658cm" svg:x="3.268cm" svg:y="1.935cm" draw:page-number="9" presentation:class="page"/>
          <draw:frame presentation:style-name="pr10" draw:text-style-name="P7" draw:layer="layout" svg:width="14.234cm" svg:height="11.344cm" svg:x="2.589cm" svg:y="12.245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8" draw:text-style-name="P7" draw:layer="layout" svg:width="21.369cm" svg:height="2.071cm" svg:x="2.116cm" svg:y="1.58cm" presentation:class="title">
          <draw:text-box>
            <text:p text:style-name="P7">Proof #1</text:p>
          </draw:text-box>
        </draw:frame>
        <draw:frame presentation:style-name="pr14" draw:text-style-name="P25" draw:layer="layout" svg:width="21.581cm" svg:height="13.335cm" svg:x="1.904cm" svg:y="5.08cm" presentation:class="outline" presentation:user-transformed="true">
          <draw:text-box>
            <text:list text:style-name="L4">
              <text:list-item>
                <text:p text:style-name="P24">Proof #1 proves goal:</text:p>
              </text:list-item>
            </text:list>
            <text:list text:style-name="L4">
              <text:list-item>
                <text:list>
                  <text:list-item>
                    <text:p text:style-name="P10">source_corresponds_to_executable</text:p>
                  </text:list-item>
                </text:list>
              </text:list-item>
            </text:list>
            <text:list text:style-name="L4">
              <text:list-item>
                <text:list>
                  <text:list-item>
                    <text:p text:style-name="P10">I.E., if DDC recreates the compiler-under-test, the compiler source and binary correspond</text:p>
                  </text:list-item>
                </text:list>
              </text:list-item>
            </text:list>
            <text:list text:style-name="L4">
              <text:list-item>
                <text:p text:style-name="P24">It requires 5 assumptions:</text:p>
              </text:list-item>
            </text:list>
            <text:list text:style-name="L4">
              <text:list-item>
                <text:list>
                  <text:list-item>
                    <text:p text:style-name="P10">definition_stage1</text:p>
                  </text:list-item>
                </text:list>
              </text:list-item>
            </text:list>
            <text:list text:style-name="L4">
              <text:list-item>
                <text:list>
                  <text:list-item>
                    <text:p text:style-name="P10">definition_stage2</text:p>
                  </text:list-item>
                </text:list>
              </text:list-item>
            </text:list>
            <text:list text:style-name="L4">
              <text:list-item>
                <text:list>
                  <text:list-item>
                    <text:p text:style-name="P10">cT_compiles_sP</text:p>
                  </text:list-item>
                </text:list>
              </text:list-item>
            </text:list>
            <text:list text:style-name="L4">
              <text:list-item>
                <text:list>
                  <text:list-item>
                    <text:p text:style-name="P10">define_exactly_correspond</text:p>
                  </text:list-item>
                </text:list>
              </text:list-item>
            </text:list>
            <text:list text:style-name="L4">
              <text:list-item>
                <text:list>
                  <text:list-item>
                    <text:p text:style-name="P10">sP_compiles_sA</text:p>
                  </text:list-item>
                </text:list>
              </text:list-item>
            </text:list>
            <text:list text:style-name="L4">
              <text:list-item>
                <text:p text:style-name="P24">This is the heart of DDC</text:p>
              </text:list-item>
            </text:list>
          </draw:text-box>
        </draw:frame>
        <presentation:notes draw:style-name="dp2">
          <draw:page-thumbnail draw:style-name="gr4" draw:layer="layout" svg:width="12.88cm" svg:height="9.658cm" svg:x="3.268cm" svg:y="1.935cm" draw:page-number="10" presentation:class="page"/>
          <draw:frame presentation:style-name="pr10" draw:text-style-name="P7" draw:layer="layout" svg:width="14.234cm" svg:height="11.344cm" svg:x="2.589cm" svg:y="12.245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8" draw:text-style-name="P7" draw:layer="layout" svg:width="21.369cm" svg:height="2.533cm" svg:x="2.116cm" svg:y="1.349cm" presentation:class="title" presentation:user-transformed="true">
          <draw:text-box>
            <text:p text:style-name="P7">Proof #1 Goal:<text:line-break/>source_corresponds_to_executable</text:p>
          </draw:text-box>
        </draw:frame>
        <draw:frame presentation:style-name="pr14" draw:text-style-name="P25" draw:layer="layout" svg:width="21.581cm" svg:height="13.335cm" svg:x="1.904cm" svg:y="5.08cm" presentation:class="outline" presentation:user-transformed="true">
          <draw:text-box>
            <text:list text:style-name="L4">
              <text:list-item>
                <text:p text:style-name="P12">(stage2 = cA) -&gt;</text:p>
              </text:list-item>
            </text:list>
            <text:list text:style-name="L4">
              <text:list-item>
                <text:p text:style-name="P12"><text:s text:c="3"/>exactly_correspond(cA, sA, lsA, eArun).</text:p>
              </text:list-item>
            </text:list>
            <text:list text:style-name="L4">
              <text:list-item>
                <text:p text:style-name="P12"/>
              </text:list-item>
            </text:list>
            <text:list text:style-name="L4">
              <text:list-item>
                <text:p text:style-name="P12">where exactly_correspond(Executable, Source, Lang, RunOn) is true iff Executable exactly implements source code Source when interpreted as language Lang and run on environment RunOn.</text:p>
              </text:list-item>
            </text:list>
            <text:list text:style-name="L4">
              <text:list-item>
                <text:p text:style-name="P12"/>
              </text:list-item>
            </text:list>
          </draw:text-box>
        </draw:frame>
        <presentation:notes draw:style-name="dp2">
          <draw:page-thumbnail draw:style-name="gr4" draw:layer="layout" svg:width="12.88cm" svg:height="9.658cm" svg:x="3.268cm" svg:y="1.935cm" draw:page-number="11" presentation:class="page"/>
          <draw:frame presentation:style-name="pr10" draw:text-style-name="P7" draw:layer="layout" svg:width="14.234cm" svg:height="11.344cm" svg:x="2.589cm" svg:y="12.245cm" presentation:class="notes" presentation:placeholder="true">
            <draw:text-box/>
          </draw:frame>
        </presentation:notes>
      </draw:page>
      <draw:page draw:name="page12" draw:style-name="dp3" draw:master-page-name="Default" presentation:presentation-page-layout-name="AL2T1">
        <draw:frame presentation:style-name="pr8" draw:text-style-name="P7" draw:layer="layout" svg:width="21.369cm" svg:height="2.533cm" svg:x="2.116cm" svg:y="1.349cm" presentation:class="title" presentation:user-transformed="true">
          <draw:text-box>
            <text:p text:style-name="P7">definition_stage1<text:line-break/> and definition_stage2</text:p>
          </draw:text-box>
        </draw:frame>
        <draw:frame presentation:style-name="pr9" draw:text-style-name="P25" draw:layer="layout" svg:width="21.581cm" svg:height="13.523cm" svg:x="1.904cm" svg:y="5.08cm" presentation:class="outline" presentation:user-transformed="true">
          <draw:text-box>
            <text:list text:style-name="L4">
              <text:list-item>
                <text:p text:style-name="P12"><text:span text:style-name="T27"><text:s/></text:span><text:span text:style-name="T27">stage1 = compile(sP, cT, e1effects, e1, e2).</text:span></text:p>
              </text:list-item>
            </text:list>
            <text:list text:style-name="L4">
              <text:list-item>
                <text:p text:style-name="P12"><text:span text:style-name="T27"><text:s/></text:span><text:span text:style-name="T27">stage2 = compile(sA, stage1, e2effects, e2, eArun).</text:span></text:p>
              </text:list-item>
            </text:list>
            <text:list text:style-name="L4">
              <text:list-item>
                <text:p text:style-name="P12"/>
              </text:list-item>
            </text:list>
            <text:list text:style-name="L6">
              <text:list-item>
                <text:p text:style-name="P8"><text:span text:style-name="T32">where compile(Source, Compiler, EnvEffects, RunOn, Target) represents compiling Source with the Compiler, running it in environment RunOn but targeting the result for environment Target. When Compiler runs, it uses Source and EnvEffects as input; EnvEffects models the inputs (data and timing) from the environment, which may vary between executions while still conforming to the language definition (e.g., random number generators, heap allocation address values, thread exec order, etc.).</text:span></text:p>
              </text:list-item>
            </text:list>
          </draw:text-box>
        </draw:frame>
        <presentation:notes draw:style-name="dp2">
          <draw:page-thumbnail draw:style-name="gr4" draw:layer="layout" svg:width="12.88cm" svg:height="9.658cm" svg:x="3.268cm" svg:y="1.935cm" draw:page-number="12" presentation:class="page"/>
          <draw:frame presentation:style-name="pr10" draw:text-style-name="P7" draw:layer="layout" svg:width="14.234cm" svg:height="11.344cm" svg:x="2.589cm" svg:y="12.245cm" presentation:class="notes" presentation:placeholder="true">
            <draw:text-box/>
          </draw:frame>
        </presentation:notes>
      </draw:page>
      <draw:page draw:name="page13" draw:style-name="dp3" draw:master-page-name="Default" presentation:presentation-page-layout-name="AL2T1">
        <draw:frame presentation:style-name="pr8" draw:text-style-name="P7" draw:layer="layout" svg:width="21.369cm" svg:height="2.071cm" svg:x="2.116cm" svg:y="1.58cm" presentation:class="title">
          <draw:text-box>
            <text:p text:style-name="P7">cT_compiles_sP</text:p>
          </draw:text-box>
        </draw:frame>
        <draw:frame presentation:style-name="pr9" draw:text-style-name="P12" draw:layer="layout" svg:width="21.581cm" svg:height="13.523cm" svg:x="1.904cm" svg:y="5.08cm" presentation:class="outline" presentation:user-transformed="true">
          <draw:text-box>
            <text:list text:style-name="L4">
              <text:list-item>
                <text:p text:style-name="P12">all EnvEffects accurately_translates(cT, lsP, sP, EnvEffects, e1, e2).</text:p>
              </text:list-item>
            </text:list>
            <text:list text:style-name="L4">
              <text:list-item>
                <text:p text:style-name="P12"/>
              </text:list-item>
            </text:list>
            <text:list text:style-name="L4">
              <text:list-item>
                <text:p text:style-name="P12"><text:span text:style-name="T32">Trusted compiler cT is a compiler for language lsP, and it will accurately translate sP if run in environment e1, regardless of EnvEffects. <text:s/>cT targets (generates code for) environment e2.</text:span></text:p>
              </text:list-item>
            </text:list>
            <text:list text:style-name="L4">
              <text:list-item>
                <text:p text:style-name="P12"><text:span text:style-name="T32">Thus, you can’t use a Java compiler to compile C (directly)!</text:span></text:p>
              </text:list-item>
            </text:list>
            <text:list text:style-name="L4">
              <text:list-item>
                <text:p text:style-name="P12"><text:span text:style-name="T32">You can use the random number generator, but the results have to be an accurate translation (even if not the same each time).</text:span></text:p>
              </text:list-item>
            </text:list>
          </draw:text-box>
        </draw:frame>
        <presentation:notes draw:style-name="dp2">
          <draw:page-thumbnail draw:style-name="gr4" draw:layer="layout" svg:width="12.88cm" svg:height="9.658cm" svg:x="3.268cm" svg:y="1.935cm" draw:page-number="13" presentation:class="page"/>
          <draw:frame presentation:style-name="pr10" draw:text-style-name="P7" draw:layer="layout" svg:width="14.234cm" svg:height="11.344cm" svg:x="2.589cm" svg:y="12.245cm" presentation:class="notes" presentation:placeholder="true">
            <draw:text-box/>
          </draw:frame>
        </presentation:notes>
      </draw:page>
      <draw:page draw:name="page14" draw:style-name="dp3" draw:master-page-name="Default" presentation:presentation-page-layout-name="AL2T1">
        <draw:frame presentation:style-name="pr8" draw:text-style-name="P7" draw:layer="layout" svg:width="21.369cm" svg:height="2.071cm" svg:x="2.116cm" svg:y="1.58cm" presentation:class="title">
          <draw:text-box>
            <text:p text:style-name="P7">define_exactly_correspond</text:p>
          </draw:text-box>
        </draw:frame>
        <draw:frame presentation:style-name="pr9" draw:text-style-name="P25" draw:layer="layout" svg:width="21.581cm" svg:height="13.523cm" svg:x="1.904cm" svg:y="5.08cm" presentation:class="outline" presentation:user-transformed="true">
          <draw:text-box>
            <text:list text:style-name="L4">
              <text:list-item>
                <text:p text:style-name="P12">accurately_translates(Compiler, Lang, Source, EnvEffects, ExecEnv, TargetEnv) -&gt; </text:p>
              </text:list-item>
            </text:list>
            <text:list text:style-name="L4">
              <text:list-item>
                <text:p text:style-name="P12">exactly_correspond(</text:p>
              </text:list-item>
            </text:list>
            <text:list text:style-name="L4">
              <text:list-item>
                <text:p text:style-name="P12"><text:s text:c="2"/>compile(Source, Compiler, EnvEffects, ExecEnv, TargetEnv),</text:p>
              </text:list-item>
            </text:list>
            <text:list text:style-name="L4">
              <text:list-item>
                <text:p text:style-name="P12"><text:s text:c="2"/>Source, Lang, TargetEnv).</text:p>
              </text:list-item>
            </text:list>
            <text:list text:style-name="L6">
              <text:list-item>
                <text:p text:style-name="P8"><text:span text:style-name="T32">If some Source (in language Lang) is compiled by a compiler that accurately translates it, then the resulting executable exactly corresponds to the original Source.</text:span></text:p>
              </text:list-item>
            </text:list>
            <text:list text:style-name="L7">
              <text:list-item>
                <text:p text:style-name="P8"><text:span text:style-name="T32">exactly_correspond(Executable, Source, Lang, RunOn) iff Executable exactly implements source code Source in language Lang when run on RunOn.</text:span></text:p>
              </text:list-item>
            </text:list>
          </draw:text-box>
        </draw:frame>
        <presentation:notes draw:style-name="dp2">
          <draw:page-thumbnail draw:style-name="gr4" draw:layer="layout" svg:width="12.88cm" svg:height="9.658cm" svg:x="3.268cm" svg:y="1.935cm" draw:page-number="14" presentation:class="page"/>
          <draw:frame presentation:style-name="pr10" draw:text-style-name="P7" draw:layer="layout" svg:width="14.234cm" svg:height="11.344cm" svg:x="2.589cm" svg:y="12.245cm" presentation:class="notes" presentation:placeholder="true">
            <draw:text-box/>
          </draw:frame>
        </presentation:notes>
      </draw:page>
      <draw:page draw:name="page15" draw:style-name="dp3" draw:master-page-name="Default" presentation:presentation-page-layout-name="AL2T1">
        <draw:frame presentation:style-name="pr8" draw:text-style-name="P7" draw:layer="layout" svg:width="21.369cm" svg:height="2.071cm" svg:x="2.116cm" svg:y="1.58cm" presentation:class="title">
          <draw:text-box>
            <text:p text:style-name="P7">sP_compiles_sA</text:p>
          </draw:text-box>
        </draw:frame>
        <draw:frame presentation:style-name="pr9" draw:text-style-name="P25" draw:layer="layout" svg:width="21.581cm" svg:height="13.523cm" svg:x="1.904cm" svg:y="5.08cm" presentation:class="outline" presentation:user-transformed="true">
          <draw:text-box>
            <text:list text:style-name="L4">
              <text:list-item>
                <text:p text:style-name="P12">accurately_translates(GoodCompilerLangP, lsP, sP, EnvEffectsMakeP, ExecEnv, TargetEnv) -&gt;</text:p>
              </text:list-item>
            </text:list>
            <text:list text:style-name="L4">
              <text:list-item>
                <text:p text:style-name="P12">accurately_translates(</text:p>
              </text:list-item>
            </text:list>
            <text:list text:style-name="L4">
              <text:list-item>
                <text:p text:style-name="P12"><text:s/>compile(sP, GoodCompilerLangP, EnvEffectsMakeP, ExecEnv, TargetEnv),</text:p>
              </text:list-item>
            </text:list>
            <text:list text:style-name="L4">
              <text:list-item>
                <text:p text:style-name="P12"><text:s/>lsA, sA, EnvEffectsP, TargetEnv, eArun).</text:p>
              </text:list-item>
            </text:list>
            <text:list text:style-name="L4">
              <text:list-item>
                <text:p text:style-name="P12"/>
              </text:list-item>
            </text:list>
            <text:list text:style-name="L4">
              <text:list-item>
                <text:p text:style-name="P12"><text:s/><text:span text:style-name="T18">Source sP (written in language lsP) must define a compiler that, if accurately compiled, would be suitable for compiling sA.</text:span></text:p>
              </text:list-item>
            </text:list>
          </draw:text-box>
        </draw:frame>
        <presentation:notes draw:style-name="dp2">
          <draw:page-thumbnail draw:style-name="gr4" draw:layer="layout" svg:width="12.88cm" svg:height="9.658cm" svg:x="3.268cm" svg:y="1.935cm" draw:page-number="15" presentation:class="page"/>
          <draw:frame presentation:style-name="pr10" draw:text-style-name="P7" draw:layer="layout" svg:width="14.234cm" svg:height="11.344cm" svg:x="2.589cm" svg:y="12.245cm" presentation:class="notes" presentation:placeholder="true">
            <draw:text-box/>
          </draw:frame>
        </presentation:notes>
      </draw:page>
      <draw:page draw:name="page16" draw:style-name="dp3" draw:master-page-name="Default" presentation:presentation-page-layout-name="AL2T1">
        <draw:frame presentation:style-name="Default-title" draw:layer="layout" svg:width="21.369cm" svg:height="1.267cm" svg:x="2.116cm" svg:y="1.982cm" presentation:class="title" presentation:user-transformed="true">
          <draw:text-box>
            <text:p text:style-name="P7">Proof #2</text:p>
          </draw:text-box>
        </draw:frame>
        <draw:frame presentation:style-name="pr9" draw:text-style-name="P25" draw:layer="layout" svg:width="21.581cm" svg:height="13.921cm" svg:x="1.904cm" svg:y="5.08cm" presentation:class="outline" presentation:user-transformed="true">
          <draw:text-box>
            <text:list text:style-name="L4">
              <text:list-item>
                <text:p text:style-name="P24"><text:span text:style-name="T32">Proof #1 not useful if goal (equality) never occurs</text:span></text:p>
              </text:list-item>
            </text:list>
            <text:list text:style-name="L4">
              <text:list-item>
                <text:p text:style-name="P24"><text:span text:style-name="T32">Proof #2 proves goal that normally it </text:span><text:span text:style-name="T33">will</text:span><text:span text:style-name="T34"> occur when there’s been no attack:</text:span></text:p>
              </text:list-item>
            </text:list>
            <text:list text:style-name="L4">
              <text:list-item>
                <text:list>
                  <text:list-item>
                    <text:p text:style-name="P10"><text:span text:style-name="T22">always_equal: <text:s/>cA = stage2.</text:span></text:p>
                  </text:list-item>
                </text:list>
              </text:list-item>
            </text:list>
            <text:list text:style-name="L4">
              <text:list-item>
                <text:p text:style-name="P24"><text:span text:style-name="T32">Requires 10 assumptions:</text:span></text:p>
              </text:list-item>
            </text:list>
            <text:list text:style-name="L4">
              <text:list-item>
                <text:list>
                  <text:list-item>
                    <text:p text:style-name="P10"><text:span text:style-name="T22">4 same: definition_stage1, definition_stage2, cT_compiles_sP, define_exactly_correspond</text:span></text:p>
                  </text:list-item>
                </text:list>
              </text:list-item>
            </text:list>
            <text:list text:style-name="L4">
              <text:list-item>
                <text:list>
                  <text:list-item>
                    <text:list>
                      <text:list-item>
                        <text:p text:style-name="P26"><text:span text:style-name="T22">Unused from previous: sP_compiles_sA</text:span></text:p>
                      </text:list-item>
                    </text:list>
                  </text:list-item>
                </text:list>
              </text:list-item>
            </text:list>
            <text:list text:style-name="L4">
              <text:list-item>
                <text:list>
                  <text:list-item>
                    <text:p text:style-name="P10"><text:span text:style-name="T22">definition_cA</text:span></text:p>
                  </text:list-item>
                </text:list>
              </text:list-item>
            </text:list>
            <text:list text:style-name="L4">
              <text:list-item>
                <text:list>
                  <text:list-item>
                    <text:p text:style-name="P10"><text:span text:style-name="T22">cP_corresponds_to_sP (see proof 3!)</text:span></text:p>
                  </text:list-item>
                </text:list>
              </text:list-item>
            </text:list>
            <text:list text:style-name="L4">
              <text:list-item>
                <text:list>
                  <text:list-item>
                    <text:p text:style-name="P10"><text:span text:style-name="T22">define_compile</text:span></text:p>
                  </text:list-item>
                </text:list>
              </text:list-item>
            </text:list>
            <text:list text:style-name="L4">
              <text:list-item>
                <text:list>
                  <text:list-item>
                    <text:p text:style-name="P10"><text:span text:style-name="T22">sP_deterministic, sP_portable</text:span></text:p>
                  </text:list-item>
                </text:list>
              </text:list-item>
            </text:list>
            <text:list text:style-name="L4">
              <text:list-item>
                <text:list>
                  <text:list-item>
                    <text:p text:style-name="P10"><text:span text:style-name="T22">define_determinism</text:span></text:p>
                  </text:list-item>
                </text:list>
              </text:list-item>
            </text:list>
            <text:list text:style-name="L4">
              <text:list-item>
                <text:p text:style-name="P24"><text:span text:style-name="T32">Proof split into lemmas (not shown)</text:span></text:p>
              </text:list-item>
            </text:list>
          </draw:text-box>
        </draw:frame>
        <presentation:notes draw:style-name="dp2">
          <draw:page-thumbnail draw:style-name="gr4" draw:layer="layout" svg:width="12.88cm" svg:height="9.658cm" svg:x="3.268cm" svg:y="1.935cm" draw:page-number="16" presentation:class="page"/>
          <draw:frame presentation:style-name="pr10" draw:text-style-name="P7" draw:layer="layout" svg:width="14.234cm" svg:height="11.344cm" svg:x="2.589cm" svg:y="12.245cm" presentation:class="notes" presentation:placeholder="true">
            <draw:text-box/>
          </draw:frame>
        </presentation:notes>
      </draw:page>
      <draw:page draw:name="page17" draw:style-name="dp5" draw:master-page-name="Default" presentation:presentation-page-layout-name="AL2T1">
        <draw:frame presentation:style-name="Default-title" draw:layer="layout" svg:width="21.369cm" svg:height="2.533cm" svg:x="2.116cm" svg:y="1.349cm" presentation:class="title" presentation:user-transformed="true">
          <draw:text-box>
            <text:p text:style-name="P7">definition_cA and<text:line-break/>cP_corresponds_to_sP</text:p>
          </draw:text-box>
        </draw:frame>
        <draw:frame presentation:style-name="pr9" draw:text-style-name="P25" draw:layer="layout" svg:width="21.581cm" svg:height="13.523cm" svg:x="1.904cm" svg:y="5.08cm" presentation:class="outline">
          <draw:text-box>
            <text:list text:style-name="L4">
              <text:list-item>
                <text:p text:style-name="P12"><text:span text:style-name="T32">cA = compile(sA, cP, eAeffects, eA, eArun).</text:span></text:p>
              </text:list-item>
            </text:list>
            <text:list text:style-name="L4">
              <text:list-item>
                <text:p text:style-name="P12"><text:span text:style-name="T32">exactly_correspond(cP, sP, lsP, eA).</text:span></text:p>
              </text:list-item>
            </text:list>
            <text:list text:style-name="L4">
              <text:list-item>
                <text:p text:style-name="P12"><text:span text:style-name="T32"/></text:p>
              </text:list-item>
            </text:list>
            <text:list text:style-name="L4">
              <text:list-item>
                <text:p text:style-name="P12"><text:span text:style-name="T32">The first follows from the figure.</text:span></text:p>
              </text:list-item>
            </text:list>
            <text:list text:style-name="L4">
              <text:list-item>
                <text:p text:style-name="P12"><text:span text:style-name="T32">The second is an assumption based on the figure. <text:s/>It is phrased this way so that no grandparent cGP is strictly required (perhaps the compilation was done by hand). <text:s/>Proof #3 will show how we can prove this is true if there </text:span><text:span text:style-name="T33">is</text:span><text:span text:style-name="T34"> a grandfather cGP.</text:span></text:p>
              </text:list-item>
            </text:list>
          </draw:text-box>
        </draw:frame>
        <presentation:notes draw:style-name="dp2">
          <draw:page-thumbnail draw:style-name="gr4" draw:layer="layout" svg:width="12.88cm" svg:height="9.658cm" svg:x="3.268cm" svg:y="1.935cm" draw:page-number="17" presentation:class="page"/>
          <draw:frame presentation:style-name="pr10" draw:text-style-name="P7" draw:layer="layout" svg:width="14.234cm" svg:height="11.344cm" svg:x="2.589cm" svg:y="12.245cm" presentation:class="notes" presentation:placeholder="true">
            <draw:text-box/>
          </draw:frame>
        </presentation:notes>
      </draw:page>
      <draw:page draw:name="page18" draw:style-name="dp5" draw:master-page-name="Default" presentation:presentation-page-layout-name="AL2T1">
        <draw:frame presentation:style-name="Default-title" draw:layer="layout" svg:width="21.369cm" svg:height="1.267cm" svg:x="2.116cm" svg:y="1.982cm" presentation:class="title" presentation:user-transformed="true">
          <draw:text-box>
            <text:p text:style-name="P7">define_compile</text:p>
          </draw:text-box>
        </draw:frame>
        <draw:frame presentation:style-name="pr9" draw:text-style-name="P25" draw:layer="layout" svg:width="21.581cm" svg:height="13.523cm" svg:x="1.904cm" svg:y="5.08cm" presentation:class="outline" presentation:user-transformed="true">
          <draw:text-box>
            <text:list text:style-name="L4">
              <text:list-item>
                <text:p text:style-name="P12"><text:span text:style-name="T32"><text:s/></text:span><text:span text:style-name="T32">compile(Source, Compiler, EnvEffects, RunOn, Target) = extract(converttext(run(Compiler, retarget(Source, Target), EnvEffects, RunOn), RunOn, Target)).</text:span></text:p>
              </text:list-item>
            </text:list>
            <text:list text:style-name="L4">
              <text:list-item>
                <text:p text:style-name="P12"><text:span text:style-name="T32"/></text:p>
              </text:list-item>
            </text:list>
            <text:list text:style-name="L4">
              <text:list-item>
                <text:p text:style-name="P12"><text:span text:style-name="T32">To compile, retarget source for target, then run Compiler, input Source, on RunOn. <text:s/>Convert text format from “RunOn” to “Target”, and extract only executables.</text:span></text:p>
              </text:list-item>
            </text:list>
          </draw:text-box>
        </draw:frame>
        <presentation:notes draw:style-name="dp2">
          <draw:page-thumbnail draw:style-name="gr4" draw:layer="layout" svg:width="12.88cm" svg:height="9.658cm" svg:x="3.268cm" svg:y="1.935cm" draw:page-number="18" presentation:class="page"/>
          <draw:frame presentation:style-name="pr10" draw:text-style-name="P7" draw:layer="layout" svg:width="14.234cm" svg:height="11.344cm" svg:x="2.589cm" svg:y="12.245cm" presentation:class="notes" presentation:placeholder="true">
            <draw:text-box/>
          </draw:frame>
        </presentation:notes>
      </draw:page>
      <draw:page draw:name="page19" draw:style-name="dp5" draw:master-page-name="Default" presentation:presentation-page-layout-name="AL2T1">
        <draw:frame presentation:style-name="Default-title" draw:layer="layout" svg:width="21.369cm" svg:height="2.533cm" svg:x="2.116cm" svg:y="1.349cm" presentation:class="title" presentation:user-transformed="true">
          <draw:text-box>
            <text:p text:style-name="P7">sP_deterministic and<text:line-break/>sP_portable</text:p>
          </draw:text-box>
        </draw:frame>
        <draw:frame presentation:style-name="pr9" draw:text-style-name="P12" draw:layer="layout" svg:width="21.581cm" svg:height="13.523cm" svg:x="1.904cm" svg:y="5.08cm" presentation:class="outline">
          <draw:text-box>
            <text:list text:style-name="L4">
              <text:list-item>
                <text:p text:style-name="P12"><text:span text:style-name="T32">deterministic(sP, lsP).</text:span></text:p>
              </text:list-item>
            </text:list>
            <text:list text:style-name="L4">
              <text:list-item>
                <text:p text:style-name="P12"><text:span text:style-name="T32">portable(sP, lsP).</text:span></text:p>
              </text:list-item>
            </text:list>
            <text:list text:style-name="L4">
              <text:list-item>
                <text:p text:style-name="P12"><text:span text:style-name="T32"/></text:p>
              </text:list-item>
            </text:list>
            <text:list text:style-name="L4">
              <text:list-item>
                <text:p text:style-name="P12"><text:span text:style-name="T32">Source sP is deterministic. I.E., it avoids all non-deterministic capabilities of language lsP, or uses them only in ways that will not affect the output of the program.</text:span></text:p>
              </text:list-item>
            </text:list>
            <text:list text:style-name="L4">
              <text:list-item>
                <text:p text:style-name="P12"><text:span text:style-name="T32">Similarly, sP is portable. <text:s/>This is more than needed (it only needs to port to certain environments in certain ways), but spec’ing more is complex and unnecessary. <text:s/>Often a developer will just use the portable subset of the language anyway.</text:span></text:p>
              </text:list-item>
            </text:list>
          </draw:text-box>
        </draw:frame>
        <presentation:notes draw:style-name="dp2">
          <draw:page-thumbnail draw:style-name="gr4" draw:layer="layout" svg:width="12.88cm" svg:height="9.658cm" svg:x="3.268cm" svg:y="1.935cm" draw:page-number="19" presentation:class="page"/>
          <draw:frame presentation:style-name="pr10" draw:text-style-name="P7" draw:layer="layout" svg:width="14.234cm" svg:height="11.344cm" svg:x="2.589cm" svg:y="12.245cm" presentation:class="notes" presentation:placeholder="true">
            <draw:text-box/>
          </draw:frame>
        </presentation:notes>
      </draw:page>
      <draw:page draw:name="page20" draw:style-name="dp5" draw:master-page-name="Default" presentation:presentation-page-layout-name="AL2T1">
        <draw:frame presentation:style-name="Default-title" draw:layer="layout" svg:width="21.369cm" svg:height="1.267cm" svg:x="2.116cm" svg:y="1.982cm" presentation:class="title" presentation:user-transformed="true">
          <draw:text-box>
            <text:p text:style-name="P7">define_determinism</text:p>
          </draw:text-box>
        </draw:frame>
        <draw:frame presentation:style-name="pr9" draw:text-style-name="P28" draw:layer="layout" svg:width="21.581cm" svg:height="13.523cm" svg:x="1.904cm" svg:y="5.08cm" presentation:class="outline" presentation:user-transformed="true">
          <draw:text-box>
            <text:list text:style-name="L4">
              <text:list-item>
                <text:p text:style-name="P12"><text:span text:style-name="T32">( deterministic(Source, Language) &amp;</text:span></text:p>
              </text:list-item>
            </text:list>
            <text:list text:style-name="L4">
              <text:list-item>
                <text:p text:style-name="P12"><text:span text:style-name="T32"><text:s text:c="2"/></text:span><text:span text:style-name="T32">portable(Source, Language) &amp;</text:span></text:p>
              </text:list-item>
            </text:list>
            <text:list text:style-name="L4">
              <text:list-item>
                <text:p text:style-name="P12"><text:span text:style-name="T32"><text:s text:c="2"/></text:span><text:span text:style-name="T32">exactly_correspond(Executable1, Source, Language, Environment1) &amp; exactly_correspond(Executable2, Source, Language, Environment2))</text:span></text:p>
              </text:list-item>
            </text:list>
            <text:list text:style-name="L4">
              <text:list-item>
                <text:p text:style-name="P12"><text:span text:style-name="T32"><text:s/></text:span><text:span text:style-name="T32">-&gt; ( converttext(run(Executable1, Input, EnvEffects1, Environment1), Environment1, Target) = converttext(run(Executable2, Input, EnvEffects2, Environment2), Environment2, Target)).</text:span></text:p>
              </text:list-item>
            </text:list>
            <text:list text:style-name="L4">
              <text:list-item>
                <text:p text:style-name="P12"><text:span text:style-name="T32"/></text:p>
              </text:list-item>
            </text:list>
            <text:list text:style-name="L6">
              <text:list-item>
                <text:p text:style-name="P8"><text:span text:style-name="T22">If source code deterministic &amp; portable, and two executables both exactly correspond to it, then those executables - when given the same input - produce the same output when run on their respective environments (convert text to Target format).</text:span></text:p>
              </text:list-item>
            </text:list>
          </draw:text-box>
        </draw:frame>
        <presentation:notes draw:style-name="dp2">
          <draw:page-thumbnail draw:style-name="gr4" draw:layer="layout" svg:width="12.88cm" svg:height="9.658cm" svg:x="3.268cm" svg:y="1.935cm" draw:page-number="20" presentation:class="page"/>
          <draw:frame presentation:style-name="pr10" draw:text-style-name="P7" draw:layer="layout" svg:width="14.234cm" svg:height="11.344cm" svg:x="2.589cm" svg:y="12.245cm" presentation:class="notes" presentation:placeholder="true">
            <draw:text-box/>
          </draw:frame>
        </presentation:notes>
      </draw:page>
      <draw:page draw:name="page21" draw:style-name="dp3" draw:master-page-name="Default" presentation:presentation-page-layout-name="AL2T1">
        <draw:frame presentation:style-name="pr8" draw:text-style-name="P7" draw:layer="layout" svg:width="21.369cm" svg:height="2.071cm" svg:x="2.116cm" svg:y="1.58cm" presentation:class="title">
          <draw:text-box>
            <text:p text:style-name="P7">Proof #3</text:p>
          </draw:text-box>
        </draw:frame>
        <draw:frame presentation:style-name="pr9" draw:text-style-name="P25" draw:layer="layout" svg:width="21.581cm" svg:height="13.523cm" svg:x="1.904cm" svg:y="5.08cm" presentation:class="outline" presentation:user-transformed="true">
          <draw:text-box>
            <text:list text:style-name="L4">
              <text:list-item>
                <text:p text:style-name="P24">Proof #3 proves cP_corresponds_to_sP when there’s a grandfather (common case):</text:p>
              </text:list-item>
            </text:list>
            <text:list text:style-name="L4">
              <text:list-item>
                <text:list>
                  <text:list-item>
                    <text:p text:style-name="P10">exactly_correspond(cP, sP, lsP, eA).</text:p>
                  </text:list-item>
                </text:list>
              </text:list-item>
            </text:list>
            <text:list text:style-name="L4">
              <text:list-item>
                <text:p text:style-name="P24">This was assumption of #2</text:p>
              </text:list-item>
            </text:list>
            <text:list text:style-name="L4">
              <text:list-item>
                <text:list>
                  <text:list-item>
                    <text:p text:style-name="P10">Separately-proved assumption so we don’t <text:span text:style-name="T20">have</text:span><text:span text:style-name="T21"> to have a grandfather cGP</text:span></text:p>
                  </text:list-item>
                </text:list>
              </text:list-item>
            </text:list>
            <text:list text:style-name="L4">
              <text:list-item>
                <text:p text:style-name="P24">Requires 3 assumptions:</text:p>
              </text:list-item>
            </text:list>
            <text:list text:style-name="L4">
              <text:list-item>
                <text:list>
                  <text:list-item>
                    <text:p text:style-name="P10"><text:span text:style-name="T32">1 reused: define_exactly_correspond</text:span></text:p>
                  </text:list-item>
                </text:list>
              </text:list-item>
            </text:list>
            <text:list text:style-name="L4">
              <text:list-item>
                <text:list>
                  <text:list-item>
                    <text:p text:style-name="P10"><text:span text:style-name="T32">definition_cP</text:span></text:p>
                  </text:list-item>
                </text:list>
              </text:list-item>
            </text:list>
            <text:list text:style-name="L4">
              <text:list-item>
                <text:list>
                  <text:list-item>
                    <text:p text:style-name="P10"><text:span text:style-name="T32">cGP_compiles_sP</text:span></text:p>
                  </text:list-item>
                </text:list>
              </text:list-item>
            </text:list>
          </draw:text-box>
        </draw:frame>
        <presentation:notes draw:style-name="dp2">
          <draw:page-thumbnail draw:style-name="gr4" draw:layer="layout" svg:width="12.88cm" svg:height="9.658cm" svg:x="3.268cm" svg:y="1.935cm" draw:page-number="21" presentation:class="page"/>
          <draw:frame presentation:style-name="pr10" draw:text-style-name="P23" draw:layer="layout" svg:width="14.234cm" svg:height="11.344cm" svg:x="2.589cm" svg:y="12.245cm" presentation:class="notes" presentation:placeholder="true">
            <draw:text-box/>
          </draw:frame>
        </presentation:notes>
      </draw:page>
      <draw:page draw:name="page22" draw:style-name="dp3" draw:master-page-name="Default" presentation:presentation-page-layout-name="AL2T1">
        <draw:frame presentation:style-name="pr8" draw:text-style-name="P7" draw:layer="layout" svg:width="21.369cm" svg:height="2.533cm" svg:x="2.116cm" svg:y="1.349cm" presentation:class="title" presentation:user-transformed="true">
          <draw:text-box>
            <text:p text:style-name="P7">definition_cP and<text:line-break/>cGP_compiles_sP</text:p>
          </draw:text-box>
        </draw:frame>
        <draw:frame presentation:style-name="pr9" draw:text-style-name="P25" draw:layer="layout" svg:width="21.581cm" svg:height="13.523cm" svg:x="1.904cm" svg:y="5.08cm" presentation:class="outline" presentation:user-transformed="true">
          <draw:text-box>
            <text:list text:style-name="L4">
              <text:list-item>
                <text:p text:style-name="P12"><text:s/>cP = compile(sP, cGP, ePeffects, eP, eA).</text:p>
              </text:list-item>
            </text:list>
            <text:list text:style-name="L4">
              <text:list-item>
                <text:p text:style-name="P12"><text:s/>all EnvEffects accurately_translates(cGP, lsP, sP, EnvEffects, eP, eA).</text:p>
              </text:list-item>
            </text:list>
            <text:list text:style-name="L4">
              <text:list-item>
                <text:p text:style-name="P12"/>
              </text:list-item>
            </text:list>
            <text:list text:style-name="L4">
              <text:list-item>
                <text:p text:style-name="P12">These are just like definition_cA (follows from figure) and cT_compiles_sP.</text:p>
              </text:list-item>
            </text:list>
          </draw:text-box>
        </draw:frame>
        <presentation:notes draw:style-name="dp2">
          <draw:page-thumbnail draw:style-name="gr4" draw:layer="layout" svg:width="12.88cm" svg:height="9.658cm" svg:x="3.268cm" svg:y="1.935cm" draw:page-number="22" presentation:class="page"/>
          <draw:frame presentation:style-name="pr10" draw:text-style-name="P7" draw:layer="layout" svg:width="14.234cm" svg:height="11.344cm" svg:x="2.589cm" svg:y="12.245cm" presentation:class="notes" presentation:placeholder="true">
            <draw:text-box/>
          </draw:frame>
        </presentation:notes>
      </draw:page>
      <draw:page draw:name="page23" draw:style-name="dp5" draw:master-page-name="Default" presentation:presentation-page-layout-name="AL2T1">
        <draw:frame presentation:style-name="pr8" draw:text-style-name="P7" draw:layer="layout" svg:width="21.369cm" svg:height="2.071cm" svg:x="2.116cm" svg:y="1.58cm" presentation:class="title">
          <draw:text-box>
            <text:p text:style-name="P7">Conclusions</text:p>
          </draw:text-box>
        </draw:frame>
        <draw:frame presentation:style-name="pr9" draw:text-style-name="P25" draw:layer="layout" svg:width="21.581cm" svg:height="13.523cm" svg:x="1.904cm" svg:y="5.08cm" presentation:class="outline">
          <draw:text-box>
            <text:list text:style-name="L4">
              <text:list-item>
                <text:p text:style-name="P24">If assumptions &amp; goals valid, proved!</text:p>
              </text:list-item>
            </text:list>
            <text:list text:style-name="L4">
              <text:list-item>
                <text:p text:style-name="P24">See proof graphs for more</text:p>
              </text:list-item>
            </text:list>
            <text:list text:style-name="L4">
              <text:list-item>
                <text:list>
                  <text:list-item>
                    <text:p text:style-name="P10">Rectangles are assumptions</text:p>
                  </text:list-item>
                </text:list>
              </text:list-item>
            </text:list>
            <text:list text:style-name="L4">
              <text:list-item>
                <text:list>
                  <text:list-item>
                    <text:p text:style-name="P10">Octagon is goal</text:p>
                  </text:list-item>
                </text:list>
              </text:list-item>
            </text:list>
            <text:list text:style-name="L4">
              <text:list-item>
                <text:list>
                  <text:list-item>
                    <text:p text:style-name="P10">Rest are steps; arrows flow into uses</text:p>
                  </text:list-item>
                </text:list>
              </text:list-item>
            </text:list>
            <text:list text:style-name="L4">
              <text:list-item>
                <text:list>
                  <text:list-item>
                    <text:p text:style-name="P10">Proof-by-contradiction; negates goal, then shows that it leads to “always false” $F.</text:p>
                  </text:list-item>
                </text:list>
              </text:list-item>
            </text:list>
          </draw:text-box>
        </draw:frame>
        <presentation:notes draw:style-name="dp2">
          <draw:page-thumbnail draw:style-name="gr4" draw:layer="layout" svg:width="12.88cm" svg:height="9.658cm" svg:x="3.268cm" svg:y="1.935cm" draw:page-number="23" presentation:class="page"/>
          <draw:frame presentation:style-name="pr10" draw:text-style-name="P7" draw:layer="layout" svg:width="14.234cm" svg:height="11.344cm" svg:x="2.589cm" svg:y="12.245cm" presentation:class="notes" presentation:placeholder="true">
            <draw:text-box/>
          </draw:frame>
        </presentation:notes>
      </draw:page>
      <draw:page draw:name="page24" draw:style-name="dp3" draw:master-page-name="Default" presentation:presentation-page-layout-name="AL2T1">
        <draw:frame presentation:style-name="pr4" draw:text-style-name="P2" draw:layer="layout" svg:width="21.369cm" svg:height="2.321cm" svg:x="2.116cm" svg:y="1.455cm" presentation:class="title" presentation:user-transformed="true">
          <draw:text-box>
            <text:p text:style-name="P8"><text:span text:style-name="T5">Backup</text:span></text:p>
          </draw:text-box>
        </draw:frame>
        <draw:frame presentation:style-name="pr15" draw:text-style-name="P25" draw:layer="layout" svg:width="21.581cm" svg:height="13.774cm" svg:x="1.904cm" svg:y="5.08cm" presentation:class="outline" presentation:placeholder="true" presentation:user-transformed="true">
          <draw:text-box/>
        </draw:frame>
        <presentation:notes draw:style-name="dp2">
          <draw:page-thumbnail draw:style-name="gr4" draw:layer="layout" svg:width="12.88cm" svg:height="9.658cm" svg:x="3.268cm" svg:y="1.935cm" draw:page-number="24" presentation:class="page"/>
          <draw:frame presentation:style-name="pr6" draw:text-style-name="P23" draw:layer="layout" svg:width="14.234cm" svg:height="11.595cm" svg:x="2.589cm" svg:y="12.245cm" presentation:class="notes" presentation:placeholder="true">
            <draw:text-box/>
          </draw:frame>
        </presentation:notes>
      </draw:page>
      <draw:page draw:name="Attacker motivations"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9">Attacker motivations</text:p>
          </draw:text-box>
        </draw:frame>
        <draw:frame presentation:style-name="pr16" draw:text-style-name="P11" draw:layer="layout" svg:width="21.586cm" svg:height="12.921cm" svg:x="1.905cm" svg:y="5.08cm" presentation:class="outline" presentation:user-transformed="true">
          <draw:text-box>
            <text:list text:style-name="L4">
              <text:list-item>
                <text:p text:style-name="P29">Huge benefits – Controlling a compiler controls everything it compiles</text:p>
              </text:list-item>
            </text:list>
            <text:list text:style-name="L4">
              <text:list-item>
                <text:list>
                  <text:list-item>
                    <text:p text:style-name="P30">Controlling 2-3 compilers would control almost every computer worldwide</text:p>
                  </text:list-item>
                </text:list>
              </text:list-item>
            </text:list>
            <text:list text:style-name="L4">
              <text:list-item>
                <text:p text:style-name="P9">Risks low – no viable detection technique</text:p>
              </text:list-item>
            </text:list>
            <text:list text:style-name="L4">
              <text:list-item>
                <text:p text:style-name="P9">Costs low...medium</text:p>
              </text:list-item>
            </text:list>
            <text:list text:style-name="L4">
              <text:list-item>
                <text:list>
                  <text:list-item>
                    <text:p text:style-name="P30">Requires one-time write of trusted binary</text:p>
                  </text:list-item>
                </text:list>
              </text:list-item>
            </text:list>
            <text:list text:style-name="L4">
              <text:list-item>
                <text:list>
                  <text:list-item>
                    <text:list>
                      <text:list-item>
                        <text:p text:style-name="P31">Not necessarily easy, but <text:span text:style-name="T20">someone</text:span> can, one-time, &amp; not designed to withstand determined attack</text:p>
                      </text:list-item>
                    </text:list>
                  </text:list-item>
                </text:list>
              </text:list-item>
            </text:list>
            <text:list text:style-name="L4">
              <text:list-item>
                <text:list>
                  <text:list-item>
                    <text:p text:style-name="P30">Even if costs were high, the power to control every computer would be worth it to some</text:p>
                  </text:list-item>
                </text:list>
              </text:list-item>
            </text:list>
          </draw:text-box>
        </draw:frame>
        <presentation:notes draw:style-name="dp2">
          <draw:page-thumbnail draw:layer="layout" svg:width="12.885cm" svg:height="9.662cm" svg:x="3.268cm" svg:y="1.936cm" draw:page-number="25"/>
          <draw:frame presentation:style-name="pr3" draw:text-style-name="P7" draw:layer="layout" svg:width="14.234cm" svg:height="11.595cm" svg:x="2.589cm" svg:y="12.245cm" presentation:class="notes" presentation:placeholder="true">
            <draw:text-box/>
          </draw:frame>
        </presentation:notes>
      </draw:page>
      <draw:page draw:name="Triggers &amp; payloads"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9">Triggers &amp; payloads</text:p>
          </draw:text-box>
        </draw:frame>
        <draw:frame presentation:style-name="pr17" draw:text-style-name="P11" draw:layer="layout" svg:width="21.586cm" svg:height="12.128cm" svg:x="1.905cm" svg:y="5.079cm" presentation:class="outline" presentation:user-transformed="true">
          <draw:text-box>
            <text:list text:style-name="L4">
              <text:list-item>
                <text:p text:style-name="P29">Attack depends on triggers &amp; payloads</text:p>
              </text:list-item>
            </text:list>
            <text:list text:style-name="L4">
              <text:list-item>
                <text:list>
                  <text:list-item>
                    <text:p text:style-name="P30">Trigger: code detects condition for performing malicious event (in compilation)</text:p>
                  </text:list-item>
                </text:list>
              </text:list-item>
            </text:list>
            <text:list text:style-name="L4">
              <text:list-item>
                <text:list>
                  <text:list-item>
                    <text:p text:style-name="P30">Payload: code performs malicious event (i.e., inserts malicious code)</text:p>
                  </text:list-item>
                </text:list>
              </text:list-item>
            </text:list>
            <text:list text:style-name="L4">
              <text:list-item>
                <text:p text:style-name="P9">Triggers or payloads can fail</text:p>
              </text:list-item>
            </text:list>
            <text:list text:style-name="L4">
              <text:list-item>
                <text:list>
                  <text:list-item>
                    <text:p text:style-name="P30">Change in source can disable trigger/payload</text:p>
                  </text:list-item>
                </text:list>
              </text:list-item>
            </text:list>
            <text:list text:style-name="L4">
              <text:list-item>
                <text:p text:style-name="P9">Attackers can easily counter</text:p>
              </text:list-item>
            </text:list>
            <text:list text:style-name="L4">
              <text:list-item>
                <text:list>
                  <text:list-item>
                    <text:p text:style-name="P30">Insert multiple attacks, each narrowly scoped</text:p>
                  </text:list-item>
                </text:list>
              </text:list-item>
            </text:list>
            <text:list text:style-name="L4">
              <text:list-item>
                <text:list>
                  <text:list-item>
                    <text:p text:style-name="P30">Refresh periodically via existing compromises</text:p>
                  </text:list-item>
                </text:list>
              </text:list-item>
            </text:list>
          </draw:text-box>
        </draw:frame>
        <presentation:notes draw:style-name="dp2">
          <draw:page-thumbnail draw:layer="layout" svg:width="12.885cm" svg:height="9.662cm" svg:x="3.268cm" svg:y="1.936cm" draw:page-number="26"/>
          <draw:frame presentation:style-name="pr3" draw:text-style-name="P7" draw:layer="layout" svg:width="14.234cm" svg:height="11.595cm" svg:x="2.589cm" svg:y="12.245cm" presentation:class="notes" presentation:placeholder="true">
            <draw:text-box/>
          </draw:frame>
        </presentation:notes>
      </draw:page>
      <draw:page draw:name="Inadequate solutions &amp; Related work" draw:style-name="dp4" draw:master-page-name="Default" presentation:presentation-page-layout-name="AL2T1">
        <draw:frame presentation:style-name="pr7" draw:text-style-name="P2" draw:layer="layout" svg:width="21.586cm" svg:height="1.267cm" svg:x="1.905cm" svg:y="1.982cm" presentation:class="title" presentation:user-transformed="true">
          <draw:text-box>
            <text:p text:style-name="P19">Inadequate solutions &amp; Related work</text:p>
          </draw:text-box>
        </draw:frame>
        <draw:frame presentation:style-name="pr18" draw:text-style-name="P11" draw:layer="layout" svg:width="21.586cm" svg:height="12.886cm" svg:x="1.905cm" svg:y="5.079cm" presentation:class="outline" presentation:user-transformed="true">
          <draw:text-box>
            <text:list text:style-name="L4">
              <text:list-item>
                <text:p text:style-name="P29">Manual binary review: Size, subverted tools</text:p>
              </text:list-item>
            </text:list>
            <text:list text:style-name="L4">
              <text:list-item>
                <text:p text:style-name="P9">Automated review / proof of binaries: Hard</text:p>
              </text:list-item>
            </text:list>
            <text:list text:style-name="L4">
              <text:list-item>
                <text:p text:style-name="P9">Recompile compiler yourself: Fails if orig. compiler malicious, <text:span text:style-name="T29">massive</text:span> diligence</text:p>
              </text:list-item>
            </text:list>
            <text:list text:style-name="L4">
              <text:list-item>
                <text:p text:style-name="P9">Interpreters just move attack location</text:p>
              </text:list-item>
            </text:list>
            <text:list text:style-name="L4">
              <text:list-item>
                <text:p text:style-name="P9">Draper/McDermott: Compile paraphrased source or with 2<text:span text:style-name="T35">nd</text:span> compiler, then recompile</text:p>
              </text:list-item>
            </text:list>
            <text:list text:style-name="L4">
              <text:list-item>
                <text:list>
                  <text:list-item>
                    <text:p text:style-name="P30">Any who care must recompile their compilers</text:p>
                  </text:list-item>
                </text:list>
              </text:list-item>
            </text:list>
            <text:list text:style-name="L4">
              <text:list-item>
                <text:list>
                  <text:list-item>
                    <text:p text:style-name="P30">Can't accumulate trust – can still get subverted</text:p>
                  </text:list-item>
                </text:list>
              </text:list-item>
            </text:list>
            <text:list text:style-name="L4">
              <text:list-item>
                <text:list>
                  <text:list-item>
                    <text:p text:style-name="P30">Helps; another way to use 2<text:span text:style-name="T36">nd</text:span> compiler?</text:p>
                  </text:list-item>
                </text:list>
              </text:list-item>
            </text:list>
          </draw:text-box>
        </draw:frame>
        <presentation:notes draw:style-name="dp2">
          <draw:page-thumbnail draw:layer="layout" svg:width="12.885cm" svg:height="9.662cm" svg:x="3.268cm" svg:y="1.936cm" draw:page-number="27"/>
          <draw:frame presentation:style-name="pr3" draw:text-style-name="P7" draw:layer="layout" svg:width="14.234cm" svg:height="11.595cm" svg:x="2.589cm" svg:y="12.245cm" presentation:class="notes" presentation:placeholder="true">
            <draw:text-box/>
          </draw:frame>
        </presentation:notes>
      </draw:page>
      <draw:page draw:name="Solution: Diverse double-compiling" draw:style-name="dp4" draw:master-page-name="Default" presentation:presentation-page-layout-name="AL2T1">
        <draw:frame presentation:style-name="pr7" draw:text-style-name="P2" draw:layer="layout" svg:width="21.586cm" svg:height="1.267cm" svg:x="1.905cm" svg:y="1.982cm" presentation:class="title" presentation:user-transformed="true">
          <draw:text-box>
            <text:p text:style-name="P19">Solution: Diverse double-compiling</text:p>
          </draw:text-box>
        </draw:frame>
        <draw:frame presentation:style-name="pr19" draw:text-style-name="P11" draw:layer="layout" svg:width="21.586cm" svg:height="12.891cm" svg:x="1.905cm" svg:y="5.08cm" presentation:class="outline" presentation:user-transformed="true">
          <draw:text-box>
            <text:list text:style-name="L4">
              <text:list-item>
                <text:p text:style-name="P29">Developed by Henry Spencer in 1998</text:p>
              </text:list-item>
            </text:list>
            <text:list text:style-name="L4">
              <text:list-item>
                <text:list>
                  <text:list-item>
                    <text:p text:style-name="P30">Check if compiler can self-regenerate</text:p>
                  </text:list-item>
                </text:list>
              </text:list-item>
            </text:list>
            <text:list text:style-name="L4">
              <text:list-item>
                <text:list>
                  <text:list-item>
                    <text:p text:style-name="P30">Compile source code twice: once with a second “trusted” compiler, then again using result</text:p>
                  </text:list-item>
                </text:list>
              </text:list-item>
            </text:list>
            <text:list text:style-name="L4">
              <text:list-item>
                <text:list>
                  <text:list-item>
                    <text:p text:style-name="P30">If result <text:span text:style-name="T29">bit-for-bit identical</text:span> to original, then source and binary correspond</text:p>
                  </text:list-item>
                </text:list>
              </text:list-item>
            </text:list>
            <text:list text:style-name="L4">
              <text:list-item>
                <text:p text:style-name="P9">Never described/examined/justified in detail</text:p>
              </text:list-item>
            </text:list>
            <text:list text:style-name="L4">
              <text:list-item>
                <text:p text:style-name="P9">Never tried</text:p>
              </text:list-item>
            </text:list>
          </draw:text-box>
        </draw:frame>
        <presentation:notes draw:style-name="dp2">
          <draw:page-thumbnail draw:layer="layout" svg:width="12.885cm" svg:height="9.662cm" svg:x="3.268cm" svg:y="1.936cm" draw:page-number="28"/>
          <draw:frame presentation:style-name="pr3" draw:text-style-name="P7" draw:layer="layout" svg:width="14.234cm" svg:height="11.595cm" svg:x="2.589cm" svg:y="12.245cm" presentation:class="notes" presentation:placeholder="true">
            <draw:text-box/>
          </draw:frame>
        </presentation:notes>
      </draw:page>
      <draw:page draw:name="Diverse double-compiling in pictures" draw:style-name="dp4" draw:master-page-name="Default" presentation:presentation-page-layout-name="AL2T1">
        <draw:frame presentation:style-name="pr7" draw:text-style-name="P2" draw:layer="layout" svg:width="21.586cm" svg:height="1.267cm" svg:x="1.905cm" svg:y="1.982cm" presentation:class="title" presentation:user-transformed="true">
          <draw:text-box>
            <text:p text:style-name="P19">Diverse double-compiling in pictures</text:p>
          </draw:text-box>
        </draw:frame>
        <draw:custom-shape draw:style-name="gr21" draw:text-style-name="P6" draw:layer="layout" svg:width="11.183cm" svg:height="5.142cm" svg:x="3.528cm" svg:y="11.659cm">
          <text:p text:style-name="P7"/>
          <draw:enhanced-geometry svg:viewBox="0 0 21600 21600" draw:path-stretchpoint-x="10800" draw:path-stretchpoint-y="10800" draw:text-areas="?f3 ?f4 ?f5 ?f6" draw:type="round-rectangle" draw:modifiers="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20.43cm" svg:y1="9.745cm" svg:x2="20.435cm" svg:y2="11.157cm">
          <text:p text:style-name="P7"/>
        </draw:line>
        <draw:custom-shape draw:style-name="gr22" draw:text-style-name="P6" draw:layer="layout" svg:width="3.602cm" svg:height="1.349cm" svg:x="18.627cm" svg:y="7.197cm">
          <text:p text:style-name="P1"><text:span text:style-name="T37">Key</text:span></text:p>
          <draw:enhanced-geometry svg:viewBox="0 0 21600 21600" draw:path-stretchpoint-x="10800" draw:path-stretchpoint-y="10800" draw:text-areas="?f3 ?f4 ?f5 ?f6" draw:type="round-rectangle" draw:modifiers="7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20.43cm" svg:y1="12.832cm" svg:x2="20.435cm" svg:y2="14.248cm">
          <text:p text:style-name="P7"/>
        </draw:line>
        <draw:custom-shape draw:style-name="gr12" draw:text-style-name="P6" draw:layer="layout" svg:width="1.384cm" svg:height="1.561cm" svg:x="19.725cm" svg:y="11.157cm">
          <text:p text:style-name="P1">n</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4.405cm" svg:height="1.354cm" svg:x="18.777cm" svg:y="8.546cm">
          <text:p text:style-name="P1">Compiler X</text:p>
          <draw:enhanced-geometry svg:viewBox="0 0 21600 21600" draw:path-stretchpoint-x="10800" draw:path-stretchpoint-y="10800" draw:text-areas="?f3 ?f4 ?f5 ?f6" draw:type="round-rectangle" draw:modifiers="7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2.677cm" svg:height="1.874cm" svg:x="16.197cm" svg:y="11.073cm">
          <text:p text:style-name="P1"><text:s/>Source</text:p>
          <text:p text:style-name="P32">Code SC</text:p>
          <draw:enhanced-geometry svg:viewBox="0 0 21600 21600" draw:path-stretchpoint-x="10800" draw:path-stretchpoint-y="10800" draw:text-areas="?f3 ?f4 ?f5 ?f6" draw:type="round-rectangle" draw:modifiers="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11.183cm" svg:height="2.399cm" svg:x="3.81cm" svg:y="5.856cm">
          <text:p text:style-name="P7"/>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061cm" svg:height="1.433cm" svg:x="4.233cm" svg:y="8.639cm">
          <text:p text:style-name="P1"><text:span text:style-name="T38">c(</text:span><text:span text:style-name="T39">s</text:span><text:span text:style-name="T40">A</text:span><text:span text:style-name="T38">,A)</text:span></text:p>
          <draw:enhanced-geometry svg:viewBox="0 0 21600 216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1.865cm" svg:height="1.562cm" svg:x="4.476cm" svg:y="12.016cm">
          <text:p text:style-name="P1">1</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2.915cm" svg:height="1.433cm" svg:x="5.552cm" svg:y="13.604cm">
          <text:p text:style-name="P1"><text:span text:style-name="T38">c(s</text:span><text:span text:style-name="T40">A</text:span><text:span text:style-name="T38">,T)</text:span></text:p>
          <draw:enhanced-geometry svg:viewBox="0 0 21600 216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1.865cm" svg:height="1.561cm" svg:x="4.467cm" svg:y="15.028cm">
          <text:p text:style-name="P1">2</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5.384cm" svg:y1="13.573cm" svg:x2="5.389cm" svg:y2="14.989cm">
          <text:p text:style-name="P7"/>
        </draw:line>
        <draw:line draw:style-name="gr13" draw:text-style-name="P14" draw:layer="layout" svg:x1="5.411cm" svg:y1="10.557cm" svg:x2="5.415cm" svg:y2="11.972cm">
          <text:p text:style-name="P7"/>
        </draw:line>
        <draw:custom-shape draw:style-name="gr22" draw:text-style-name="P6" draw:layer="layout" svg:width="3.598cm" svg:height="3.171cm" svg:x="10.795cm" svg:y="11.853cm">
          <text:p text:style-name="P33"><text:span text:style-name="T20">Diverse</text:span></text:p>
          <text:p text:style-name="P34"><text:span text:style-name="T20">double-</text:span></text:p>
          <text:p text:style-name="P34"><text:span text:style-name="T20">compile</text:span></text:p>
          <draw:enhanced-geometry svg:viewBox="0 0 21600 21600" draw:path-stretchpoint-x="10800" draw:path-stretchpoint-y="10800" draw:text-areas="?f3 ?f4 ?f5 ?f6" draw:type="round-rectangle" draw:modifiers="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2.844cm" svg:y1="11.593cm" svg:x2="4.476cm" svg:y2="12.638cm">
          <text:p text:style-name="P7"/>
        </draw:line>
        <draw:line draw:style-name="gr13" draw:text-style-name="P14" draw:layer="layout" svg:x1="2.844cm" svg:y1="11.593cm" svg:x2="4.467cm" svg:y2="15.791cm">
          <text:p text:style-name="P7"/>
        </draw:line>
        <draw:custom-shape draw:style-name="gr22" draw:text-style-name="P6" draw:layer="layout" svg:width="2.848cm" svg:height="5.723cm" svg:x="0.847cm" svg:y="10.372cm">
          <text:p text:style-name="P1"><text:span text:style-name="T39">s</text:span><text:span text:style-name="T40">A</text:span></text:p>
          <text:p text:style-name="P32"><text:span text:style-name="T38">(Source</text:span></text:p>
          <text:p text:style-name="P32"><text:span text:style-name="T38">code</text:span></text:p>
          <text:p text:style-name="P32"><text:span text:style-name="T38">for A)</text:span></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8.89cm" svg:height="1.27cm" svg:x="5.292cm" svg:y="4.445cm">
          <text:p text:style-name="P1">A (Compiler under test)</text:p>
          <draw:enhanced-geometry svg:viewBox="0 0 21600 21600" draw:path-stretchpoint-x="10800" draw:path-stretchpoint-y="10800" draw:text-areas="?f3 ?f4 ?f5 ?f6" draw:type="round-rectangle" draw:modifiers="7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1.865cm" svg:height="1.561cm" svg:x="4.476cm" svg:y="6.2cm">
          <text:p text:style-name="P1">0</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5.442cm" svg:y1="7.801cm" svg:x2="5.446cm" svg:y2="9.212cm">
          <text:p text:style-name="P7"/>
        </draw:line>
        <draw:custom-shape draw:style-name="gr22" draw:text-style-name="P6" draw:layer="layout" svg:width="6.248cm" svg:height="1.09cm" svg:x="8.974cm" svg:y="5.697cm">
          <text:p text:style-name="P1"><text:span text:style-name="T20">Self-regenerate?</text:span></text:p>
          <draw:enhanced-geometry svg:viewBox="0 0 21600 21600" draw:path-stretchpoint-x="10800" draw:path-stretchpoint-y="10800" draw:text-areas="?f3 ?f4 ?f5 ?f6" draw:type="round-rectangle" draw:modifiers="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2.844cm" svg:y1="11.593cm" svg:x2="4.476cm" svg:y2="6.959cm">
          <text:p text:style-name="P7"/>
        </draw:line>
        <draw:line draw:style-name="gr13" draw:text-style-name="P14" draw:layer="layout" svg:x1="5.411cm" svg:y1="4.789cm" svg:x2="5.415cm" svg:y2="6.2cm">
          <text:p text:style-name="P7"/>
        </draw:line>
        <draw:line draw:style-name="gr13" draw:text-style-name="P14" draw:layer="layout" svg:x1="23.429cm" svg:y1="11.964cm" svg:x2="21.145cm" svg:y2="11.968cm">
          <text:p text:style-name="P7"/>
        </draw:line>
        <draw:custom-shape draw:style-name="gr22" draw:text-style-name="P6" draw:layer="layout" svg:width="3.109cm" svg:height="1.94cm" svg:x="21.7cm" svg:y="10.945cm">
          <text:p text:style-name="P19">Other</text:p>
          <text:p text:style-name="P8">input</text:p>
          <draw:enhanced-geometry svg:viewBox="0 0 21600 21600" draw:path-stretchpoint-x="10800" draw:path-stretchpoint-y="10800" draw:text-areas="?f3 ?f4 ?f5 ?f6" draw:type="round-rectangle" draw:modifiers="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10.553cm" svg:height="1.05cm" svg:x="0.926cm" svg:y="17.136cm">
          <text:p text:style-name="P1"><text:span text:style-name="T38">c(</text:span><text:span text:style-name="T39">s</text:span><text:span text:style-name="T40">A</text:span><text:span text:style-name="T38">,c(</text:span><text:span text:style-name="T39">s</text:span><text:span text:style-name="T40">A</text:span><text:span text:style-name="T38">,T))</text:span></text:p>
          <draw:enhanced-geometry svg:viewBox="0 0 21600 21600" draw:path-stretchpoint-x="10800" draw:path-stretchpoint-y="10800" draw:text-areas="?f3 ?f4 ?f5 ?f6" draw:type="round-rectangle" draw:modifiers="9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5.715cm" svg:height="1.848cm" svg:x="17.679cm" svg:y="13.961cm">
          <text:p text:style-name="P1"><text:span text:style-name="T38">Compilation</text:span></text:p>
          <text:p text:style-name="P32"><text:span text:style-name="T38">Result c(SC, X)</text:span></text:p>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7.761cm" svg:height="1.354cm" svg:x="5.503cm" svg:y="10.16cm">
          <text:p text:style-name="P1">T (Trusted Compiler)</text:p>
          <draw:enhanced-geometry svg:viewBox="0 0 21600 21600" draw:path-stretchpoint-x="10800" draw:path-stretchpoint-y="10800" draw:text-areas="?f3 ?f4 ?f5 ?f6" draw:type="round-rectangle" draw:modifiers="7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6" draw:layer="layout" svg:width="1.927cm" svg:height="8.044cm" svg:x="6.985cm" svg:y="9.313cm">
          <text:p text:style-name="P7"/>
          <draw:enhanced-geometry svg:viewBox="0 0 1613 8387" draw:type="non-primitive" draw:enhanced-path="M 197 8386 L 299 8303 399 8211 496 8108 590 7995 682 7873 770 7742 855 7601 936 7452 1014 7295 1087 7130 1157 6958 1222 6778 1282 6593 1338 6401 1389 6204 1435 6001 1476 5795 1511 5584 1542 5370 1567 5153 1586 4934 1600 4713 1609 4491 1612 4268 1610 4046 1602 3823 1588 3602 1569 3383 1545 3166 1515 2951 1480 2740 1439 2533 1394 2330 1344 2133 1289 1940 1229 1754 1164 1574 1095 1401 1022 1235 945 1077 864 927 780 786 692 653 600 530 506 416 409 312 310 218 209 135 105 62 0 0 N"/>
        </draw:custom-shape>
        <draw:line draw:style-name="gr13" draw:text-style-name="P14" draw:layer="layout" svg:x1="5.349cm" svg:y1="16.589cm" svg:x2="5.353cm" svg:y2="17.264cm">
          <text:p text:style-name="P7"/>
        </draw:line>
        <draw:line draw:style-name="gr7" draw:text-style-name="P14" draw:layer="layout" svg:x1="18.102cm" svg:y1="12.1cm" svg:x2="19.584cm" svg:y2="12.1cm">
          <text:p text:style-name="P7"/>
        </draw:line>
        <draw:custom-shape draw:style-name="gr24" draw:text-style-name="P6" draw:id="id4" draw:layer="layout" svg:width="3.961cm" svg:height="1.197cm" svg:x="7.408cm" svg:y="7.832cm">
          <text:p text:style-name="P8"><text:span text:style-name="T12">Compare1</text:span></text:p>
          <draw:enhanced-geometry svg:viewBox="0 0 21600 21600" draw:type="mso-spt202" draw:enhanced-path="M 0 0 L 21600 0 21600 21600 0 21600 0 0 Z N"/>
        </draw:custom-shape>
        <draw:custom-shape draw:style-name="gr25" draw:text-style-name="P6" draw:id="id3" draw:layer="layout" svg:width="7.408cm" svg:height="1.694cm" svg:x="15.24cm" svg:y="5.503cm">
          <text:p text:style-name="P32"><text:span text:style-name="T12">Can A regenerate?</text:span></text:p>
          <draw:enhanced-geometry svg:viewBox="0 0 21600 21600" draw:type="rectangle" draw:enhanced-path="M 0 0 L 21600 0 21600 21600 0 21600 0 0 Z N"/>
        </draw:custom-shape>
        <draw:connector draw:style-name="gr26" draw:text-style-name="P14" draw:layer="layout" draw:type="line" svg:x1="15.24cm" svg:y1="6.35cm" svg:x2="11.369cm" svg:y2="8.43cm" draw:start-shape="id3" draw:start-glue-point="3" draw:end-shape="id4" draw:end-glue-point="1">
          <text:p text:style-name="P7"/>
        </draw:connector>
        <draw:custom-shape draw:style-name="gr25" draw:text-style-name="P6" draw:id="id5" draw:layer="layout" svg:width="7.408cm" svg:height="1.694cm" svg:x="14.817cm" svg:y="16.298cm">
          <text:p text:style-name="P32"><text:span text:style-name="T12">Does </text:span><text:span text:style-name="T41">s</text:span><text:span text:style-name="T42">A</text:span><text:span text:style-name="T12"> represent A?</text:span></text:p>
          <draw:enhanced-geometry svg:viewBox="0 0 21600 21600" draw:type="rectangle" draw:enhanced-path="M 0 0 L 21600 0 21600 21600 0 21600 0 0 Z N"/>
        </draw:custom-shape>
        <draw:custom-shape draw:style-name="gr24" draw:text-style-name="P6" draw:id="id6" draw:layer="layout" svg:width="3.956cm" svg:height="1.197cm" svg:x="8.255cm" svg:y="16.087cm">
          <text:p text:style-name="P8"><text:span text:style-name="T12">Compare2</text:span></text:p>
          <draw:enhanced-geometry svg:viewBox="0 0 21600 21600" draw:type="mso-spt202" draw:enhanced-path="M 0 0 L 21600 0 21600 21600 0 21600 0 0 Z N"/>
        </draw:custom-shape>
        <draw:connector draw:style-name="gr26" draw:text-style-name="P14" draw:layer="layout" draw:type="line" svg:x1="14.817cm" svg:y1="17.145cm" svg:x2="12.211cm" svg:y2="16.685cm" draw:start-shape="id5" draw:start-glue-point="3" draw:end-shape="id6" draw:end-glue-point="1">
          <text:p text:style-name="P7"/>
        </draw:connector>
        <draw:custom-shape draw:style-name="gr23" draw:text-style-name="P6" draw:layer="layout" svg:width="0.935cm" svg:height="3.775cm" svg:x="6.685cm" svg:y="5.715cm">
          <text:p text:style-name="P7"/>
          <draw:enhanced-geometry svg:viewBox="0 0 985 4276" draw:type="non-primitive" draw:enhanced-path="M 127 4275 L 189 4233 249 4185 308 4132 366 4075 421 4012 475 3945 527 3873 576 3797 623 3716 667 3632 710 3544 749 3452 785 3357 819 3259 850 3159 878 3055 902 2950 924 2842 942 2733 957 2623 969 2511 977 2398 982 2285 984 2171 982 2058 977 1945 969 1832 957 1720 942 1610 924 1501 902 1393 877 1288 850 1184 819 1084 785 986 749 891 709 799 667 711 622 627 575 547 526 471 474 399 421 331 365 269 308 211 249 158 188 111 127 69 64 32 0 0 N"/>
        </draw:custom-shape>
        <presentation:notes draw:style-name="dp2">
          <draw:page-thumbnail draw:layer="layout" svg:width="12.885cm" svg:height="9.662cm" svg:x="3.268cm" svg:y="1.936cm" draw:page-number="29"/>
          <draw:frame presentation:style-name="pr3" draw:text-style-name="P7" draw:layer="layout" svg:width="14.234cm" svg:height="11.595cm" svg:x="2.589cm" svg:y="12.245cm" presentation:class="notes" presentation:placeholder="true">
            <draw:text-box/>
          </draw:frame>
        </presentation:notes>
      </draw:page>
      <draw:page draw:name="Why does it work?"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9">Why does it work?</text:p>
          </draw:text-box>
        </draw:frame>
        <draw:frame presentation:style-name="pr20" draw:text-style-name="P11" draw:layer="layout" svg:width="21.586cm" svg:height="12.895cm" svg:x="1.905cm" svg:y="5.08cm" presentation:class="outline" presentation:user-transformed="true">
          <draw:text-box>
            <text:list text:style-name="L4">
              <text:list-item>
                <text:p text:style-name="P35"><text:span text:style-name="T43">Assuming:</text:span></text:p>
              </text:list-item>
            </text:list>
            <text:list text:style-name="L8">
              <text:list-item>
                <text:list>
                  <text:list-item>
                    <text:p text:style-name="P36"><text:span text:style-name="T43">Have trusted: compiler T, DDC environment, comparer, process to get </text:span><text:span text:style-name="T44">s</text:span><text:span text:style-name="T45">A </text:span><text:span text:style-name="T43">&amp; A</text:span></text:p>
                  </text:list-item>
                </text:list>
              </text:list-item>
            </text:list>
            <text:list text:style-name="L9">
              <text:list-item>
                <text:list>
                  <text:list-item>
                    <text:list>
                      <text:list-item>
                        <text:p text:style-name="P37"><text:span text:style-name="T46">Trusted = triggers/payloads, if any, are different</text:span></text:p>
                      </text:list-item>
                    </text:list>
                  </text:list-item>
                </text:list>
              </text:list-item>
            </text:list>
            <text:list text:style-name="L8" text:continue-numbering="true">
              <text:list-item>
                <text:list text:continue-numbering="true">
                  <text:list-item>
                    <text:p text:style-name="P36"><text:span text:style-name="T43">T has same semantics as A for what's in </text:span><text:span text:style-name="T44">s</text:span><text:span text:style-name="T45">A</text:span></text:p>
                  </text:list-item>
                </text:list>
              </text:list-item>
            </text:list>
            <text:list text:style-name="L8" text:continue-numbering="true">
              <text:list-item>
                <text:list text:continue-numbering="true">
                  <text:list-item>
                    <text:p text:style-name="P36"><text:span text:style-name="T43">Flags etc. affecting output identical</text:span></text:p>
                  </text:list-item>
                </text:list>
              </text:list-item>
            </text:list>
            <text:list text:style-name="L8" text:continue-numbering="true">
              <text:list-item>
                <text:list text:continue-numbering="true">
                  <text:list-item>
                    <text:p text:style-name="P36"><text:span text:style-name="T43">Compiler </text:span><text:span text:style-name="T44">s</text:span><text:span text:style-name="T45">A</text:span><text:span text:style-name="T43"> deterministic (control seed if random)</text:span></text:p>
                  </text:list-item>
                </text:list>
              </text:list-item>
            </text:list>
            <text:list text:style-name="L4">
              <text:list-item>
                <text:p text:style-name="P38"><text:span text:style-name="T43">Then:</text:span></text:p>
              </text:list-item>
            </text:list>
            <text:list text:style-name="L8" text:continue-numbering="true">
              <text:list-item>
                <text:list text:continue-numbering="true">
                  <text:list-item>
                    <text:p text:style-name="P36"><text:span text:style-name="T43">c(</text:span><text:span text:style-name="T44">s</text:span><text:span text:style-name="T45">A</text:span><text:span text:style-name="T43">,T) functionally same as A – same source code!</text:span></text:p>
                  </text:list-item>
                </text:list>
              </text:list-item>
            </text:list>
            <text:list text:style-name="L8" text:continue-numbering="true">
              <text:list-item>
                <text:list text:continue-numbering="true">
                  <text:list-item>
                    <text:p text:style-name="P36"><text:span text:style-name="T43">If A malicious, doesn't matter – never run in DDC!</text:span></text:p>
                  </text:list-item>
                </text:list>
              </text:list-item>
            </text:list>
            <text:list text:style-name="L8" text:continue-numbering="true">
              <text:list-item>
                <text:list text:continue-numbering="true">
                  <text:list-item>
                    <text:p text:style-name="P36"><text:span text:style-name="T43">Final result bit-for-bit equal iff </text:span><text:span text:style-name="T44">s</text:span><text:span text:style-name="T45">A</text:span><text:span text:style-name="T43"> represents A – only an untainted compiler, with identical functionality, creates the final result!</text:span></text:p>
                  </text:list-item>
                </text:list>
              </text:list-item>
            </text:list>
          </draw:text-box>
        </draw:frame>
        <presentation:notes draw:style-name="dp2">
          <draw:page-thumbnail draw:layer="layout" svg:width="12.885cm" svg:height="9.662cm" svg:x="3.268cm" svg:y="1.936cm" draw:page-number="30"/>
          <draw:frame presentation:style-name="pr3" draw:text-style-name="P7" draw:layer="layout" svg:width="14.234cm" svg:height="11.595cm" svg:x="2.589cm" svg:y="12.245cm" presentation:class="notes" presentation:placeholder="true">
            <draw:text-box/>
          </draw:frame>
        </presentation:notes>
      </draw:page>
      <draw:page draw:name="How to increase diversity"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9">How to increase diversity</text:p>
          </draw:text-box>
        </draw:frame>
        <draw:frame presentation:style-name="pr21" draw:text-style-name="P11" draw:layer="layout" svg:width="21.586cm" svg:height="9.976cm" svg:x="1.905cm" svg:y="5.079cm" presentation:class="outline" presentation:user-transformed="true">
          <draw:text-box>
            <text:list text:style-name="L4">
              <text:list-item>
                <text:p text:style-name="P29">Trusted Compiler T must not have triggers/payloads for compiler A</text:p>
              </text:list-item>
            </text:list>
            <text:list text:style-name="L4">
              <text:list-item>
                <text:p text:style-name="P9">Could prove T's binary – hard</text:p>
              </text:list-item>
            </text:list>
            <text:list text:style-name="L4">
              <text:list-item>
                <text:p text:style-name="P9">Alternative: increase diversity</text:p>
              </text:list-item>
            </text:list>
            <text:list text:style-name="L4">
              <text:list-item>
                <text:list>
                  <text:list-item>
                    <text:p text:style-name="P30">Compiler implementation (maximally different)</text:p>
                  </text:list-item>
                </text:list>
              </text:list-item>
            </text:list>
            <text:list text:style-name="L4">
              <text:list-item>
                <text:list>
                  <text:list-item>
                    <text:p text:style-name="P30">Time (esp. old compiler as trusted compiler)</text:p>
                  </text:list-item>
                </text:list>
              </text:list-item>
            </text:list>
            <text:list text:style-name="L4">
              <text:list-item>
                <text:list>
                  <text:list-item>
                    <text:p text:style-name="P30">Environment</text:p>
                  </text:list-item>
                </text:list>
              </text:list-item>
            </text:list>
            <text:list text:style-name="L4">
              <text:list-item>
                <text:list>
                  <text:list-item>
                    <text:p text:style-name="P30">Source code mutation/paraphrasing</text:p>
                  </text:list-item>
                </text:list>
              </text:list-item>
            </text:list>
          </draw:text-box>
        </draw:frame>
        <presentation:notes draw:style-name="dp2">
          <draw:page-thumbnail draw:layer="layout" svg:width="12.885cm" svg:height="9.662cm" svg:x="3.268cm" svg:y="1.936cm" draw:page-number="31"/>
          <draw:frame presentation:style-name="pr3" draw:text-style-name="P7" draw:layer="layout" svg:width="14.234cm" svg:height="11.595cm" svg:x="2.589cm" svg:y="12.245cm" presentation:class="notes" presentation:placeholder="true">
            <draw:text-box/>
          </draw:frame>
        </presentation:notes>
      </draw:page>
      <draw:page draw:name="Practical challenges"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9">Practical challenges</text:p>
          </draw:text-box>
        </draw:frame>
        <draw:frame presentation:style-name="pr22" draw:text-style-name="P11" draw:layer="layout" svg:width="21.586cm" svg:height="12.04cm" svg:x="1.905cm" svg:y="5.079cm" presentation:class="outline" presentation:user-transformed="true">
          <draw:text-box>
            <text:list text:style-name="L4">
              <text:list-item>
                <text:p text:style-name="P29"><text:span text:style-name="T43">Uncontrolled nondeterminism</text:span></text:p>
              </text:list-item>
            </text:list>
            <text:list text:style-name="L4">
              <text:list-item>
                <text:p text:style-name="P9"><text:span text:style-name="T43">May be no alternative compiler that can handle </text:span><text:span text:style-name="T44">s</text:span></text:p>
              </text:list-item>
            </text:list>
            <text:list text:style-name="L4">
              <text:list-item>
                <text:list>
                  <text:list-item>
                    <text:p text:style-name="P30"><text:span text:style-name="T43">Can create, or hand-preprocess</text:span></text:p>
                  </text:list-item>
                </text:list>
              </text:list-item>
            </text:list>
            <text:list text:style-name="L4">
              <text:list-item>
                <text:p text:style-name="P9"><text:span text:style-name="T43">“</text:span><text:span text:style-name="T43">Pop-up” attack</text:span></text:p>
              </text:list-item>
            </text:list>
            <text:list text:style-name="L4">
              <text:list-item>
                <text:list>
                  <text:list-item>
                    <text:p text:style-name="P30"><text:span text:style-name="T43">Attacker includes self-perpetuating attack in only some versions (once succeeds, it disappears)</text:span></text:p>
                  </text:list-item>
                </text:list>
              </text:list-item>
            </text:list>
            <text:list text:style-name="L4">
              <text:list-item>
                <text:list>
                  <text:list-item>
                    <text:p text:style-name="P30"><text:span text:style-name="T43">Defenders must thoroughly examine every version they accept, not just begin/end points</text:span></text:p>
                  </text:list-item>
                </text:list>
              </text:list-item>
            </text:list>
            <text:list text:style-name="L4">
              <text:list-item>
                <text:p text:style-name="P9"><text:span text:style-name="T43">Multiple compiler components</text:span></text:p>
              </text:list-item>
            </text:list>
            <text:list text:style-name="L4">
              <text:list-item>
                <text:p text:style-name="P9"><text:span text:style-name="T43">Malicious environment? Redefine A as OS</text:span></text:p>
              </text:list-item>
            </text:list>
            <text:list text:style-name="L4">
              <text:list-item>
                <text:p text:style-name="P9"><text:span text:style-name="T43">Inexact comparison (e.g., date/time stamp)</text:span></text:p>
              </text:list-item>
            </text:list>
          </draw:text-box>
        </draw:frame>
        <presentation:notes draw:style-name="dp2">
          <draw:page-thumbnail draw:layer="layout" svg:width="12.885cm" svg:height="9.662cm" svg:x="3.268cm" svg:y="1.936cm" draw:page-number="32"/>
          <draw:frame presentation:style-name="pr3" draw:text-style-name="P7" draw:layer="layout" svg:width="14.234cm" svg:height="11.595cm" svg:x="2.589cm" svg:y="12.245cm" presentation:class="notes" presentation:placeholder="true">
            <draw:text-box/>
          </draw:frame>
        </presentation:notes>
      </draw:page>
      <draw:page draw:name="Demo: tcc"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9"><text:span text:style-name="T38">Demo: tcc</text:span></text:p>
          </draw:text-box>
        </draw:frame>
        <draw:frame presentation:style-name="pr23" draw:text-style-name="P11" draw:layer="layout" svg:width="21.586cm" svg:height="13.186cm" svg:x="1.905cm" svg:y="5.079cm" presentation:class="outline" presentation:user-transformed="true">
          <draw:text-box>
            <text:list text:style-name="L4">
              <text:list-item>
                <text:p text:style-name="P29"><text:span text:style-name="T47">Performed on small C compiler, tcc</text:span></text:p>
              </text:list-item>
            </text:list>
            <text:list text:style-name="L4">
              <text:list-item>
                <text:list>
                  <text:list-item>
                    <text:p text:style-name="P39"><text:span text:style-name="T38">Separate runtime library, handle in pieces</text:span></text:p>
                  </text:list-item>
                </text:list>
              </text:list-item>
            </text:list>
            <text:list text:style-name="L4">
              <text:list-item>
                <text:p text:style-name="P40"><text:span text:style-name="T47">tcc defect: fails to sign-extend 8-bit casts</text:span></text:p>
              </text:list-item>
            </text:list>
            <text:list text:style-name="L4">
              <text:list-item>
                <text:list>
                  <text:list-item>
                    <text:p text:style-name="P39"><text:span text:style-name="T38">x86: Constants -127..128 can be 1 byte (vs. 4)</text:span></text:p>
                  </text:list-item>
                </text:list>
              </text:list-item>
            </text:list>
            <text:list text:style-name="L4">
              <text:list-item>
                <text:list>
                  <text:list-item>
                    <text:p text:style-name="P39"><text:span text:style-name="T38">tcc detects this with a cast (prefers short form)</text:span></text:p>
                  </text:list-item>
                </text:list>
              </text:list-item>
            </text:list>
            <text:list text:style-name="L4">
              <text:list-item>
                <text:list>
                  <text:list-item>
                    <text:p text:style-name="P39"><text:span text:style-name="T38">tcc bug – cast produces wrong result, so tcc compiled-by-self always uses long form</text:span></text:p>
                  </text:list-item>
                </text:list>
              </text:list-item>
            </text:list>
            <text:list text:style-name="L4">
              <text:list-item>
                <text:p text:style-name="P40"><text:span text:style-name="T47">tcc junk bytes: long double constant</text:span></text:p>
              </text:list-item>
            </text:list>
            <text:list text:style-name="L4">
              <text:list-item>
                <text:list>
                  <text:list-item>
                    <text:p text:style-name="P39"><text:span text:style-name="T38">Long double uses 10 bytes, stored in 12 bytes</text:span></text:p>
                  </text:list-item>
                </text:list>
              </text:list-item>
            </text:list>
            <text:list text:style-name="L4">
              <text:list-item>
                <text:list>
                  <text:list-item>
                    <text:p text:style-name="P39"><text:span text:style-name="T38">Other two “junk” bytes have random data</text:span></text:p>
                  </text:list-item>
                </text:list>
              </text:list-item>
            </text:list>
            <text:list text:style-name="L4">
              <text:list-item>
                <text:p text:style-name="P40"><text:span text:style-name="T47">Fixed tcc, technique successfully verified fixed tcc</text:span></text:p>
              </text:list-item>
            </text:list>
            <text:list text:style-name="L4">
              <text:list-item>
                <text:p text:style-name="P40"><text:span text:style-name="T47">Used verified fixed tcc to verify original tcc</text:span></text:p>
              </text:list-item>
            </text:list>
            <text:list text:style-name="L4">
              <text:list-item>
                <text:p text:style-name="P41"><text:span text:style-name="T48">It works!</text:span></text:p>
              </text:list-item>
            </text:list>
          </draw:text-box>
        </draw:frame>
        <presentation:notes draw:style-name="dp2">
          <draw:page-thumbnail draw:layer="layout" svg:width="12.885cm" svg:height="9.662cm" svg:x="3.268cm" svg:y="1.936cm" draw:page-number="33"/>
          <draw:frame presentation:style-name="pr3" draw:text-style-name="P7" draw:layer="layout" svg:width="14.234cm" svg:height="11.595cm" svg:x="2.589cm" svg:y="12.245cm" presentation:class="notes" presentation:placeholder="true">
            <draw:text-box/>
          </draw:frame>
        </presentation:notes>
      </draw:page>
      <draw:page draw:name="Diverse double-compilation of tcc"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9"><text:span text:style-name="T38">Diverse double-compilation of tcc</text:span></text:p>
          </draw:text-box>
        </draw:frame>
        <draw:custom-shape draw:style-name="gr27" draw:text-style-name="P6" draw:layer="layout" svg:width="11.602cm" svg:height="7.197cm" svg:x="6.588cm" svg:y="9.688cm">
          <text:p text:style-name="P7"/>
          <draw:enhanced-geometry svg:viewBox="0 0 21600 21600" draw:path-stretchpoint-x="10800" draw:path-stretchpoint-y="10800" draw:text-areas="?f3 ?f4 ?f5 ?f6" draw:type="round-rectangle" draw:modifiers="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4" draw:layer="layout" svg:x1="14.604cm" svg:y1="9.366cm" svg:x2="13.537cm" svg:y2="9.371cm">
          <text:p text:style-name="P7"/>
        </draw:line>
        <draw:line draw:style-name="gr13" draw:text-style-name="P14" draw:layer="layout" svg:x1="16.787cm" svg:y1="15.161cm" svg:x2="11.53cm" svg:y2="15.165cm">
          <text:p text:style-name="P7"/>
        </draw:line>
        <draw:line draw:style-name="gr28" draw:text-style-name="P14" draw:layer="layout" svg:x1="16.805cm" svg:y1="14.058cm" svg:x2="16.779cm" svg:y2="15.161cm">
          <text:p text:style-name="P7"/>
        </draw:line>
        <draw:custom-shape draw:style-name="gr29" draw:text-style-name="P6" draw:layer="layout" svg:width="9.631cm" svg:height="3.593cm" svg:x="8.286cm" svg:y="12.48cm">
          <text:p text:style-name="P7"/>
          <draw:enhanced-geometry svg:viewBox="0 0 21600 21600" draw:path-stretchpoint-x="10800" draw:path-stretchpoint-y="10800" draw:text-areas="?f3 ?f4 ?f5 ?f6" draw:type="round-rectangle" draw:modifiers="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92cm" svg:height="0.953cm" draw:transform="rotate (-1.60570291183567) translate (19.858cm 4.463cm)">
          <text:p text:style-name="P1"><text:span text:style-name="T49">Compare1</text:span></text:p>
          <draw:enhanced-geometry svg:viewBox="0 0 21600 21600" draw:path-stretchpoint-x="10800" draw:path-stretchpoint-y="10800" draw:text-areas="?f3 ?f4 ?f5 ?f6" draw:type="round-rectangle" draw:modifiers="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6" draw:layer="layout" svg:width="9.733cm" svg:height="2.558cm" svg:x="8.184cm" svg:y="5.102cm">
          <text:p text:style-name="P7"/>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2.201cm" svg:height="0.626cm" svg:x="10.182cm" svg:y="4.304cm">
          <text:p text:style-name="P1"><text:span text:style-name="T43">tcc</text:span></text:p>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4" draw:layer="layout" svg:x1="10.301cm" svg:y1="9.375cm" svg:x2="12.118cm" svg:y2="9.379cm">
          <text:p text:style-name="P7"/>
        </draw:line>
        <draw:custom-shape draw:style-name="gr22" draw:text-style-name="P6" draw:layer="layout" svg:width="11.641cm" svg:height="0.846cm" svg:x="6.562cm" svg:y="16.087cm">
          <text:p text:style-name="P1"><text:span text:style-name="T50">Diverse Double-compile</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6" draw:layer="layout" svg:width="9.578cm" svg:height="2.408cm" svg:x="8.339cm" svg:y="9.86cm">
          <text:p text:style-name="P7"/>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81cm" svg:height="0.785cm" svg:x="8.89cm" svg:y="7.893cm">
          <text:p text:style-name="P1"><text:span text:style-name="T43">c(</text:span><text:span text:style-name="T44">s</text:span><text:span text:style-name="T45">tcc</text:span><text:span text:style-name="T43">,tcc)</text:span></text:p>
          <draw:enhanced-geometry svg:viewBox="0 0 21600 21600" draw:path-stretchpoint-x="10800" draw:path-stretchpoint-y="10800" draw:text-areas="?f3 ?f4 ?f5 ?f6" draw:type="round-rectangle" draw:modifiers="1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6" draw:layer="layout" svg:width="9.199cm" svg:height="1.067cm" svg:x="8.709cm" svg:y="7.823cm">
          <text:p text:style-name="P7"/>
          <draw:enhanced-geometry svg:viewBox="0 0 21600 21600" draw:path-stretchpoint-x="10800" draw:path-stretchpoint-y="10800" draw:text-areas="?f3 ?f4 ?f5 ?f6" draw:type="round-rectangle" draw:modifiers="1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6" draw:layer="layout" svg:width="1.204cm" svg:height="9.005cm" svg:x="17.921cm" svg:y="8.233cm">
          <text:p text:style-name="P7"/>
          <draw:enhanced-geometry svg:viewBox="0 0 1204 9006" draw:type="non-primitive" draw:enhanced-path="M 147 9005 L 223 8916 297 8817 370 8706 440 8585 508 8454 574 8313 638 8162 699 8002 756 7833 811 7656 863 7471 912 7279 957 7079 998 6873 1036 6661 1071 6444 1101 6222 1128 5996 1150 5766 1169 5533 1184 5298 1194 5061 1201 4822 1203 4583 1201 4344 1195 4105 1185 3868 1171 3632 1153 3399 1130 3169 1104 2942 1074 2720 1040 2502 1003 2290 962 2083 917 1883 869 1690 817 1504 763 1326 705 1156 645 995 582 843 516 701 448 569 378 446 305 335 231 234 155 145 78 66 0 0 N"/>
        </draw:custom-shape>
        <draw:custom-shape draw:style-name="gr22" draw:text-style-name="P6" draw:layer="layout" svg:width="2.201cm" svg:height="0.759cm" svg:x="4.233cm" svg:y="6.773cm">
          <text:p text:style-name="P1"><text:span text:style-name="T44">s</text:span><text:span text:style-name="T45">tcc</text:span></text:p>
          <draw:enhanced-geometry svg:viewBox="0 0 21600 21600" draw:path-stretchpoint-x="10800" draw:path-stretchpoint-y="10800" draw:text-areas="?f3 ?f4 ?f5 ?f6" draw:type="round-rectangle" draw:modifiers="1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5.441cm" svg:height="0.855cm" svg:x="12.762cm" svg:y="7.823cm">
          <text:p text:style-name="P1"><text:span text:style-name="T49">c(</text:span><text:span text:style-name="T50">s</text:span><text:span text:style-name="T51">libtcc1</text:span><text:span text:style-name="T49">,t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6" draw:layer="layout" svg:width="8.687cm" svg:height="0.626cm" svg:x="8.965cm" svg:y="4.308cm">
          <text:p text:style-name="P7"/>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13.278cm" svg:y1="6.231cm" svg:x2="13.282cm" svg:y2="8.008cm">
          <text:p text:style-name="P7"/>
        </draw:line>
        <draw:line draw:style-name="gr32" draw:text-style-name="P14" draw:layer="layout" svg:x1="15.558cm" svg:y1="5.847cm" svg:x2="14.402cm" svg:y2="5.852cm">
          <text:p text:style-name="P7"/>
        </draw:line>
        <draw:line draw:style-name="gr13" draw:text-style-name="P14" draw:layer="layout" svg:x1="15.558cm" svg:y1="7.091cm" svg:x2="10.844cm" svg:y2="7.095cm">
          <text:p text:style-name="P7"/>
        </draw:line>
        <draw:line draw:style-name="gr28" draw:text-style-name="P14" draw:layer="layout" svg:x1="15.527cm" svg:y1="4.93cm" svg:x2="15.549cm" svg:y2="7.086cm">
          <text:p text:style-name="P7"/>
        </draw:line>
        <draw:line draw:style-name="gr28" draw:text-style-name="P14" draw:layer="layout" svg:x1="13.175cm" svg:y1="4.568cm" svg:x2="11.738cm" svg:y2="4.573cm">
          <text:p text:style-name="P7"/>
        </draw:line>
        <draw:line draw:style-name="gr28" draw:text-style-name="P14" draw:layer="layout" svg:x1="9.472cm" svg:y1="4.608cm" svg:x2="10.53cm" svg:y2="4.613cm">
          <text:p text:style-name="P7"/>
        </draw:line>
        <draw:line draw:style-name="gr13" draw:text-style-name="P14" draw:layer="layout" svg:x1="13.172cm" svg:y1="4.568cm" svg:x2="13.176cm" svg:y2="5.468cm">
          <text:p text:style-name="P7"/>
        </draw:line>
        <draw:line draw:style-name="gr13" draw:text-style-name="P14" draw:layer="layout" svg:x1="9.472cm" svg:y1="4.608cm" svg:x2="9.476cm" svg:y2="6.615cm">
          <text:p text:style-name="P7"/>
        </draw:line>
        <draw:custom-shape draw:style-name="gr22" draw:text-style-name="P6" draw:layer="layout" svg:width="2.2cm" svg:height="0.705cm" svg:x="14.68cm" svg:y="4.344cm">
          <text:p text:style-name="P1"><text:span text:style-name="T49">libtcc1</text:span></text:p>
          <draw:enhanced-geometry svg:viewBox="0 0 21600 21600" draw:path-stretchpoint-x="10800" draw:path-stretchpoint-y="10800" draw:text-areas="?f3 ?f4 ?f5 ?f6" draw:type="round-rectangle" draw:modifiers="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6" draw:layer="layout" svg:width="3.585cm" svg:height="2.54cm" svg:x="3.81cm" svg:y="5.292cm">
          <text:p text:style-name="P7"/>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6" draw:layer="layout" svg:width="0.962cm" svg:height="3.576cm" svg:x="17.903cm" svg:y="4.657cm">
          <text:p text:style-name="P7"/>
          <draw:enhanced-geometry svg:viewBox="0 0 960 3575" draw:type="non-primitive" draw:enhanced-path="M 124 3574 L 184 3540 243 3501 300 3457 356 3409 410 3357 462 3301 512 3241 561 3178 606 3110 650 3040 691 2966 729 2890 765 2810 798 2728 828 2644 855 2557 879 2469 900 2378 918 2287 933 2194 944 2100 952 2005 957 1910 959 1815 957 1720 952 1624 944 1530 933 1436 918 1343 900 1251 879 1161 855 1073 828 986 798 902 765 820 729 740 691 664 650 590 606 519 560 452 512 389 462 329 410 273 356 221 300 173 242 129 184 90 123 55 62 25 0 0 N"/>
        </draw:custom-shape>
        <draw:custom-shape draw:style-name="gr22" draw:text-style-name="P6" draw:layer="layout" svg:width="2.2cm" svg:height="1.124cm" svg:x="15.871cm" svg:y="6.037cm">
          <text:p text:style-name="P1"><text:span text:style-name="T44">Self-</text:span></text:p>
          <text:p text:style-name="P32"><text:span text:style-name="T44">regen?</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5.715cm" svg:y1="7.104cm" svg:x2="8.577cm" svg:y2="7.108cm">
          <text:p text:style-name="P7"/>
        </draw:line>
        <draw:line draw:style-name="gr13" draw:text-style-name="P14" draw:layer="layout" svg:x1="5.958cm" svg:y1="5.874cm" svg:x2="12.219cm" svg:y2="5.878cm">
          <text:p text:style-name="P7"/>
        </draw:line>
        <draw:custom-shape draw:style-name="gr22" draw:text-style-name="P6" draw:layer="layout" svg:width="2.998cm" svg:height="1.124cm" svg:x="4.022cm" svg:y="5.292cm">
          <text:p text:style-name="P1"><text:span text:style-name="T50">s</text:span><text:span text:style-name="T51">libtcc1</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2.201cm" svg:height="0.627cm" svg:x="11.822cm" svg:y="9.066cm">
          <text:p text:style-name="P1"><text:span text:style-name="T43">gcc</text:span></text:p>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4" draw:layer="layout" svg:x1="16.722cm" svg:y1="11.642cm" svg:x2="14.72cm" svg:y2="11.659cm">
          <text:p text:style-name="P7"/>
        </draw:line>
        <draw:line draw:style-name="gr13" draw:text-style-name="P14" draw:layer="layout" svg:x1="10.301cm" svg:y1="9.375cm" svg:x2="10.306cm" svg:y2="11.042cm">
          <text:p text:style-name="P7"/>
        </draw:line>
        <draw:custom-shape draw:style-name="gr12" draw:text-style-name="P6" draw:layer="layout" svg:width="2.204cm" svg:height="0.736cm" svg:x="9.23cm" svg:y="11.042cm">
          <text:p text:style-name="P1"><text:span text:style-name="T49">1: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2.311cm" svg:height="0.736cm" svg:x="13.617cm" svg:y="9.997cm">
          <text:p text:style-name="P1"><text:span text:style-name="T49">1: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 draw:text-style-name="P14" draw:layer="layout" svg:x1="10.336cm" svg:y1="12.656cm" svg:x2="14.601cm" svg:y2="12.66cm">
          <text:p text:style-name="P7"/>
        </draw:line>
        <draw:custom-shape draw:style-name="gr12" draw:text-style-name="P6" draw:layer="layout" svg:width="2.311cm" svg:height="0.736cm" svg:x="13.551cm" svg:y="13.591cm">
          <text:p text:style-name="P1"><text:span text:style-name="T49">2: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2.31cm" svg:height="0.737cm" svg:x="9.23cm" svg:y="14.803cm">
          <text:p text:style-name="P1"><text:span text:style-name="T49">2: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10.336cm" svg:y1="11.774cm" svg:x2="10.341cm" svg:y2="14.803cm">
          <text:p text:style-name="P7"/>
        </draw:line>
        <draw:line draw:style-name="gr34" draw:text-style-name="P14" draw:layer="layout" svg:x1="7.02cm" svg:y1="15.262cm" svg:x2="7.025cm" svg:y2="7.1cm">
          <text:p text:style-name="P7"/>
        </draw:line>
        <draw:line draw:style-name="gr34" draw:text-style-name="P14" draw:layer="layout" svg:x1="7.751cm" svg:y1="14.013cm" svg:x2="7.738cm" svg:y2="5.868cm">
          <text:p text:style-name="P7"/>
        </draw:line>
        <draw:line draw:style-name="gr32" draw:text-style-name="P14" draw:layer="layout" svg:x1="7.761cm" svg:y1="10.372cm" svg:x2="13.617cm" svg:y2="10.376cm">
          <text:p text:style-name="P7"/>
        </draw:line>
        <draw:line draw:style-name="gr32" draw:text-style-name="P14" draw:layer="layout" svg:x1="7.02cm" svg:y1="11.452cm" svg:x2="9.102cm" svg:y2="11.43cm">
          <text:p text:style-name="P7"/>
        </draw:line>
        <draw:line draw:style-name="gr13" draw:text-style-name="P14" draw:layer="layout" svg:x1="7.02cm" svg:y1="15.258cm" svg:x2="9.282cm" svg:y2="15.262cm">
          <text:p text:style-name="P7"/>
        </draw:line>
        <draw:custom-shape draw:style-name="gr30" draw:text-style-name="P6" draw:layer="layout" svg:width="16.735cm" svg:height="1.27cm" svg:x="4.432cm" svg:y="17.145cm">
          <text:p text:style-name="P7"/>
          <draw:enhanced-geometry svg:viewBox="0 0 21600 21600" draw:path-stretchpoint-x="10800" draw:path-stretchpoint-y="10800" draw:text-areas="?f3 ?f4 ?f5 ?f6" draw:type="round-rectangle" draw:modifiers="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14.605cm" svg:y1="12.651cm" svg:x2="14.609cm" svg:y2="13.586cm">
          <text:p text:style-name="P7"/>
        </draw:line>
        <draw:line draw:style-name="gr13" draw:text-style-name="P14" draw:layer="layout" svg:x1="14.605cm" svg:y1="9.366cm" svg:x2="14.609cm" svg:y2="9.992cm">
          <text:p text:style-name="P7"/>
        </draw:line>
        <draw:line draw:style-name="gr28" draw:text-style-name="P14" draw:layer="layout" svg:x1="14.724cm" svg:y1="10.733cm" svg:x2="14.728cm" svg:y2="11.655cm">
          <text:p text:style-name="P7"/>
        </draw:line>
        <draw:custom-shape draw:style-name="gr22" draw:text-style-name="P6" draw:layer="layout" svg:width="2.2cm" svg:height="1.124cm" svg:x="15.58cm" svg:y="14.949cm">
          <text:p text:style-name="P1"><text:span text:style-name="T50">Stage2</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2.201cm" svg:height="1.125cm" svg:x="15.716cm" svg:y="10.517cm">
          <text:p text:style-name="P1"><text:span text:style-name="T50">Stage1</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4.216cm" svg:height="0.829cm" svg:x="9.948cm" svg:y="12.7cm">
          <text:p text:style-name="P1"><text:span text:style-name="T43">c(</text:span><text:span text:style-name="T44">s</text:span><text:span text:style-name="T45">tcc</text:span><text:span text:style-name="T43">,g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4" draw:layer="layout" svg:x1="16.722cm" svg:y1="11.642cm" svg:x2="16.722cm" svg:y2="15.24cm">
          <text:p text:style-name="P7"/>
        </draw:line>
        <draw:line draw:style-name="gr13" draw:text-style-name="P14" draw:layer="layout" svg:x1="14.812cm" svg:y1="14.323cm" svg:x2="14.821cm" svg:y2="17.573cm">
          <text:p text:style-name="P7"/>
        </draw:line>
        <draw:line draw:style-name="gr13" draw:text-style-name="P14" draw:layer="layout" svg:x1="10.336cm" svg:y1="15.54cm" svg:x2="10.358cm" svg:y2="17.432cm">
          <text:p text:style-name="P7"/>
        </draw:line>
        <draw:custom-shape draw:style-name="gr12" draw:text-style-name="P6" draw:layer="layout" svg:width="2.311cm" svg:height="0.736cm" svg:x="8.568cm" svg:y="6.593cm">
          <text:p text:style-name="P1"><text:span text:style-name="T49">0: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2.311cm" svg:height="0.736cm" svg:x="12.215cm" svg:y="5.495cm">
          <text:p text:style-name="P1"><text:span text:style-name="T49">0: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9.459cm" svg:y1="7.325cm" svg:x2="9.463cm" svg:y2="8.092cm">
          <text:p text:style-name="P7"/>
        </draw:line>
        <draw:line draw:style-name="gr13" draw:text-style-name="P14" draw:layer="layout" svg:x1="7.748cm" svg:y1="14.01cm" svg:x2="13.67cm" svg:y2="14.014cm">
          <text:p text:style-name="P7"/>
        </draw:line>
        <draw:custom-shape draw:style-name="gr22" draw:text-style-name="P6" draw:layer="layout" svg:width="4.202cm" svg:height="0.767cm" draw:transform="rotate (-1.60570291183567) translate (20.101cm 10.81cm)">
          <text:p text:style-name="P1"><text:span text:style-name="T49">Compare2</text:span></text:p>
          <draw:enhanced-geometry svg:viewBox="0 0 21600 21600" draw:path-stretchpoint-x="10800" draw:path-stretchpoint-y="10800" draw:text-areas="?f3 ?f4 ?f5 ?f6" draw:type="round-rectangle" draw:modifiers="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387cm" svg:height="1.124cm" svg:x="0.635cm" svg:y="4.657cm">
          <text:p text:style-name="P1"><text:span text:style-name="T49">(Runtime)</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175cm" svg:height="1.579cm" svg:x="0.635cm" svg:y="6.35cm">
          <text:p text:style-name="P1"><text:span text:style-name="T49">(Rest of</text:span></text:p>
          <text:p text:style-name="P32"><text:span text:style-name="T49">compiler)</text:span></text:p>
          <draw:enhanced-geometry svg:viewBox="0 0 21600 21600" draw:path-stretchpoint-x="10800" draw:path-stretchpoint-y="10800" draw:text-areas="?f3 ?f4 ?f5 ?f6" draw:type="round-rectangle" draw:modifiers="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4" draw:layer="layout" svg:x1="16.722cm" svg:y1="15.24cm" svg:x2="11.43cm" svg:y2="15.24cm">
          <text:p text:style-name="P7"/>
        </draw:line>
        <draw:line draw:style-name="gr7" draw:text-style-name="P14" draw:layer="layout" svg:x1="16.721cm" svg:y1="13.97cm" svg:x2="15.874cm" svg:y2="13.97cm">
          <text:p text:style-name="P7"/>
        </draw:line>
        <draw:custom-shape draw:style-name="gr22" draw:text-style-name="P6" draw:layer="layout" svg:width="4.803cm" svg:height="0.75cm" svg:x="12.488cm" svg:y="11.43cm">
          <text:p text:style-name="P1"><text:span text:style-name="T49">c(</text:span><text:span text:style-name="T50">s</text:span><text:span text:style-name="T51">libtcc1</text:span><text:span text:style-name="T49">,g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7.713cm" svg:height="0.635cm" svg:x="13.123cm" svg:y="17.357cm">
          <text:p text:style-name="P1"><text:span text:style-name="T49">c(</text:span><text:span text:style-name="T50">s</text:span><text:span text:style-name="T51">libtcc1</text:span><text:span text:style-name="T49">,c(</text:span><text:span text:style-name="T50">s</text:span><text:span text:style-name="T51">tcc</text:span><text:span text:style-name="T49">,gcc))</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7.193cm" svg:height="0.948cm" svg:x="4.449cm" svg:y="17.233cm">
          <text:p text:style-name="P1"><text:span text:style-name="T43">c(</text:span><text:span text:style-name="T44">s</text:span><text:span text:style-name="T45">tcc</text:span><text:span text:style-name="T43">,c(</text:span><text:span text:style-name="T44">s</text:span><text:span text:style-name="T45">tcc</text:span><text:span text:style-name="T43">,gcc))</text:span></text:p>
          <draw:enhanced-geometry svg:viewBox="0 0 21600 21600" draw:path-stretchpoint-x="10800" draw:path-stretchpoint-y="10800" draw:text-areas="?f3 ?f4 ?f5 ?f6" draw:type="round-rectangle" draw:modifiers="1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6" draw:layer="layout" svg:width="5.715cm" svg:height="4.825cm" svg:x="0.635cm" svg:y="11.642cm">
          <text:p text:style-name="P15"><text:span text:style-name="T11">Must handle real compilers in pieces;</text:span><text:span text:style-name="T11"><text:line-break/></text:span><text:span text:style-name="T52">the approach works</text:span></text:p>
          <draw:enhanced-geometry svg:viewBox="0 0 21600 21600" draw:type="mso-spt202" draw:enhanced-path="M 0 0 L 21600 0 21600 21600 0 21600 0 0 Z N"/>
        </draw:custom-shape>
        <presentation:notes draw:style-name="dp2">
          <draw:page-thumbnail draw:layer="layout" svg:width="12.885cm" svg:height="9.662cm" svg:x="3.268cm" svg:y="1.936cm" draw:page-number="34"/>
          <draw:frame presentation:style-name="pr3" draw:text-style-name="P7" draw:layer="layout" svg:width="14.234cm" svg:height="11.595cm" svg:x="2.589cm" svg:y="12.245cm" presentation:class="notes" presentation:placeholder="true">
            <draw:text-box/>
          </draw:frame>
        </presentation:notes>
      </draw:page>
      <draw:page draw:name="Limitations"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9">Limitations</text:p>
          </draw:text-box>
        </draw:frame>
        <draw:frame presentation:style-name="pr24" draw:text-style-name="P11" draw:layer="layout" svg:width="21.586cm" svg:height="12.375cm" svg:x="1.905cm" svg:y="5.08cm" presentation:class="outline" presentation:user-transformed="true">
          <draw:text-box>
            <text:list text:style-name="L4">
              <text:list-item>
                <text:p text:style-name="P29"><text:span text:style-name="T43">Not absolute proof (unless T &amp; environment proved)</text:span></text:p>
              </text:list-item>
            </text:list>
            <text:list text:style-name="L4">
              <text:list-item>
                <text:list>
                  <text:list-item>
                    <text:p text:style-name="P36"><text:span text:style-name="T43">But you can make as strong as you wish</text:span></text:p>
                  </text:list-item>
                </text:list>
              </text:list-item>
            </text:list>
            <text:list text:style-name="L4">
              <text:list-item>
                <text:list>
                  <text:list-item>
                    <text:p text:style-name="P36"><text:span text:style-name="T43">Hard to overcome &amp; can use more tests/diversity</text:span></text:p>
                  </text:list-item>
                </text:list>
              </text:list-item>
            </text:list>
            <text:list text:style-name="L4">
              <text:list-item>
                <text:p text:style-name="P42"><text:span text:style-name="T43">Only shows source &amp; binary correspond</text:span></text:p>
              </text:list-item>
            </text:list>
            <text:list text:style-name="L4">
              <text:list-item>
                <text:list>
                  <text:list-item>
                    <text:p text:style-name="P36"><text:span text:style-name="T43">Could still have malicious code in source</text:span></text:p>
                  </text:list-item>
                </text:list>
              </text:list-item>
            </text:list>
            <text:list text:style-name="L4">
              <text:list-item>
                <text:list>
                  <text:list-item>
                    <text:p text:style-name="P36"><text:span text:style-name="T43">But we have techniques to address that!</text:span></text:p>
                  </text:list-item>
                </text:list>
              </text:list-item>
            </text:list>
            <text:list text:style-name="L4">
              <text:list-item>
                <text:p text:style-name="P42"><text:span text:style-name="T43">A's source code must be available (easier for FLOSS)</text:span></text:p>
              </text:list-item>
            </text:list>
            <text:list text:style-name="L4">
              <text:list-item>
                <text:p text:style-name="P42"><text:span text:style-name="T43">Source/binary correspondence primarily useful if you can see compiler source</text:span></text:p>
              </text:list-item>
            </text:list>
            <text:list text:style-name="L4">
              <text:list-item>
                <text:p text:style-name="P42"><text:span text:style-name="T43">Not yet demonstrated on larger scale – doing that now</text:span></text:p>
              </text:list-item>
            </text:list>
            <text:list text:style-name="L4">
              <text:list-item>
                <text:p text:style-name="P42"><text:span text:style-name="T43">Easier if language standard &amp; no software patents</text:span></text:p>
              </text:list-item>
            </text:list>
            <text:list text:style-name="L4">
              <text:list-item>
                <text:list>
                  <text:list-item>
                    <text:p text:style-name="P36"><text:span text:style-name="T43">Visual Basic patent app for “isNot” operator</text:span></text:p>
                  </text:list-item>
                </text:list>
              </text:list-item>
            </text:list>
          </draw:text-box>
        </draw:frame>
        <presentation:notes draw:style-name="dp2">
          <draw:page-thumbnail draw:layer="layout" svg:width="12.885cm" svg:height="9.662cm" svg:x="3.268cm" svg:y="1.936cm" draw:page-number="35"/>
          <draw:frame presentation:style-name="pr3" draw:text-style-name="P7" draw:layer="layout" svg:width="14.234cm" svg:height="11.595cm" svg:x="2.589cm" svg:y="12.245cm" presentation:class="notes" presentation:placeholder="true">
            <draw:text-box/>
          </draw:frame>
        </presentation:notes>
      </draw:page>
      <draw:page draw:name="Broader implications"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9">Broader implications</text:p>
          </draw:text-box>
        </draw:frame>
        <draw:frame presentation:style-name="pr25" draw:text-style-name="P11" draw:layer="layout" svg:width="21.586cm" svg:height="12.331cm" svg:x="1.905cm" svg:y="5.08cm" presentation:class="outline" presentation:user-transformed="true">
          <draw:text-box>
            <text:list text:style-name="L4">
              <text:list-item>
                <text:p text:style-name="P29"><text:span text:style-name="T47">Practical counter for trusting trust attack</text:span></text:p>
              </text:list-item>
            </text:list>
            <text:list text:style-name="L4">
              <text:list-item>
                <text:p text:style-name="P29"><text:span text:style-name="T47">Can expand to TCB, whole OS, &amp; prob. hardware</text:span></text:p>
              </text:list-item>
            </text:list>
            <text:list text:style-name="L4">
              <text:list-item>
                <text:p text:style-name="P29"><text:span text:style-name="T47">Governments could require info for evals</text:span></text:p>
              </text:list-item>
            </text:list>
            <text:list text:style-name="L4">
              <text:list-item>
                <text:list>
                  <text:list-item>
                    <text:p text:style-name="P30"><text:span text:style-name="T38">Receive all source code, inc. build instructions:</text:span></text:p>
                  </text:list-item>
                </text:list>
              </text:list-item>
            </text:list>
            <text:list text:style-name="L4">
              <text:list-item>
                <text:list>
                  <text:list-item>
                    <text:list>
                      <text:list-item>
                        <text:p text:style-name="P31"><text:span text:style-name="T53">Of compilers: so can check them this way</text:span></text:p>
                      </text:list-item>
                    </text:list>
                  </text:list-item>
                </text:list>
              </text:list-item>
            </text:list>
            <text:list text:style-name="L4">
              <text:list-item>
                <text:list>
                  <text:list-item>
                    <text:list>
                      <text:list-item>
                        <text:p text:style-name="P31"><text:span text:style-name="T53">Of non-compilers: check by recompiling</text:span></text:p>
                      </text:list-item>
                    </text:list>
                  </text:list-item>
                </text:list>
              </text:list-item>
            </text:list>
            <text:list text:style-name="L4">
              <text:list-item>
                <text:list>
                  <text:list-item>
                    <text:p text:style-name="P30"><text:span text:style-name="T38">Could establish groups to check major compiler releases for subversion</text:span></text:p>
                  </text:list-item>
                </text:list>
              </text:list-item>
            </text:list>
            <text:list text:style-name="L4">
              <text:list-item>
                <text:p text:style-name="P9"><text:span text:style-name="T47">Insist languages have public unpatented specifications (anyone can implement, any license)</text:span></text:p>
              </text:list-item>
            </text:list>
            <text:list text:style-name="L4">
              <text:list-item>
                <text:p text:style-name="P9"><text:span text:style-name="T47">Source code examination now justifiable</text:span></text:p>
              </text:list-item>
            </text:list>
          </draw:text-box>
        </draw:frame>
        <presentation:notes draw:style-name="dp2">
          <draw:page-thumbnail draw:layer="layout" svg:width="12.885cm" svg:height="9.662cm" svg:x="3.268cm" svg:y="1.936cm" draw:page-number="36"/>
          <draw:frame presentation:style-name="pr3" draw:text-style-name="P7" draw:layer="layout" svg:width="14.234cm" svg:height="11.595cm" svg:x="2.589cm" svg:y="12.245cm" presentation:class="notes" presentation:placeholder="true">
            <draw:text-box/>
          </draw:frame>
        </presentation:notes>
      </draw:page>
      <draw:page draw:name="page37" draw:style-name="dp5" draw:master-page-name="Default" presentation:presentation-page-layout-name="AL2T1">
        <draw:frame presentation:style-name="pr12" draw:text-style-name="P7" draw:layer="layout" svg:width="21.369cm" svg:height="2.322cm" svg:x="2.116cm" svg:y="1.455cm" presentation:class="title">
          <draw:text-box>
            <text:p text:style-name="P7">In the News...</text:p>
          </draw:text-box>
        </draw:frame>
        <draw:frame presentation:style-name="pr26" draw:text-style-name="P28" draw:layer="layout" svg:width="21.581cm" svg:height="13.335cm" svg:x="1.904cm" svg:y="5.08cm" presentation:class="outline" presentation:user-transformed="true">
          <draw:text-box>
            <text:list text:style-name="L4">
              <text:list-item>
                <text:p text:style-name="P24"><text:span text:style-name="T32">Published </text:span><text:span text:style-name="T33">Proceedings of the Twenty-First Annual Computer Security Applications Conference (ACSAC)</text:span><text:span text:style-name="T32">, December 2005, “Countering Trusting Trust through Diverse Double-Compiling”</text:span></text:p>
              </text:list-item>
            </text:list>
            <text:list text:style-name="L4">
              <text:list-item>
                <text:p text:style-name="P24"><text:span text:style-name="T32">Required reading: Northern Kentucky University's CSC 593: Secure Software Engineering Seminar, Spring 06</text:span></text:p>
              </text:list-item>
            </text:list>
            <text:list text:style-name="L4">
              <text:list-item>
                <text:p text:style-name="P24"><text:span text:style-name="T32">Referenced in Bugtraq, comp.risks (Neumann's Risks digest), Lambda the ultimate, SC-L (the Secure Coding mailing list), LinuxSecurity.com, Chi Publishing's Information Security Bulletin, Wikipedia ("Backdoor"), Open Web Application Security Project (OWASP)</text:span></text:p>
              </text:list-item>
            </text:list>
            <text:list text:style-name="L4">
              <text:list-item>
                <text:p text:style-name="P24"><text:span text:style-name="T32">Bruce Schneier's weblog and Crypto-Gram</text:span></text:p>
              </text:list-item>
            </text:list>
          </draw:text-box>
        </draw:frame>
        <presentation:notes draw:style-name="dp2">
          <draw:page-thumbnail draw:style-name="gr4" draw:layer="layout" svg:width="12.88cm" svg:height="9.658cm" svg:x="3.268cm" svg:y="1.935cm" draw:page-number="37" presentation:class="page"/>
          <draw:frame presentation:style-name="pr10" draw:text-style-name="P7" draw:layer="layout" svg:width="14.234cm" svg:height="11.344cm" svg:x="2.589cm" svg:y="12.245cm" presentation:class="notes" presentation:placeholder="true">
            <draw:text-box/>
          </draw:frame>
        </presentation:notes>
      </draw:page>
      <draw:page draw:name="page38" draw:style-name="dp3" draw:master-page-name="Default" presentation:presentation-page-layout-name="AL2T1">
        <draw:frame presentation:style-name="pr12" draw:text-style-name="P7" draw:layer="layout" svg:width="21.369cm" svg:height="2.533cm" svg:x="2.116cm" svg:y="1.35cm" presentation:class="title" presentation:user-transformed="true">
          <draw:text-box>
            <text:p text:style-name="P7">Recent Work: Relaxing Constraint: Compiler Need not be <text:span text:style-name="T21">Self-compiled</text:span></text:p>
          </draw:text-box>
        </draw:frame>
        <draw:frame presentation:style-name="pr13" draw:text-style-name="P25" draw:layer="layout" svg:width="10.796cm" svg:height="13.774cm" svg:x="0.635cm" svg:y="4.445cm" presentation:class="outline" presentation:user-transformed="true">
          <draw:text-box>
            <text:list text:style-name="L4">
              <text:list-item>
                <text:p text:style-name="P24">Instead of self-compiling, can use parent compiler P</text:p>
              </text:list-item>
            </text:list>
            <text:list text:style-name="L4">
              <text:list-item>
                <text:list>
                  <text:list-item>
                    <text:p text:style-name="P10">P may be just a different version of A</text:p>
                  </text:list-item>
                </text:list>
              </text:list-item>
            </text:list>
            <text:list text:style-name="L4">
              <text:list-item>
                <text:p text:style-name="P24">Source code s is now s<text:span text:style-name="T54">A</text:span> union s<text:span text:style-name="T54">P</text:span></text:p>
              </text:list-item>
            </text:list>
            <text:list text:style-name="L4">
              <text:list-item>
                <text:list>
                  <text:list-item>
                    <text:p text:style-name="P10"><text:span text:style-name="T55">Needs examining</text:span></text:p>
                  </text:list-item>
                </text:list>
              </text:list-item>
            </text:list>
            <text:list text:style-name="L4">
              <text:list-item>
                <text:list>
                  <text:list-item>
                    <text:p text:style-name="P10"><text:span text:style-name="T55">If similar, diff</text:span></text:p>
                  </text:list-item>
                </text:list>
              </text:list-item>
            </text:list>
            <text:list text:style-name="L4">
              <text:list-item>
                <text:p text:style-name="P24"><text:span text:style-name="T55">Can be used to “break” a loop</text:span></text:p>
              </text:list-item>
            </text:list>
          </draw:text-box>
        </draw:frame>
        <draw:custom-shape draw:style-name="gr21" draw:text-style-name="P6" draw:layer="layout" svg:width="11.183cm" svg:height="5.142cm" svg:x="12.841cm" svg:y="11.888cm">
          <text:p text:style-name="P7"/>
          <draw:enhanced-geometry svg:viewBox="0 0 21600 21600" draw:path-stretchpoint-x="10800" draw:path-stretchpoint-y="10800" draw:text-areas="?f3 ?f4 ?f5 ?f6" draw:type="round-rectangle" draw:modifiers="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11.183cm" svg:height="2.399cm" svg:x="13.044cm" svg:y="5.988cm">
          <text:p text:style-name="P7"/>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4.234cm" svg:height="1.433cm" svg:x="13.546cm" svg:y="8.868cm">
          <text:p text:style-name="P1"><text:span text:style-name="T38">A0=c(</text:span><text:span text:style-name="T39">s</text:span><text:span text:style-name="T40">A</text:span><text:span text:style-name="T38">,P)</text:span></text:p>
          <draw:enhanced-geometry svg:viewBox="0 0 21600 216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1.865cm" svg:height="1.562cm" svg:x="13.789cm" svg:y="12.245cm">
          <text:p text:style-name="P1">1</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4.185cm" svg:height="1.433cm" svg:x="14.465cm" svg:y="13.833cm">
          <text:p text:style-name="P1"><text:span text:style-name="T38">P1=c(s</text:span><text:span text:style-name="T40">P</text:span><text:span text:style-name="T38">,T)</text:span></text:p>
          <draw:enhanced-geometry svg:viewBox="0 0 21600 21600" draw:path-stretchpoint-x="10800" draw:path-stretchpoint-y="10800" draw:text-areas="?f3 ?f4 ?f5 ?f6" draw:type="round-rectangle" draw:modifiers="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1.865cm" svg:height="1.561cm" svg:x="13.78cm" svg:y="15.257cm">
          <text:p text:style-name="P1">2</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14.697cm" svg:y1="13.802cm" svg:x2="14.702cm" svg:y2="15.218cm">
          <text:p text:style-name="P7"/>
        </draw:line>
        <draw:line draw:style-name="gr13" draw:text-style-name="P14" draw:layer="layout" svg:x1="14.724cm" svg:y1="10.786cm" svg:x2="14.728cm" svg:y2="12.201cm">
          <text:p text:style-name="P7"/>
        </draw:line>
        <draw:custom-shape draw:style-name="gr22" draw:text-style-name="P6" draw:layer="layout" svg:width="3.598cm" svg:height="3.171cm" svg:x="20.108cm" svg:y="12.082cm">
          <text:p text:style-name="P33"><text:span text:style-name="T20">Diverse</text:span></text:p>
          <text:p text:style-name="P34"><text:span text:style-name="T20">double-</text:span></text:p>
          <text:p text:style-name="P34"><text:span text:style-name="T20">compile</text:span></text:p>
          <draw:enhanced-geometry svg:viewBox="0 0 21600 21600" draw:path-stretchpoint-x="10800" draw:path-stretchpoint-y="10800" draw:text-areas="?f3 ?f4 ?f5 ?f6" draw:type="round-rectangle" draw:modifiers="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12.7cm" svg:y1="8.255cm" svg:x2="13.789cm" svg:y2="12.867cm">
          <text:p text:style-name="P7"/>
        </draw:line>
        <draw:line draw:style-name="gr13" draw:text-style-name="P14" draw:layer="layout" svg:x1="12.157cm" svg:y1="11.822cm" svg:x2="13.78cm" svg:y2="16.02cm">
          <text:p text:style-name="P7"/>
        </draw:line>
        <draw:custom-shape draw:style-name="gr22" draw:text-style-name="P43" draw:layer="layout" svg:width="1.27cm" svg:height="1.464cm" svg:x="11.43cm" svg:y="11.236cm">
          <text:p text:style-name="P32"><text:span text:style-name="T39">s</text:span><text:span text:style-name="T40">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8.89cm" svg:height="1.27cm" svg:x="14.605cm" svg:y="4.674cm">
          <text:p text:style-name="P1">P (Parent compiler)</text:p>
          <draw:enhanced-geometry svg:viewBox="0 0 21600 21600" draw:path-stretchpoint-x="10800" draw:path-stretchpoint-y="10800" draw:text-areas="?f3 ?f4 ?f5 ?f6" draw:type="round-rectangle" draw:modifiers="7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6" draw:layer="layout" svg:width="1.865cm" svg:height="1.561cm" svg:x="13.789cm" svg:y="6.429cm">
          <text:p text:style-name="P1">0</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14.755cm" svg:y1="8.03cm" svg:x2="14.759cm" svg:y2="9.441cm">
          <text:p text:style-name="P7"/>
        </draw:line>
        <draw:custom-shape draw:style-name="gr22" draw:text-style-name="P6" draw:layer="layout" svg:width="6.248cm" svg:height="1.09cm" svg:x="18.287cm" svg:y="5.926cm">
          <text:p text:style-name="P1"><text:span text:style-name="T20">Self-regenerate?</text:span></text:p>
          <draw:enhanced-geometry svg:viewBox="0 0 21600 21600" draw:path-stretchpoint-x="10800" draw:path-stretchpoint-y="10800" draw:text-areas="?f3 ?f4 ?f5 ?f6" draw:type="round-rectangle" draw:modifiers="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12.157cm" svg:y1="11.822cm" svg:x2="13.789cm" svg:y2="7.188cm">
          <text:p text:style-name="P7"/>
        </draw:line>
        <draw:line draw:style-name="gr13" draw:text-style-name="P14" draw:layer="layout" svg:x1="14.724cm" svg:y1="5.018cm" svg:x2="14.728cm" svg:y2="6.429cm">
          <text:p text:style-name="P7"/>
        </draw:line>
        <draw:custom-shape draw:style-name="gr22" draw:text-style-name="P6" draw:layer="layout" svg:width="10.553cm" svg:height="1.05cm" svg:x="10.239cm" svg:y="17.565cm">
          <text:p text:style-name="P1"><text:span text:style-name="T38">A2=c(</text:span><text:span text:style-name="T39">s</text:span><text:span text:style-name="T40">A</text:span><text:span text:style-name="T38">,c(</text:span><text:span text:style-name="T39">s</text:span><text:span text:style-name="T40">P</text:span><text:span text:style-name="T38">,T))</text:span></text:p>
          <draw:enhanced-geometry svg:viewBox="0 0 21600 21600" draw:path-stretchpoint-x="10800" draw:path-stretchpoint-y="10800" draw:text-areas="?f3 ?f4 ?f5 ?f6" draw:type="round-rectangle" draw:modifiers="9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7.761cm" svg:height="1.354cm" svg:x="14.816cm" svg:y="10.389cm">
          <text:p text:style-name="P1">T (Trusted Compiler)</text:p>
          <draw:enhanced-geometry svg:viewBox="0 0 21600 21600" draw:path-stretchpoint-x="10800" draw:path-stretchpoint-y="10800" draw:text-areas="?f3 ?f4 ?f5 ?f6" draw:type="round-rectangle" draw:modifiers="7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4" draw:layer="layout" svg:x1="14.662cm" svg:y1="16.818cm" svg:x2="14.605cm" svg:y2="17.78cm">
          <text:p text:style-name="P7"/>
        </draw:line>
        <draw:custom-shape draw:style-name="gr36" draw:text-style-name="P44" draw:layer="layout" svg:width="4.075cm" svg:height="1.214cm" svg:x="17.145cm" svg:y="8.255cm">
          <text:p text:style-name="P8"><text:span text:style-name="T41">Compare1</text:span></text:p>
          <draw:enhanced-geometry svg:viewBox="0 0 21600 21600" draw:type="mso-spt202" draw:enhanced-path="M 0 0 L 21600 0 21600 21600 0 21600 0 0 Z N"/>
        </draw:custom-shape>
        <draw:custom-shape draw:style-name="gr36" draw:text-style-name="P44" draw:layer="layout" svg:width="4.075cm" svg:height="1.214cm" svg:x="16.88cm" svg:y="16.51cm">
          <text:p text:style-name="P8"><text:span text:style-name="T41">Compare2</text:span></text:p>
          <draw:enhanced-geometry svg:viewBox="0 0 21600 21600" draw:type="mso-spt202" draw:enhanced-path="M 0 0 L 21600 0 21600 21600 0 21600 0 0 Z N"/>
        </draw:custom-shape>
        <draw:frame draw:style-name="gr14" draw:layer="layout" svg:width="4.659cm" svg:height="2.094cm" svg:x="20.52cm" svg:y="8.667cm">
          <draw:text-box>
            <text:p text:style-name="P7">Compiler A</text:p>
            <text:p text:style-name="P7">(malicious?)</text:p>
          </draw:text-box>
        </draw:frame>
        <draw:line draw:style-name="gr37" draw:text-style-name="P45" draw:layer="layout" svg:x1="17.78cm" svg:y1="9.525cm" svg:x2="20.955cm" svg:y2="9.525cm">
          <text:p text:style-name="P7"/>
        </draw:line>
        <draw:line draw:style-name="gr37" draw:text-style-name="P45" draw:layer="layout" svg:x1="16.51cm" svg:y1="17.78cm" svg:x2="20.955cm" svg:y2="9.525cm">
          <text:p text:style-name="P7"/>
        </draw:line>
        <draw:custom-shape draw:style-name="gr22" draw:text-style-name="P43" draw:layer="layout" svg:width="1.27cm" svg:height="1.27cm" svg:x="11.43cm" svg:y="6.985cm">
          <text:p text:style-name="P32"><text:span text:style-name="T39">s</text:span><text:span text:style-name="T56">P</text:span></text:p>
          <draw:enhanced-geometry svg:viewBox="0 0 21600 21600" draw:path-stretchpoint-x="10800" draw:path-stretchpoint-y="10800" draw:text-areas="?f3 ?f4 ?f5 ?f6" draw:type="round-rectangle" draw:modifiers="10349.6459480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2.88cm" svg:height="9.658cm" svg:x="3.268cm" svg:y="1.935cm" draw:page-number="38" presentation:class="page"/>
          <draw:frame presentation:style-name="pr10" draw:text-style-name="P7" draw:layer="layout" svg:width="14.234cm" svg:height="11.344cm" svg:x="2.589cm" svg:y="12.245cm" presentation:class="notes" presentation:placeholder="true">
            <draw:text-box/>
          </draw:frame>
        </presentation:notes>
      </draw:page>
      <draw:page draw:name="Can DDC be used with hardware?" draw:style-name="dp3" draw:master-page-name="Default" presentation:presentation-page-layout-name="AL2T1">
        <draw:frame presentation:style-name="pr4" draw:text-style-name="P2" draw:layer="layout" svg:width="21.369cm" svg:height="2.321cm" svg:x="2.116cm" svg:y="1.455cm" presentation:class="title" presentation:user-transformed="true">
          <draw:text-box>
            <text:p text:style-name="P8"><text:span text:style-name="T5">Can DDC be used with hardware?</text:span></text:p>
          </draw:text-box>
        </draw:frame>
        <draw:frame presentation:style-name="pr5" draw:text-style-name="P11" draw:layer="layout" svg:width="21.581cm" svg:height="13.773cm" svg:x="1.904cm" svg:y="5.08cm" presentation:class="outline" presentation:user-transformed="true">
          <draw:text-box>
            <text:list text:style-name="L4">
              <text:list-item>
                <text:p text:style-name="P9"><text:span text:style-name="T5">Probably; not as easy for pure hardware</text:span></text:p>
              </text:list-item>
            </text:list>
            <text:list text:style-name="L4">
              <text:list-item>
                <text:p text:style-name="P9"><text:span text:style-name="T5">Requires 2</text:span><text:span text:style-name="T57">nd</text:span><text:span text:style-name="T5"> implementation T</text:span></text:p>
              </text:list-item>
            </text:list>
            <text:list text:style-name="L4">
              <text:list-item>
                <text:list>
                  <text:list-item>
                    <text:p text:style-name="P30"><text:span text:style-name="T58">Alternative hardware compiler, simulated chip</text:span></text:p>
                  </text:list-item>
                </text:list>
              </text:list-item>
            </text:list>
            <text:list text:style-name="L4">
              <text:list-item>
                <text:p text:style-name="P9"><text:span text:style-name="T5">Requires “equality” test</text:span></text:p>
              </text:list-item>
            </text:list>
            <text:list text:style-name="L4">
              <text:list-item>
                <text:list>
                  <text:list-item>
                    <text:p text:style-name="P30"><text:span text:style-name="T58">Scanning electron microscope, focused ion beam</text:span></text:p>
                  </text:list-item>
                </text:list>
              </text:list-item>
            </text:list>
            <text:list text:style-name="L4">
              <text:list-item>
                <text:p text:style-name="P9"><text:span text:style-name="T5">Requires knowing exact correct result</text:span></text:p>
              </text:list-item>
            </text:list>
            <text:list text:style-name="L4">
              <text:list-item>
                <text:list>
                  <text:list-item>
                    <text:p text:style-name="P30"><text:span text:style-name="T58">Often cell libraries provided to engineer are </text:span><text:span text:style-name="T59">not</text:span><text:span text:style-name="T58"> the same as what is used in the chip</text:span></text:p>
                  </text:list-item>
                </text:list>
              </text:list-item>
            </text:list>
            <text:list text:style-name="L4">
              <text:list-item>
                <text:list>
                  <text:list-item>
                    <text:p text:style-name="P30"><text:span text:style-name="T58">Quantum effect error corrections for very high densities considered proprietary by correctors</text:span></text:p>
                  </text:list-item>
                </text:list>
              </text:list-item>
            </text:list>
            <text:list text:style-name="L4">
              <text:list-item>
                <text:p text:style-name="P9"><text:span text:style-name="T5">Only shows the chip-under-test is good</text:span></text:p>
              </text:list-item>
            </text:list>
          </draw:text-box>
        </draw:frame>
        <presentation:notes draw:style-name="dp6">
          <draw:page-thumbnail draw:layer="layout" svg:width="12.88cm" svg:height="9.657cm" svg:x="3.268cm" svg:y="1.936cm" draw:page-number="39"/>
          <draw:frame presentation:style-name="pr27" draw:text-style-name="P2" draw:layer="layout" svg:width="14.234cm" svg:height="11.594cm" svg:x="2.589cm" svg:y="12.245cm" presentation:class="notes" presentation:user-transformed="true">
            <draw:text-box>
              <text:p text:style-name="P46"><text:span text:style-name="T5">Verilog or VHDL is compiled into GDS2 (also called GDSC2). <text:s/>That’s encrypted and sent to foundary.</text:span></text:p>
              <text:p text:style-name="P46"><text:span text:style-name="T5">Foundary then goes through many steps to create chip, each step opportunity for mischief.</text:span></text:p>
              <text:p text:style-name="P46"><text:span text:style-name="T5"/></text:p>
            </draw:text-box>
          </draw:frame>
        </presentation:notes>
      </draw:page>
      <draw:page draw:name="Threat: Trusting trust attack" draw:style-name="dp4" draw:master-page-name="Default" presentation:presentation-page-layout-name="AL2T1">
        <draw:frame presentation:style-name="pr7" draw:text-style-name="P2" draw:layer="layout" svg:width="21.374cm" svg:height="1.267cm" svg:x="2.117cm" svg:y="1.982cm" presentation:class="title" presentation:user-transformed="true">
          <draw:text-box>
            <text:p text:style-name="P19">Threat: Trusting trust attack</text:p>
          </draw:text-box>
        </draw:frame>
        <draw:frame presentation:style-name="pr28" draw:text-style-name="P11" draw:layer="layout" svg:width="21.586cm" svg:height="13.12cm" svg:x="1.905cm" svg:y="5.079cm" presentation:class="outline" presentation:user-transformed="true">
          <draw:text-box>
            <text:list text:style-name="L4">
              <text:list-item>
                <text:p text:style-name="P29"><text:span text:style-name="T43">First publicly noted by Karger &amp; Schell, 1974</text:span></text:p>
              </text:list-item>
            </text:list>
            <text:list text:style-name="L4">
              <text:list-item>
                <text:p text:style-name="P9"><text:span text:style-name="T43">Publicized by Ken Thompson, 1984</text:span></text:p>
              </text:list-item>
            </text:list>
            <text:list text:style-name="L4">
              <text:list-item>
                <text:list>
                  <text:list-item>
                    <text:p text:style-name="P30"><text:span text:style-name="T43">Back door in “login” source code would be obvious</text:span></text:p>
                  </text:list-item>
                </text:list>
              </text:list-item>
            </text:list>
            <text:list text:style-name="L4">
              <text:list-item>
                <text:list>
                  <text:list-item>
                    <text:p text:style-name="P30"><text:span text:style-name="T43">Could insert back door in compiler source; login's source is clean, compiler source code is not</text:span></text:p>
                  </text:list-item>
                </text:list>
              </text:list-item>
            </text:list>
            <text:list text:style-name="L4">
              <text:list-item>
                <text:list>
                  <text:list-item>
                    <text:p text:style-name="P30"><text:span text:style-name="T43">Modify compiler to also detect itself, and insert those attacks into compilers' binary code</text:span></text:p>
                  </text:list-item>
                </text:list>
              </text:list-item>
            </text:list>
            <text:list text:style-name="L4">
              <text:list-item>
                <text:list>
                  <text:list-item>
                    <text:p text:style-name="P30"><text:span text:style-name="T43">Source code for login and compiler pristine, yet attack perpetuates even when compiler modified</text:span></text:p>
                  </text:list-item>
                </text:list>
              </text:list-item>
            </text:list>
            <text:list text:style-name="L4">
              <text:list-item>
                <text:list>
                  <text:list-item>
                    <text:p text:style-name="P30"><text:span text:style-name="T43">Can subvert analysis tools too (e.g., disassembler)</text:span></text:p>
                  </text:list-item>
                </text:list>
              </text:list-item>
            </text:list>
            <text:list text:style-name="L4">
              <text:list-item>
                <text:list>
                  <text:list-item>
                    <text:p text:style-name="P30"><text:span text:style-name="T43">Thompson performed experiment - never detected</text:span></text:p>
                  </text:list-item>
                </text:list>
              </text:list-item>
            </text:list>
            <text:list text:style-name="L4">
              <text:list-item>
                <text:p text:style-name="P47"><text:span text:style-name="T60">Fundamental security problem</text:span></text:p>
              </text:list-item>
            </text:list>
          </draw:text-box>
        </draw:frame>
        <presentation:notes draw:style-name="dp6">
          <draw:page-thumbnail draw:layer="layout" svg:width="12.885cm" svg:height="9.662cm" svg:x="3.268cm" svg:y="1.936cm" draw:page-number="40"/>
          <draw:frame presentation:style-name="pr29" draw:text-style-name="P7" draw:layer="layout" svg:width="14.234cm" svg:height="11.595cm" svg:x="2.589cm" svg:y="12.24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3" draw:display-name="Dash 3" draw:style="rect" draw:dots1="1" draw:dots1-length="0.026cm" draw:distance="0.026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Fine_20_Dashed_20__28_var_29_"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7%"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7%"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43cm"/>
            <style:text-properties fo:font-family="Arial" style:font-family-generic="swiss" style:font-pitch="variable" fo:color="#000000" fo:font-size="100%"/>
          </text:list-level-style-bullet>
          <text:list-level-style-bullet text:level="2" text:bullet-char="–">
            <style:list-level-properties text:space-before="1.27cm" text:min-label-width="0.78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3cm" fo:margin-right="0cm" fo:margin-top="0.246cm" fo:margin-bottom="0cm" fo:line-height="100%" fo:text-align="start" text:enable-numbering="true" fo:text-indent="0cm" style:punctuation-wrap="simple" style:line-break="normal">
        <style:tab-stops>
          <style:tab-stop style:position="0.326cm"/>
          <style:tab-stop style:position="1.596cm"/>
          <style:tab-stop style:position="2.866cm"/>
          <style:tab-stop style:position="4.136cm"/>
          <style:tab-stop style:position="5.406cm"/>
          <style:tab-stop style:position="6.676cm"/>
          <style:tab-stop style:position="7.946cm"/>
          <style:tab-stop style:position="9.216cm"/>
          <style:tab-stop style:position="10.486cm"/>
          <style:tab-stop style:position="11.756cm"/>
          <style:tab-stop style:position="13.026cm"/>
          <style:tab-stop style:position="14.296cm"/>
          <style:tab-stop style:position="15.566cm"/>
          <style:tab-stop style:position="16.836cm"/>
          <style:tab-stop style:position="18.106cm"/>
          <style:tab-stop style:position="19.376cm"/>
          <style:tab-stop style:position="20.646cm"/>
          <style:tab-stop style:position="21.916cm"/>
          <style:tab-stop style:position="23.186cm"/>
          <style:tab-stop style:position="24.456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54cm" fo:margin-right="0cm" fo:margin-top="0.211cm" fo:margin-bottom="0cm" fo:line-height="100%" fo:text-align="start" text:enable-numbering="true" fo:text-indent="0cm" style:punctuation-wrap="simple" style:line-break="normal">
        <style:tab-stops>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4.61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bold"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Default-outline3" style:family="presentation" style:parent-style-name="Default-outline2">
      <style:paragraph-properties fo:margin-left="3.17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bold" style:font-family-asian="'Arial Unicode MS'" style:font-family-generic-asian="swiss" style:font-pitch-asian="variable" style:font-size-asian="22pt" style:font-family-complex="'Arial Unicode MS'" style:font-family-generic-complex="swiss" style:font-pitch-complex="variable" style:font-size-complex="22pt" style:font-relief="none"/>
    </style:style>
    <style:style style:name="Default-outline4" style:family="presentation" style:parent-style-name="Default-outline3">
      <style:paragraph-properties fo:margin-left="4.44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bold"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Default-outline5" style:family="presentation" style:parent-style-name="Default-outline4">
      <style:paragraph-properties fo:margin-left="5.71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family-complex="'Arial Unicode MS'" style:font-family-generic-complex="swiss" style:font-pitch-complex="variable" style:font-size-complex="32pt" style:font-relief="none"/>
    </style:style>
    <style:style style:name="Default-outline6" style:family="presentation" style:parent-style-name="Default-outline5">
      <style:paragraph-properties fo:margin-left="5.71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family-complex="'Arial Unicode MS'" style:font-family-generic-complex="swiss" style:font-pitch-complex="variable" style:font-size-complex="32pt" style:font-relief="none"/>
    </style:style>
    <style:style style:name="Default-outline7" style:family="presentation" style:parent-style-name="Default-outline6">
      <style:paragraph-properties fo:margin-left="5.71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family-complex="'Arial Unicode MS'" style:font-family-generic-complex="swiss" style:font-pitch-complex="variable" style:font-size-complex="32pt" style:font-relief="none"/>
    </style:style>
    <style:style style:name="Default-outline8" style:family="presentation" style:parent-style-name="Default-outline7">
      <style:paragraph-properties fo:margin-left="5.71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family-complex="'Arial Unicode MS'" style:font-family-generic-complex="swiss" style:font-pitch-complex="variable" style:font-size-complex="32pt" style:font-relief="none"/>
    </style:style>
    <style:style style:name="Default-outline9" style:family="presentation" style:parent-style-name="Default-outline8">
      <style:paragraph-properties fo:margin-left="5.715cm" fo:margin-right="0cm" fo:margin-top="0.282cm" fo:margin-bottom="0cm" fo:line-height="100%"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family-complex="'Arial Unicode MS'" style:font-family-generic-complex="swiss" style:font-pitch-complex="variable" style:font-size-complex="32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standard">
      <style:graphic-properties draw:stroke="solid" svg:stroke-width="0.176cm" svg:stroke-color="#ff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no-wrap" draw:shadow="hidden"/>
    </style:style>
    <style:style style:name="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text-align="center" style:writing-mode="lr-tb"/>
      <style:text-properties fo:font-size="24pt"/>
    </style:style>
    <style:style style:name="P6" style:family="paragraph">
      <style:paragraph-properties style:writing-mode="lr-tb"/>
    </style:style>
    <style:style style:name="P7" style:family="paragraph">
      <style:paragraph-properties fo:margin-left="0cm" fo:margin-right="0cm" fo:margin-top="0.308cm" fo:margin-bottom="0cm" fo:line-height="70%" fo:text-align="end" text:enable-numbering="false" fo:text-indent="0cm" style:punctuation-wrap="simple" style:line-break="normal"/>
    </style:style>
    <style:style style:name="P8" style:family="paragraph">
      <style:paragraph-properties fo:text-align="center"/>
    </style:style>
    <style:style style:name="T1" style:family="text">
      <style:text-properties fo:font-size="14pt" style:font-size-asian="14pt" style:font-size-complex="14pt"/>
    </style:style>
    <style:style style:name="T2" style:family="text">
      <style:text-properties fo:font-family="'Century Schoolbook'" style:font-family-generic="roman" style:font-pitch="variable"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705cm" svg:height="5.029cm" svg:x="2.584cm" svg:y="3.911cm" draw:page-number="1"/>
      <draw:page-thumbnail draw:layer="backgroundobjects" svg:width="6.705cm" svg:height="5.029cm" svg:x="12.299cm" svg:y="3.911cm"/>
      <draw:page-thumbnail draw:layer="backgroundobjects" svg:width="6.705cm" svg:height="5.029cm" svg:x="2.584cm" svg:y="11.455cm"/>
      <draw:page-thumbnail draw:layer="backgroundobjects" svg:width="6.705cm" svg:height="5.029cm" svg:x="12.299cm" svg:y="11.455cm"/>
      <draw:page-thumbnail draw:layer="backgroundobjects" svg:width="6.705cm" svg:height="5.029cm" svg:x="2.584cm" svg:y="18.999cm"/>
      <draw:page-thumbnail draw:layer="backgroundobjects" svg:width="6.705cm" svg:height="5.029cm" svg:x="12.299cm" svg:y="18.999cm"/>
      <draw:frame draw:style-name="gr1" draw:text-style-name="P2" draw:layer="backgroundobjects" svg:width="9.369cm" svg:height="1.396cm" svg:x="0cm" svg:y="0cm">
        <draw:text-box>
          <text:p text:style-name="P1"><text:span text:style-name="T1"><presentation:header/></text:span></text:p>
        </draw:text-box>
      </draw:frame>
      <draw:frame draw:style-name="gr1" draw:text-style-name="P4" draw:layer="backgroundobjects" svg:width="9.369cm" svg:height="1.396cm" svg:x="12.22cm" svg:y="0cm">
        <draw:text-box>
          <text:p text:style-name="P3"><text:span text:style-name="T1"><presentation:date-time/></text:span></text:p>
        </draw:text-box>
      </draw:frame>
      <draw:frame draw:style-name="gr2" draw:text-style-name="P2" draw:layer="backgroundobjects" svg:width="9.369cm" svg:height="1.396cm" svg:x="0cm" svg:y="26.543cm">
        <draw:text-box>
          <text:p text:style-name="P1"><text:span text:style-name="T1"><presentation:footer/></text:span></text:p>
        </draw:text-box>
      </draw:frame>
      <draw:frame draw:style-name="gr2" draw:text-style-name="P4" draw:layer="backgroundobjects" svg:width="9.369cm" svg:height="1.396cm" svg:x="12.22cm" svg:y="26.543cm">
        <draw:text-box>
          <text:p text:style-name="P3"><text:span text:style-name="T1"><text:page-number>&lt;number&gt;</text:page-number></text:span></text:p>
        </draw:text-box>
      </draw:frame>
    </style:handout-master>
    <style:master-page style:name="Default" style:page-layout-name="PM1" draw:style-name="dp1">
      <draw:frame presentation:style-name="Default-title" draw:layer="backgroundobjects" svg:width="21.369cm" svg:height="2.321cm" svg:x="2.116cm" svg:y="1.455cm" presentation:class="title" presentation:placeholder="true">
        <draw:text-box/>
      </draw:frame>
      <draw:frame presentation:style-name="Default-outline1" draw:layer="backgroundobjects" svg:width="21.581cm" svg:height="13.773cm" svg:x="1.904cm" svg:y="5.08cm" presentation:class="outline" presentation:placeholder="true">
        <draw:text-box/>
      </draw:frame>
      <draw:line draw:style-name="gr3" draw:text-style-name="P5" draw:layer="backgroundobjects" svg:x1="1.905cm" svg:y1="4.07cm" svg:x2="23.495cm" svg:y2="4.075cm">
        <text:p text:style-name="P1"/>
      </draw:line>
      <draw:custom-shape draw:style-name="gr4" draw:text-style-name="P6" draw:layer="backgroundobjects" svg:width="8.043cm" svg:height="0.846cm" svg:x="15.452cm" svg:y="17.357cm">
        <text:p text:style-name="P1"/>
        <draw:enhanced-geometry svg:viewBox="0 0 21600 21600" draw:path-stretchpoint-x="10800" draw:path-stretchpoint-y="10800" draw:text-areas="?f3 ?f4 ?f5 ?f6" draw:type="round-rectangle" draw:modifiers="1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backgroundobjects" svg:width="4.233cm" svg:height="0.841cm" svg:x="19.262cm" svg:y="17.357cm">
        <text:p text:style-name="P7"><text:span text:style-name="T2"><text:page-number>&lt;number&gt;</text:page-number></text:span></text:p>
        <draw:enhanced-geometry svg:viewBox="0 0 21600 21600" draw:type="mso-spt202" draw:enhanced-path="M 0 0 L 21600 0 21600 21600 0 21600 0 0 Z N"/>
      </draw:custom-shape>
      <presentation:notes style:page-layout-name="PM0">
        <draw:rect draw:style-name="gr6" draw:text-style-name="P8" draw:layer="backgroundobjects" svg:width="21.59cm" svg:height="27.94cm" svg:x="0cm" svg:y="0cm">
          <text:p text:style-name="P1"/>
        </draw:rect>
        <draw:custom-shape draw:style-name="gr7" draw:text-style-name="P6" draw:layer="backgroundobjects" svg:width="21.59cm" svg:height="27.94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backgroundobjects" svg:width="19.42cm" svg:height="25.779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2.88cm" svg:height="9.658cm" svg:x="3.268cm" svg:y="1.935cm" presentation:class="page"/>
        <draw:frame presentation:style-name="Default-notes" draw:layer="backgroundobjects" svg:width="14.234cm" svg:height="11.594cm" svg:x="2.589cm" svg:y="12.24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dc:title>Countering Trusting Trust through Diverse Double-Compiling</dc:title>
    <meta:creation-date>2005-12-02T13:36:02</meta:creation-date>
    <dc:creator>David A. Wheeler</dc:creator>
    <dc:date>2007-11-02T11:30:08</dc:date>
    <meta:print-date>2005-12-02T13:36:02</meta:print-date>
    <dc:language>en-US</dc:language>
    <meta:editing-cycles>83</meta:editing-cycles>
    <meta:editing-duration>PT15H32M16S</meta:editing-duration>
    <meta:user-defined meta:name="Info 1"/>
    <meta:user-defined meta:name="Info 2"/>
    <meta:user-defined meta:name="Info 3"/>
    <meta:user-defined meta:name="Info 4"/>
    <meta:document-statistic meta:object-count="371"/>
  </office:meta>
</office:document-meta>
</file>